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style:text-align-source="fix" style:repeat-content="false" fo:border="none"/>
      <style:paragraph-properties fo:text-align="center"/>
      <style:text-properties style:use-window-font-color="true" style:text-outline="false" style:text-line-through-style="none" style:text-line-through-type="none" style:font-name="Liberation Serif" fo:font-size="10pt" fo:language="pt" fo:country="B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none"/>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none"/>
      <style:text-properties style:use-window-font-color="true" style:text-outline="false" style:text-line-through-style="none" style:text-line-through-type="none" style:font-name="Liberation Serif" fo:font-size="10pt" fo:language="pt" fo:country="B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none"/>
      <style:text-properties style:use-window-font-color="true" style:text-outline="false" style:text-line-through-style="none" style:text-line-through-type="none" style:font-name="Liberation Serif" fo:font-size="10pt" fo:language="pt" fo:country="BR" fo:font-style="italic"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pt" fo:country="B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pt" fo:country="BR" fo:font-style="italic"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0"/>
        <table:table-column table:style-name="co1" table:number-columns-repeated="6" table:default-cell-style-name="Default"/>
        <table:table-row table:style-name="ro1">
          <table:table-cell table:style-name="ce9" office:value-type="string" calcext:value-type="string">
            <table:cell-range-source table:name="HTML_1" xlink:type="simple" xlink:href="https://en.wikipedia.org/wiki/Template:COVID-19_pandemic_data" table:filter-name="calc_HTML_WebQuery" table:filter-options="0 1" table:last-column-spanned="7" table:last-row-spanned="526"/>
            <text:p>Location<text:a xlink:href="#cite_note-1" xlink:type="simple">[a]</text:a> </text:p>
          </table:table-cell>
          <table:table-cell/>
          <table:table-cell table:style-name="ce14" office:value-type="string" calcext:value-type="string">
            <text:p>Cases<text:a xlink:href="#cite_note-ccc-3" xlink:type="simple">[b]</text:a> </text:p>
          </table:table-cell>
          <table:table-cell table:style-name="ce14" office:value-type="string" calcext:value-type="string">
            <text:p>Deaths<text:a xlink:href="#cite_note-4" xlink:type="simple">[c]</text:a> </text:p>
          </table:table-cell>
          <table:table-cell table:style-name="ce14" office:value-type="string" calcext:value-type="string">
            <text:p>Recov.<text:a xlink:href="#cite_note-5" xlink:type="simple">[d]</text:a> </text:p>
          </table:table-cell>
          <table:table-cell table:style-name="ce14" office:value-type="string" calcext:value-type="string">
            <text:p>Ref.</text:p>
          </table:table-cell>
          <table:table-cell table:style-name="ce16" office:value-type="string" calcext:value-type="string">
            <text:p/>
          </table:table-cell>
        </table:table-row>
        <table:table-row table:style-name="ro1">
          <table:table-cell/>
          <table:table-cell table:style-name="ce14" office:value-type="string" calcext:value-type="string">
            <text:p>World<text:a xlink:href="#cite_note-6" xlink:type="simple">[e]</text:a> </text:p>
          </table:table-cell>
          <table:table-cell table:style-name="ce14" office:value-type="string" calcext:value-type="string">
            <text:p>72,847,422</text:p>
          </table:table-cell>
          <table:table-cell table:style-name="ce14" office:value-type="string" calcext:value-type="string">
            <text:p>1,621,150</text:p>
          </table:table-cell>
          <table:table-cell table:style-name="ce14" office:value-type="string" calcext:value-type="string">
            <text:p>41,257,161</text:p>
          </table:table-cell>
          <table:table-cell table:style-name="ce14" office:value-type="string" calcext:value-type="string">
            <text:p><text:a xlink:href="#cite_note-JHU_ticker-7" xlink:type="simple">[2]</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the_United_States" xlink:type="simple">United States</text:a><text:a xlink:href="#cite_note-14" xlink:type="simple">[f]</text:a> </text:p>
          </table:table-cell>
          <table:table-cell table:style-name="ce16" office:value-type="string" calcext:value-type="string">
            <text:p>16,532,754</text:p>
          </table:table-cell>
          <table:table-cell table:style-name="ce16" office:value-type="float" office:value="303.482" calcext:value-type="float">
            <text:p>303,482</text:p>
          </table:table-cell>
          <table:table-cell table:style-name="ce16" office:value-type="string" calcext:value-type="string">
            <text:p>7,484,733</text:p>
          </table:table-cell>
          <table:table-cell table:style-name="ce16" office:value-type="string" calcext:value-type="string">
            <text:p><text:a xlink:href="#cite_note-:1p3a-15" xlink:type="simple">[9]</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India" xlink:type="simple">India</text:a> </text:p>
          </table:table-cell>
          <table:table-cell table:style-name="ce16" office:value-type="string" calcext:value-type="string">
            <text:p>9,884,100</text:p>
          </table:table-cell>
          <table:table-cell table:style-name="ce16" office:value-type="float" office:value="143.355" calcext:value-type="float">
            <text:p>143,355</text:p>
          </table:table-cell>
          <table:table-cell table:style-name="ce16" office:value-type="string" calcext:value-type="string">
            <text:p>9,388,159</text:p>
          </table:table-cell>
          <table:table-cell table:style-name="ce16" office:value-type="string" calcext:value-type="string">
            <text:p><text:a xlink:href="#cite_note-16" xlink:type="simple">[10]</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Brazil" xlink:type="simple">Brazil</text:a> </text:p>
          </table:table-cell>
          <table:table-cell table:style-name="ce16" office:value-type="string" calcext:value-type="string">
            <text:p>6,929,409</text:p>
          </table:table-cell>
          <table:table-cell table:style-name="ce16" office:value-type="float" office:value="181.945" calcext:value-type="float">
            <text:p>181,945</text:p>
          </table:table-cell>
          <table:table-cell table:style-name="ce16" office:value-type="string" calcext:value-type="string">
            <text:p>6,016,085</text:p>
          </table:table-cell>
          <table:table-cell table:style-name="ce16" office:value-type="string" calcext:value-type="string">
            <text:p><text:a xlink:href="#cite_note-17" xlink:type="simple">[11]</text:a><text:a xlink:href="#cite_note-18" xlink:type="simple">[12]</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Russia" xlink:type="simple">Russia</text:a><text:a xlink:href="#cite_note-19" xlink:type="simple">[g]</text:a> </text:p>
          </table:table-cell>
          <table:table-cell table:style-name="ce16" office:value-type="string" calcext:value-type="string">
            <text:p>2,707,945</text:p>
          </table:table-cell>
          <table:table-cell table:style-name="ce16" office:value-type="float" office:value="47.968" calcext:value-type="float">
            <text:p>47,968</text:p>
          </table:table-cell>
          <table:table-cell table:style-name="ce16" office:value-type="string" calcext:value-type="string">
            <text:p>2,149,610</text:p>
          </table:table-cell>
          <table:table-cell table:style-name="ce16" office:value-type="string" calcext:value-type="string">
            <text:p><text:a xlink:href="#cite_note-20" xlink:type="simple">[13]</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France" xlink:type="simple">France</text:a><text:a xlink:href="#cite_note-22" xlink:type="simple">[h]</text:a> </text:p>
          </table:table-cell>
          <table:table-cell table:style-name="ce16" office:value-type="string" calcext:value-type="string">
            <text:p>2,379,915</text:p>
          </table:table-cell>
          <table:table-cell table:style-name="ce16" office:value-type="float" office:value="58.282" calcext:value-type="float">
            <text:p>58,282</text:p>
          </table:table-cell>
          <table:table-cell table:style-name="ce16" office:value-type="float" office:value="177.647" calcext:value-type="float">
            <text:p>177,647</text:p>
          </table:table-cell>
          <table:table-cell table:style-name="ce16" office:value-type="string" calcext:value-type="string">
            <text:p><text:a xlink:href="#cite_note-gov-fr-21" xlink:type="simple">[14]</text:a><text:a xlink:href="#cite_note-SPF-23" xlink:type="simple">[15]</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the_United_Kingdom" xlink:type="simple">United Kingdom</text:a><text:a xlink:href="#cite_note-25" xlink:type="simple">[i]</text:a> </text:p>
          </table:table-cell>
          <table:table-cell table:style-name="ce16" office:value-type="string" calcext:value-type="string">
            <text:p>1,869,666</text:p>
          </table:table-cell>
          <table:table-cell table:style-name="ce16" office:value-type="float" office:value="64.402" calcext:value-type="float">
            <text:p>64,402</text:p>
          </table:table-cell>
          <table:table-cell table:style-name="ce16" office:value-type="string" calcext:value-type="string">
            <text:p>No data</text:p>
          </table:table-cell>
          <table:table-cell table:style-name="ce16" office:value-type="string" calcext:value-type="string">
            <text:p><text:a xlink:href="#cite_note-26" xlink:type="simple">[17]</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Turkey" xlink:type="simple">Turkey</text:a><text:a xlink:href="#cite_note-30" xlink:type="simple">[j]</text:a> </text:p>
          </table:table-cell>
          <table:table-cell table:style-name="ce16" office:value-type="string" calcext:value-type="string">
            <text:p>1,866,345</text:p>
          </table:table-cell>
          <table:table-cell table:style-name="ce16" office:value-type="float" office:value="16.646" calcext:value-type="float">
            <text:p>16,646</text:p>
          </table:table-cell>
          <table:table-cell table:style-name="ce16" office:value-type="string" calcext:value-type="string">
            <text:p>1,631,944</text:p>
          </table:table-cell>
          <table:table-cell table:style-name="ce16" office:value-type="string" calcext:value-type="string">
            <text:p><text:a xlink:href="#cite_note-31" xlink:type="simple">[21]</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Italy" xlink:type="simple">Italy</text:a> </text:p>
          </table:table-cell>
          <table:table-cell table:style-name="ce16" office:value-type="string" calcext:value-type="string">
            <text:p>1,855,737</text:p>
          </table:table-cell>
          <table:table-cell table:style-name="ce16" office:value-type="float" office:value="65.011" calcext:value-type="float">
            <text:p>65,011</text:p>
          </table:table-cell>
          <table:table-cell table:style-name="ce16" office:value-type="string" calcext:value-type="string">
            <text:p>1,115,617</text:p>
          </table:table-cell>
          <table:table-cell table:style-name="ce16" office:value-type="string" calcext:value-type="string">
            <text:p><text:a xlink:href="#cite_note-32" xlink:type="simple">[22]</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Spain" xlink:type="simple">Spain</text:a><text:a xlink:href="#cite_note-33" xlink:type="simple">[k]</text:a> </text:p>
          </table:table-cell>
          <table:table-cell table:style-name="ce16" office:value-type="string" calcext:value-type="string">
            <text:p>1,751,884</text:p>
          </table:table-cell>
          <table:table-cell table:style-name="ce16" office:value-type="float" office:value="48.013" calcext:value-type="float">
            <text:p>48,013</text:p>
          </table:table-cell>
          <table:table-cell table:style-name="ce16" office:value-type="string" calcext:value-type="string">
            <text:p>No data</text:p>
          </table:table-cell>
          <table:table-cell table:style-name="ce16" office:value-type="string" calcext:value-type="string">
            <text:p><text:a xlink:href="#cite_note-es-rtve-34" xlink:type="simple">[23]</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Argentina" xlink:type="simple">Argentina</text:a><text:a xlink:href="#cite_note-36" xlink:type="simple">[l]</text:a> </text:p>
          </table:table-cell>
          <table:table-cell table:style-name="ce16" office:value-type="string" calcext:value-type="string">
            <text:p>1,503,205</text:p>
          </table:table-cell>
          <table:table-cell table:style-name="ce16" office:value-type="float" office:value="41.041" calcext:value-type="float">
            <text:p>41,041</text:p>
          </table:table-cell>
          <table:table-cell table:style-name="ce16" office:value-type="string" calcext:value-type="string">
            <text:p>1,340,105</text:p>
          </table:table-cell>
          <table:table-cell table:style-name="ce16" office:value-type="string" calcext:value-type="string">
            <text:p><text:a xlink:href="#cite_note-37" xlink:type="simple">[25]</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Colombia" xlink:type="simple">Colombia</text:a> </text:p>
          </table:table-cell>
          <table:table-cell table:style-name="ce16" office:value-type="string" calcext:value-type="string">
            <text:p>1,434,516</text:p>
          </table:table-cell>
          <table:table-cell table:style-name="ce16" office:value-type="float" office:value="39.195" calcext:value-type="float">
            <text:p>39,195</text:p>
          </table:table-cell>
          <table:table-cell table:style-name="ce16" office:value-type="string" calcext:value-type="string">
            <text:p>1,321,469</text:p>
          </table:table-cell>
          <table:table-cell table:style-name="ce16" office:value-type="string" calcext:value-type="string">
            <text:p><text:a xlink:href="#cite_note-38" xlink:type="simple">[26]</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Germany" xlink:type="simple">Germany</text:a><text:a xlink:href="#cite_note-41" xlink:type="simple">[m]</text:a> </text:p>
          </table:table-cell>
          <table:table-cell table:style-name="ce16" office:value-type="string" calcext:value-type="string">
            <text:p>1,352,876</text:p>
          </table:table-cell>
          <table:table-cell table:style-name="ce16" office:value-type="float" office:value="22.736" calcext:value-type="float">
            <text:p>22,736</text:p>
          </table:table-cell>
          <table:table-cell table:style-name="ce16" office:value-type="float" office:value="984.13" calcext:value-type="float">
            <text:p>984,13</text:p>
          </table:table-cell>
          <table:table-cell table:style-name="ce16" office:value-type="string" calcext:value-type="string">
            <text:p><text:a xlink:href="#cite_note-tagesspiegel-40" xlink:type="simple">[28]</text:a><text:a xlink:href="#cite_note-zeit-39" xlink:type="simple">[27]</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Mexico" xlink:type="simple">Mexico</text:a> </text:p>
          </table:table-cell>
          <table:table-cell table:style-name="ce16" office:value-type="string" calcext:value-type="string">
            <text:p>1,255,974</text:p>
          </table:table-cell>
          <table:table-cell table:style-name="ce16" office:value-type="float" office:value="114.298" calcext:value-type="float">
            <text:p>114,298</text:p>
          </table:table-cell>
          <table:table-cell table:style-name="ce16" office:value-type="float" office:value="927.754" calcext:value-type="float">
            <text:p>927,754</text:p>
          </table:table-cell>
          <table:table-cell table:style-name="ce16" office:value-type="string" calcext:value-type="string">
            <text:p><text:a xlink:href="#cite_note-42" xlink:type="simple">[29]</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Poland" xlink:type="simple">Poland</text:a> </text:p>
          </table:table-cell>
          <table:table-cell table:style-name="ce16" office:value-type="string" calcext:value-type="string">
            <text:p>1,147,446</text:p>
          </table:table-cell>
          <table:table-cell table:style-name="ce16" office:value-type="float" office:value="23.309" calcext:value-type="float">
            <text:p>23,309</text:p>
          </table:table-cell>
          <table:table-cell table:style-name="ce16" office:value-type="float" office:value="879.748" calcext:value-type="float">
            <text:p>879,748</text:p>
          </table:table-cell>
          <table:table-cell table:style-name="ce16" office:value-type="string" calcext:value-type="string">
            <text:p><text:a xlink:href="#cite_note-43" xlink:type="simple">[30]</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Iran" xlink:type="simple">Iran</text:a> </text:p>
          </table:table-cell>
          <table:table-cell table:style-name="ce16" office:value-type="string" calcext:value-type="string">
            <text:p>1,115,170</text:p>
          </table:table-cell>
          <table:table-cell table:style-name="ce16" office:value-type="float" office:value="52.447" calcext:value-type="float">
            <text:p>52,447</text:p>
          </table:table-cell>
          <table:table-cell table:style-name="ce16" office:value-type="float" office:value="823.231" calcext:value-type="float">
            <text:p>823,231</text:p>
          </table:table-cell>
          <table:table-cell table:style-name="ce16" office:value-type="string" calcext:value-type="string">
            <text:p><text:a xlink:href="#cite_note-44" xlink:type="simple">[31]</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Peru" xlink:type="simple">Peru</text:a> </text:p>
          </table:table-cell>
          <table:table-cell table:style-name="ce16" office:value-type="float" office:value="986.13" calcext:value-type="float">
            <text:p>986,13</text:p>
          </table:table-cell>
          <table:table-cell table:style-name="ce16" office:value-type="float" office:value="36.754" calcext:value-type="float">
            <text:p>36,754</text:p>
          </table:table-cell>
          <table:table-cell table:style-name="ce16" office:value-type="float" office:value="920.306" calcext:value-type="float">
            <text:p>920,306</text:p>
          </table:table-cell>
          <table:table-cell table:style-name="ce16" office:value-type="string" calcext:value-type="string">
            <text:p><text:a xlink:href="#cite_note-45" xlink:type="simple">[32]</text:a><text:a xlink:href="#cite_note-46" xlink:type="simple">[33]</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Ukraine" xlink:type="simple">Ukraine</text:a><text:a xlink:href="#cite_note-47" xlink:type="simple">[n]</text:a> </text:p>
          </table:table-cell>
          <table:table-cell table:style-name="ce16" office:value-type="float" office:value="909.082" calcext:value-type="float">
            <text:p>909,082</text:p>
          </table:table-cell>
          <table:table-cell table:style-name="ce16" office:value-type="float" office:value="15.48" calcext:value-type="float">
            <text:p>15,48</text:p>
          </table:table-cell>
          <table:table-cell table:style-name="ce16" office:value-type="float" office:value="522.868" calcext:value-type="float">
            <text:p>522,868</text:p>
          </table:table-cell>
          <table:table-cell table:style-name="ce16" office:value-type="string" calcext:value-type="string">
            <text:p><text:a xlink:href="#cite_note-48" xlink:type="simple">[34]</text:a><text:a xlink:href="#cite_note-49" xlink:type="simple">[35]</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South_Africa" xlink:type="simple">South Africa</text:a> </text:p>
          </table:table-cell>
          <table:table-cell table:style-name="ce16" office:value-type="float" office:value="866.127" calcext:value-type="float">
            <text:p>866,127</text:p>
          </table:table-cell>
          <table:table-cell table:style-name="ce16" office:value-type="float" office:value="23.451" calcext:value-type="float">
            <text:p>23,451</text:p>
          </table:table-cell>
          <table:table-cell table:style-name="ce16" office:value-type="float" office:value="762.746" calcext:value-type="float">
            <text:p>762,746</text:p>
          </table:table-cell>
          <table:table-cell table:style-name="ce16" office:value-type="string" calcext:value-type="string">
            <text:p><text:a xlink:href="#cite_note-50" xlink:type="simple">[36]</text:a><text:a xlink:href="#cite_note-51" xlink:type="simple">[37]</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Indonesia" xlink:type="simple">Indonesia</text:a> </text:p>
          </table:table-cell>
          <table:table-cell table:style-name="ce16" office:value-type="float" office:value="629.429" calcext:value-type="float">
            <text:p>629,429</text:p>
          </table:table-cell>
          <table:table-cell table:style-name="ce16" office:value-type="float" office:value="19.111" calcext:value-type="float">
            <text:p>19,111</text:p>
          </table:table-cell>
          <table:table-cell table:style-name="ce16" office:value-type="float" office:value="516.656" calcext:value-type="float">
            <text:p>516,656</text:p>
          </table:table-cell>
          <table:table-cell table:style-name="ce16" office:value-type="string" calcext:value-type="string">
            <text:p><text:a xlink:href="#cite_note-wikidata-0b2bf76ed0bd9a50e8d7be68c60843bf335b8236-v3-52" xlink:type="simple">[38]</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the_Netherlands" xlink:type="simple">Netherlands</text:a><text:a xlink:href="#cite_note-54" xlink:type="simple">[o]</text:a> </text:p>
          </table:table-cell>
          <table:table-cell table:style-name="ce16" office:value-type="float" office:value="621.944" calcext:value-type="float">
            <text:p>621,944</text:p>
          </table:table-cell>
          <table:table-cell table:style-name="ce16" office:value-type="float" office:value="10.082" calcext:value-type="float">
            <text:p>10,082</text:p>
          </table:table-cell>
          <table:table-cell table:style-name="ce16" office:value-type="string" calcext:value-type="string">
            <text:p>No data</text:p>
          </table:table-cell>
          <table:table-cell table:style-name="ce16" office:value-type="string" calcext:value-type="string">
            <text:p><text:a xlink:href="#cite_note-actueel-55" xlink:type="simple">[40]</text:a><text:a xlink:href="#cite_note-56" xlink:type="simple">[41]</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Belgium" xlink:type="simple">Belgium</text:a><text:a xlink:href="#cite_note-58" xlink:type="simple">[p]</text:a> </text:p>
          </table:table-cell>
          <table:table-cell table:style-name="ce16" office:value-type="float" office:value="609.211" calcext:value-type="float">
            <text:p>609,211</text:p>
          </table:table-cell>
          <table:table-cell table:style-name="ce16" office:value-type="float" office:value="18.054" calcext:value-type="float">
            <text:p>18,054</text:p>
          </table:table-cell>
          <table:table-cell table:style-name="ce16" office:value-type="string" calcext:value-type="string">
            <text:p>No data</text:p>
          </table:table-cell>
          <table:table-cell table:style-name="ce16" office:value-type="string" calcext:value-type="string">
            <text:p><text:a xlink:href="#cite_note-59" xlink:type="simple">[43]</text:a><text:a xlink:href="#cite_note-60" xlink:type="simple">[44]</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the_Czech_Republic" xlink:type="simple">Czech Republic</text:a> </text:p>
          </table:table-cell>
          <table:table-cell table:style-name="ce16" office:value-type="float" office:value="586.251" calcext:value-type="float">
            <text:p>586,251</text:p>
          </table:table-cell>
          <table:table-cell table:style-name="ce16" office:value-type="float" office:value="9.743" calcext:value-type="float">
            <text:p>9,743</text:p>
          </table:table-cell>
          <table:table-cell table:style-name="ce16" office:value-type="float" office:value="511.798" calcext:value-type="float">
            <text:p>511,798</text:p>
          </table:table-cell>
          <table:table-cell table:style-name="ce16" office:value-type="string" calcext:value-type="string">
            <text:p><text:a xlink:href="#cite_note-61" xlink:type="simple">[45]</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Iraq" xlink:type="simple">Iraq</text:a> </text:p>
          </table:table-cell>
          <table:table-cell table:style-name="ce16" office:value-type="float" office:value="575.972" calcext:value-type="float">
            <text:p>575,972</text:p>
          </table:table-cell>
          <table:table-cell table:style-name="ce16" office:value-type="float" office:value="12.603" calcext:value-type="float">
            <text:p>12,603</text:p>
          </table:table-cell>
          <table:table-cell table:style-name="ce16" office:value-type="float" office:value="509.474" calcext:value-type="float">
            <text:p>509,474</text:p>
          </table:table-cell>
          <table:table-cell table:style-name="ce16" office:value-type="string" calcext:value-type="string">
            <text:p><text:a xlink:href="#cite_note-62" xlink:type="simple">[46]</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Chile" xlink:type="simple">Chile</text:a><text:a xlink:href="#cite_note-66" xlink:type="simple">[q]</text:a> </text:p>
          </table:table-cell>
          <table:table-cell table:style-name="ce16" office:value-type="float" office:value="573.83" calcext:value-type="float">
            <text:p>573,83</text:p>
          </table:table-cell>
          <table:table-cell table:style-name="ce16" office:value-type="float" office:value="15.931" calcext:value-type="float">
            <text:p>15,931</text:p>
          </table:table-cell>
          <table:table-cell table:style-name="ce16" office:value-type="float" office:value="546.538" calcext:value-type="float">
            <text:p>546,538</text:p>
          </table:table-cell>
          <table:table-cell table:style-name="ce16" office:value-type="string" calcext:value-type="string">
            <text:p><text:a xlink:href="#cite_note-67" xlink:type="simple">[50]</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Romania" xlink:type="simple">Romania</text:a> </text:p>
          </table:table-cell>
          <table:table-cell table:style-name="ce16" office:value-type="float" office:value="565.758" calcext:value-type="float">
            <text:p>565,758</text:p>
          </table:table-cell>
          <table:table-cell table:style-name="ce16" office:value-type="float" office:value="13.698" calcext:value-type="float">
            <text:p>13,698</text:p>
          </table:table-cell>
          <table:table-cell table:style-name="ce16" office:value-type="float" office:value="465.05" calcext:value-type="float">
            <text:p>465,05</text:p>
          </table:table-cell>
          <table:table-cell table:style-name="ce16" office:value-type="string" calcext:value-type="string">
            <text:p><text:a xlink:href="#cite_note-68" xlink:type="simple">[51]</text:a><text:a xlink:href="#cite_note-69" xlink:type="simple">[52]</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Bangladesh" xlink:type="simple">Bangladesh</text:a> </text:p>
          </table:table-cell>
          <table:table-cell table:style-name="ce16" office:value-type="float" office:value="492.332" calcext:value-type="float">
            <text:p>492,332</text:p>
          </table:table-cell>
          <table:table-cell table:style-name="ce16" office:value-type="float" office:value="7.089" calcext:value-type="float">
            <text:p>7,089</text:p>
          </table:table-cell>
          <table:table-cell table:style-name="ce16" office:value-type="float" office:value="423.845" calcext:value-type="float">
            <text:p>423,845</text:p>
          </table:table-cell>
          <table:table-cell table:style-name="ce16" office:value-type="string" calcext:value-type="string">
            <text:p><text:a xlink:href="#cite_note-70" xlink:type="simple">[53]</text:a><text:a xlink:href="#cite_note-71" xlink:type="simple">[54]</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Canada" xlink:type="simple">Canada</text:a><text:a xlink:href="#cite_note-74" xlink:type="simple">[r]</text:a> </text:p>
          </table:table-cell>
          <table:table-cell table:style-name="ce16" office:value-type="float" office:value="468.862" calcext:value-type="float">
            <text:p>468,862</text:p>
          </table:table-cell>
          <table:table-cell table:style-name="ce16" office:value-type="float" office:value="13.553" calcext:value-type="float">
            <text:p>13,553</text:p>
          </table:table-cell>
          <table:table-cell table:style-name="ce16" office:value-type="float" office:value="379.467" calcext:value-type="float">
            <text:p>379,467</text:p>
          </table:table-cell>
          <table:table-cell table:style-name="ce16" office:value-type="string" calcext:value-type="string">
            <text:p><text:a xlink:href="#cite_note-75" xlink:type="simple">[57]</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the_Philippines" xlink:type="simple">Philippines</text:a> </text:p>
          </table:table-cell>
          <table:table-cell table:style-name="ce16" office:value-type="float" office:value="451.839" calcext:value-type="float">
            <text:p>451,839</text:p>
          </table:table-cell>
          <table:table-cell table:style-name="ce16" office:value-type="float" office:value="8.812" calcext:value-type="float">
            <text:p>8,812</text:p>
          </table:table-cell>
          <table:table-cell table:style-name="ce16" office:value-type="float" office:value="418.867" calcext:value-type="float">
            <text:p>418,867</text:p>
          </table:table-cell>
          <table:table-cell table:style-name="ce16" office:value-type="string" calcext:value-type="string">
            <text:p><text:a xlink:href="#cite_note-76" xlink:type="simple">[58]</text:a><text:a xlink:href="#cite_note-77" xlink:type="simple">[59]</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Pakistan" xlink:type="simple">Pakistan</text:a> </text:p>
          </table:table-cell>
          <table:table-cell table:style-name="ce16" office:value-type="float" office:value="443.246" calcext:value-type="float">
            <text:p>443,246</text:p>
          </table:table-cell>
          <table:table-cell table:style-name="ce16" office:value-type="float" office:value="8.905" calcext:value-type="float">
            <text:p>8,905</text:p>
          </table:table-cell>
          <table:table-cell table:style-name="ce16" office:value-type="float" office:value="386.333" calcext:value-type="float">
            <text:p>386,333</text:p>
          </table:table-cell>
          <table:table-cell table:style-name="ce16" office:value-type="string" calcext:value-type="string">
            <text:p><text:a xlink:href="#cite_note-78" xlink:type="simple">[60]</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Morocco" xlink:type="simple">Morocco</text:a><text:a xlink:href="#cite_note-79" xlink:type="simple">[s]</text:a> </text:p>
          </table:table-cell>
          <table:table-cell table:style-name="ce16" office:value-type="float" office:value="400.826" calcext:value-type="float">
            <text:p>400,826</text:p>
          </table:table-cell>
          <table:table-cell table:style-name="ce16" office:value-type="float" office:value="6.659" calcext:value-type="float">
            <text:p>6,659</text:p>
          </table:table-cell>
          <table:table-cell table:style-name="ce16" office:value-type="float" office:value="359.065" calcext:value-type="float">
            <text:p>359,065</text:p>
          </table:table-cell>
          <table:table-cell table:style-name="ce16" office:value-type="string" calcext:value-type="string">
            <text:p><text:a xlink:href="#cite_note-80" xlink:type="simple">[61]</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Switzerland" xlink:type="simple">Switzerland</text:a><text:a xlink:href="#cite_note-81" xlink:type="simple">[t]</text:a> </text:p>
          </table:table-cell>
          <table:table-cell table:style-name="ce16" office:value-type="float" office:value="384.557" calcext:value-type="float">
            <text:p>384,557</text:p>
          </table:table-cell>
          <table:table-cell table:style-name="ce16" office:value-type="float" office:value="5.589" calcext:value-type="float">
            <text:p>5,589</text:p>
          </table:table-cell>
          <table:table-cell table:style-name="ce16" office:value-type="float" office:value="308.3" calcext:value-type="float">
            <text:p>308,3</text:p>
          </table:table-cell>
          <table:table-cell table:style-name="ce16" office:value-type="string" calcext:value-type="string">
            <text:p><text:a xlink:href="#cite_note-82" xlink:type="simple">[62]</text:a><text:a xlink:href="#cite_note-83" xlink:type="simple">[63]</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Saudi_Arabia" xlink:type="simple">Saudi Arabia</text:a> </text:p>
          </table:table-cell>
          <table:table-cell table:style-name="ce16" office:value-type="float" office:value="360.013" calcext:value-type="float">
            <text:p>360,013</text:p>
          </table:table-cell>
          <table:table-cell table:style-name="ce16" office:value-type="float" office:value="6.059" calcext:value-type="float">
            <text:p>6,059</text:p>
          </table:table-cell>
          <table:table-cell table:style-name="ce16" office:value-type="float" office:value="350.792" calcext:value-type="float">
            <text:p>350,792</text:p>
          </table:table-cell>
          <table:table-cell table:style-name="ce16" office:value-type="string" calcext:value-type="string">
            <text:p><text:a xlink:href="#cite_note-84" xlink:type="simple">[64]</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Israel" xlink:type="simple">Israel</text:a><text:a xlink:href="#cite_note-85" xlink:type="simple">[u]</text:a> </text:p>
          </table:table-cell>
          <table:table-cell table:style-name="ce16" office:value-type="float" office:value="359.07" calcext:value-type="float">
            <text:p>359,07</text:p>
          </table:table-cell>
          <table:table-cell table:style-name="ce16" office:value-type="float" office:value="3.004" calcext:value-type="float">
            <text:p>3,004</text:p>
          </table:table-cell>
          <table:table-cell table:style-name="ce16" office:value-type="float" office:value="338.321" calcext:value-type="float">
            <text:p>338,321</text:p>
          </table:table-cell>
          <table:table-cell table:style-name="ce16" office:value-type="string" calcext:value-type="string">
            <text:p><text:a xlink:href="#cite_note-86" xlink:type="simple">[65]</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Portugal" xlink:type="simple">Portugal</text:a> </text:p>
          </table:table-cell>
          <table:table-cell table:style-name="ce16" office:value-type="float" office:value="350.938" calcext:value-type="float">
            <text:p>350,938</text:p>
          </table:table-cell>
          <table:table-cell table:style-name="ce16" office:value-type="float" office:value="5.649" calcext:value-type="float">
            <text:p>5,649</text:p>
          </table:table-cell>
          <table:table-cell table:style-name="ce16" office:value-type="float" office:value="274.277" calcext:value-type="float">
            <text:p>274,277</text:p>
          </table:table-cell>
          <table:table-cell table:style-name="ce16" office:value-type="string" calcext:value-type="string">
            <text:p><text:a xlink:href="#cite_note-87" xlink:type="simple">[66]</text:a><text:a xlink:href="#cite_note-88" xlink:type="simple">[67]</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Sweden" xlink:type="simple">Sweden</text:a> </text:p>
          </table:table-cell>
          <table:table-cell table:style-name="ce16" office:value-type="float" office:value="341.029" calcext:value-type="float">
            <text:p>341,029</text:p>
          </table:table-cell>
          <table:table-cell table:style-name="ce16" office:value-type="float" office:value="7.667" calcext:value-type="float">
            <text:p>7,667</text:p>
          </table:table-cell>
          <table:table-cell table:style-name="ce16" office:value-type="string" calcext:value-type="string">
            <text:p>No data</text:p>
          </table:table-cell>
          <table:table-cell table:style-name="ce16" office:value-type="string" calcext:value-type="string">
            <text:p><text:a xlink:href="#cite_note-FHM_Official_stats-89" xlink:type="simple">[68]</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Austria" xlink:type="simple">Austria</text:a> </text:p>
          </table:table-cell>
          <table:table-cell table:style-name="ce16" office:value-type="float" office:value="325.051" calcext:value-type="float">
            <text:p>325,051</text:p>
          </table:table-cell>
          <table:table-cell table:style-name="ce16" office:value-type="float" office:value="4.53" calcext:value-type="float">
            <text:p>4,53</text:p>
          </table:table-cell>
          <table:table-cell table:style-name="ce16" office:value-type="float" office:value="284.174" calcext:value-type="float">
            <text:p>284,174</text:p>
          </table:table-cell>
          <table:table-cell table:style-name="ce16" office:value-type="string" calcext:value-type="string">
            <text:p><text:a xlink:href="#cite_note-Innenministerium-90" xlink:type="simple">[69]</text:a> </text:p>
          </table:table-cell>
          <table:table-cell table:style-name="ce16" office:value-type="string" calcext:value-type="string">
            <text:p/>
          </table:table-cell>
        </table:table-row>
        <table:table-row table:style-name="ro1">
          <table:table-cell office:value-type="string" calcext:value-type="string">
            <text:p><text:a xlink:href="https://en.wikipedia.org/wiki/File:Flag_of_Hungary.svg" xlink:type="simple"> </text:a> </text:p>
          </table:table-cell>
          <table:table-cell table:style-name="ce14" office:value-type="string" calcext:value-type="string">
            <text:p><text:a xlink:href="https://en.wikipedia.org/wiki/COVID-19_pandemic_in_Hungary" xlink:type="simple">Hungary</text:a> </text:p>
          </table:table-cell>
          <table:table-cell table:style-name="ce16" office:value-type="float" office:value="285.763" calcext:value-type="float">
            <text:p>285,763</text:p>
          </table:table-cell>
          <table:table-cell table:style-name="ce16" office:value-type="float" office:value="7.237" calcext:value-type="float">
            <text:p>7,237</text:p>
          </table:table-cell>
          <table:table-cell table:style-name="ce16" office:value-type="float" office:value="83.115" calcext:value-type="float">
            <text:p>83,115</text:p>
          </table:table-cell>
          <table:table-cell table:style-name="ce16" office:value-type="string" calcext:value-type="string">
            <text:p><text:a xlink:href="#cite_note-91" xlink:type="simple">[70]</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Serbia" xlink:type="simple">Serbia</text:a><text:a xlink:href="#cite_note-92" xlink:type="simple">[v]</text:a> </text:p>
          </table:table-cell>
          <table:table-cell table:style-name="ce16" office:value-type="float" office:value="271.364" calcext:value-type="float">
            <text:p>271,364</text:p>
          </table:table-cell>
          <table:table-cell table:style-name="ce16" office:value-type="float" office:value="2.38" calcext:value-type="float">
            <text:p>2,38</text:p>
          </table:table-cell>
          <table:table-cell table:style-name="ce16" office:value-type="string" calcext:value-type="string">
            <text:p>No data</text:p>
          </table:table-cell>
          <table:table-cell table:style-name="ce16" office:value-type="string" calcext:value-type="string">
            <text:p><text:a xlink:href="#cite_note-93" xlink:type="simple">[71]</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Jordan" xlink:type="simple">Jordan</text:a> </text:p>
          </table:table-cell>
          <table:table-cell table:style-name="ce16" office:value-type="float" office:value="262.477" calcext:value-type="float">
            <text:p>262,477</text:p>
          </table:table-cell>
          <table:table-cell table:style-name="ce16" office:value-type="float" office:value="3.407" calcext:value-type="float">
            <text:p>3,407</text:p>
          </table:table-cell>
          <table:table-cell table:style-name="ce16" office:value-type="float" office:value="222.654" calcext:value-type="float">
            <text:p>222,654</text:p>
          </table:table-cell>
          <table:table-cell table:style-name="ce16" office:value-type="string" calcext:value-type="string">
            <text:p><text:a xlink:href="#cite_note-94" xlink:type="simple">[72]</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Nepal" xlink:type="simple">Nepal</text:a> </text:p>
          </table:table-cell>
          <table:table-cell table:style-name="ce16" office:value-type="float" office:value="249.244" calcext:value-type="float">
            <text:p>249,244</text:p>
          </table:table-cell>
          <table:table-cell table:style-name="ce16" office:value-type="float" office:value="1.716" calcext:value-type="float">
            <text:p>1,716</text:p>
          </table:table-cell>
          <table:table-cell table:style-name="ce16" office:value-type="float" office:value="236.573" calcext:value-type="float">
            <text:p>236,573</text:p>
          </table:table-cell>
          <table:table-cell table:style-name="ce16" office:value-type="string" calcext:value-type="string">
            <text:p><text:a xlink:href="#cite_note-95" xlink:type="simple">[73]</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Ecuador" xlink:type="simple">Ecuador</text:a> </text:p>
          </table:table-cell>
          <table:table-cell table:style-name="ce16" office:value-type="float" office:value="202.18" calcext:value-type="float">
            <text:p>202,18</text:p>
          </table:table-cell>
          <table:table-cell table:style-name="ce16" office:value-type="float" office:value="13.875" calcext:value-type="float">
            <text:p>13,875</text:p>
          </table:table-cell>
          <table:table-cell table:style-name="ce16" office:value-type="float" office:value="177.951" calcext:value-type="float">
            <text:p>177,951</text:p>
          </table:table-cell>
          <table:table-cell table:style-name="ce16" office:value-type="string" calcext:value-type="string">
            <text:p><text:a xlink:href="#cite_note-96" xlink:type="simple">[74]</text:a><text:a xlink:href="#cite_note-97" xlink:type="simple">[75]</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Georgia_(country)" xlink:type="simple">Georgia</text:a><text:a xlink:href="#cite_note-98" xlink:type="simple">[w]</text:a> </text:p>
          </table:table-cell>
          <table:table-cell table:style-name="ce16" office:value-type="float" office:value="194.9" calcext:value-type="float">
            <text:p>194,9</text:p>
          </table:table-cell>
          <table:table-cell table:style-name="ce16" office:value-type="float" office:value="1.883" calcext:value-type="float">
            <text:p>1,883</text:p>
          </table:table-cell>
          <table:table-cell table:style-name="ce16" office:value-type="float" office:value="164.786" calcext:value-type="float">
            <text:p>164,786</text:p>
          </table:table-cell>
          <table:table-cell table:style-name="ce16" office:value-type="string" calcext:value-type="string">
            <text:p><text:a xlink:href="#cite_note-99" xlink:type="simple">[76]</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Panama" xlink:type="simple">Panama</text:a> </text:p>
          </table:table-cell>
          <table:table-cell table:style-name="ce16" office:value-type="float" office:value="194.619" calcext:value-type="float">
            <text:p>194,619</text:p>
          </table:table-cell>
          <table:table-cell table:style-name="ce16" office:value-type="float" office:value="3.382" calcext:value-type="float">
            <text:p>3,382</text:p>
          </table:table-cell>
          <table:table-cell table:style-name="ce16" office:value-type="float" office:value="163.334" calcext:value-type="float">
            <text:p>163,334</text:p>
          </table:table-cell>
          <table:table-cell table:style-name="ce16" office:value-type="string" calcext:value-type="string">
            <text:p><text:a xlink:href="#cite_note-100" xlink:type="simple">[77]</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the_United_Arab_Emirates" xlink:type="simple">United Arab Emirates</text:a> </text:p>
          </table:table-cell>
          <table:table-cell table:style-name="ce16" office:value-type="float" office:value="187.267" calcext:value-type="float">
            <text:p>187,267</text:p>
          </table:table-cell>
          <table:table-cell table:style-name="ce16" office:value-type="float" office:value="622" calcext:value-type="float">
            <text:p>622</text:p>
          </table:table-cell>
          <table:table-cell table:style-name="ce16" office:value-type="float" office:value="165.023" calcext:value-type="float">
            <text:p>165,023</text:p>
          </table:table-cell>
          <table:table-cell table:style-name="ce16" office:value-type="string" calcext:value-type="string">
            <text:p><text:a xlink:href="#cite_note-101" xlink:type="simple">[78]</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Japan" xlink:type="simple">Japan</text:a><text:a xlink:href="#cite_note-DiamondPrincess-102" xlink:type="simple">[x]</text:a> </text:p>
          </table:table-cell>
          <table:table-cell table:style-name="ce16" office:value-type="float" office:value="181.87" calcext:value-type="float">
            <text:p>181,87</text:p>
          </table:table-cell>
          <table:table-cell table:style-name="ce16" office:value-type="float" office:value="2.643" calcext:value-type="float">
            <text:p>2,643</text:p>
          </table:table-cell>
          <table:table-cell table:style-name="ce16" office:value-type="float" office:value="153.519" calcext:value-type="float">
            <text:p>153,519</text:p>
          </table:table-cell>
          <table:table-cell table:style-name="ce16" office:value-type="string" calcext:value-type="string">
            <text:p><text:a xlink:href="#cite_note-103" xlink:type="simple">[79]</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Bulgaria" xlink:type="simple">Bulgaria</text:a> </text:p>
          </table:table-cell>
          <table:table-cell table:style-name="ce16" office:value-type="float" office:value="181.544" calcext:value-type="float">
            <text:p>181,544</text:p>
          </table:table-cell>
          <table:table-cell table:style-name="ce16" office:value-type="float" office:value="5.838" calcext:value-type="float">
            <text:p>5,838</text:p>
          </table:table-cell>
          <table:table-cell table:style-name="ce16" office:value-type="float" office:value="85.578" calcext:value-type="float">
            <text:p>85,578</text:p>
          </table:table-cell>
          <table:table-cell table:style-name="ce16" office:value-type="string" calcext:value-type="string">
            <text:p><text:a xlink:href="#cite_note-104" xlink:type="simple">[80]</text:a><text:a xlink:href="#cite_note-105" xlink:type="simple">[81]</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Croatia" xlink:type="simple">Croatia</text:a> </text:p>
          </table:table-cell>
          <table:table-cell table:style-name="ce16" office:value-type="float" office:value="179.718" calcext:value-type="float">
            <text:p>179,718</text:p>
          </table:table-cell>
          <table:table-cell table:style-name="ce16" office:value-type="float" office:value="2.778" calcext:value-type="float">
            <text:p>2,778</text:p>
          </table:table-cell>
          <table:table-cell table:style-name="ce16" office:value-type="float" office:value="155.079" calcext:value-type="float">
            <text:p>155,079</text:p>
          </table:table-cell>
          <table:table-cell table:style-name="ce16" office:value-type="string" calcext:value-type="string">
            <text:p><text:a xlink:href="#cite_note-106" xlink:type="simple">[82]</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Azerbaijan" xlink:type="simple">Azerbaijan</text:a><text:a xlink:href="#cite_note-107" xlink:type="simple">[y]</text:a> </text:p>
          </table:table-cell>
          <table:table-cell table:style-name="ce16" office:value-type="float" office:value="178.986" calcext:value-type="float">
            <text:p>178,986</text:p>
          </table:table-cell>
          <table:table-cell table:style-name="ce16" office:value-type="float" office:value="1.966" calcext:value-type="float">
            <text:p>1,966</text:p>
          </table:table-cell>
          <table:table-cell table:style-name="ce16" office:value-type="float" office:value="114.841" calcext:value-type="float">
            <text:p>114,841</text:p>
          </table:table-cell>
          <table:table-cell table:style-name="ce16" office:value-type="string" calcext:value-type="string">
            <text:p><text:a xlink:href="#cite_note-108" xlink:type="simple">[83]</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Belarus" xlink:type="simple">Belarus</text:a> </text:p>
          </table:table-cell>
          <table:table-cell table:style-name="ce16" office:value-type="float" office:value="162.148" calcext:value-type="float">
            <text:p>162,148</text:p>
          </table:table-cell>
          <table:table-cell table:style-name="ce16" office:value-type="float" office:value="1.273" calcext:value-type="float">
            <text:p>1,273</text:p>
          </table:table-cell>
          <table:table-cell table:style-name="ce16" office:value-type="float" office:value="139.785" calcext:value-type="float">
            <text:p>139,785</text:p>
          </table:table-cell>
          <table:table-cell table:style-name="ce16" office:value-type="string" calcext:value-type="string">
            <text:p><text:a xlink:href="#cite_note-tut_162148-109" xlink:type="simple">[84]</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the_Dominican_Republic" xlink:type="simple">Dominican Republic</text:a> </text:p>
          </table:table-cell>
          <table:table-cell table:style-name="ce16" office:value-type="float" office:value="155.184" calcext:value-type="float">
            <text:p>155,184</text:p>
          </table:table-cell>
          <table:table-cell table:style-name="ce16" office:value-type="float" office:value="2.364" calcext:value-type="float">
            <text:p>2,364</text:p>
          </table:table-cell>
          <table:table-cell table:style-name="ce16" office:value-type="float" office:value="121.007" calcext:value-type="float">
            <text:p>121,007</text:p>
          </table:table-cell>
          <table:table-cell table:style-name="ce16" office:value-type="string" calcext:value-type="string">
            <text:p><text:a xlink:href="#cite_note-110" xlink:type="simple">[85]</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Costa_Rica" xlink:type="simple">Costa Rica</text:a> </text:p>
          </table:table-cell>
          <table:table-cell table:style-name="ce16" office:value-type="float" office:value="153.169" calcext:value-type="float">
            <text:p>153,169</text:p>
          </table:table-cell>
          <table:table-cell table:style-name="ce16" office:value-type="float" office:value="1.936" calcext:value-type="float">
            <text:p>1,936</text:p>
          </table:table-cell>
          <table:table-cell table:style-name="ce16" office:value-type="float" office:value="118.511" calcext:value-type="float">
            <text:p>118,511</text:p>
          </table:table-cell>
          <table:table-cell table:style-name="ce16" office:value-type="string" calcext:value-type="string">
            <text:p><text:a xlink:href="#cite_note-111" xlink:type="simple">[86]</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Armenia" xlink:type="simple">Armenia</text:a> </text:p>
          </table:table-cell>
          <table:table-cell table:style-name="ce16" office:value-type="float" office:value="148.682" calcext:value-type="float">
            <text:p>148,682</text:p>
          </table:table-cell>
          <table:table-cell table:style-name="ce16" office:value-type="float" office:value="2.503" calcext:value-type="float">
            <text:p>2,503</text:p>
          </table:table-cell>
          <table:table-cell table:style-name="ce16" office:value-type="float" office:value="125.966" calcext:value-type="float">
            <text:p>125,966</text:p>
          </table:table-cell>
          <table:table-cell table:style-name="ce16" office:value-type="string" calcext:value-type="string">
            <text:p><text:a xlink:href="#cite_note-112" xlink:type="simple">[87]</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Bolivia" xlink:type="simple">Bolivia</text:a> </text:p>
          </table:table-cell>
          <table:table-cell table:style-name="ce16" office:value-type="float" office:value="147.345" calcext:value-type="float">
            <text:p>147,345</text:p>
          </table:table-cell>
          <table:table-cell table:style-name="ce16" office:value-type="float" office:value="9.024" calcext:value-type="float">
            <text:p>9,024</text:p>
          </table:table-cell>
          <table:table-cell table:style-name="ce16" office:value-type="float" office:value="126.439" calcext:value-type="float">
            <text:p>126,439</text:p>
          </table:table-cell>
          <table:table-cell table:style-name="ce16" office:value-type="string" calcext:value-type="string">
            <text:p><text:a xlink:href="#cite_note-113" xlink:type="simple">[88]</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Kuwait" xlink:type="simple">Kuwait</text:a> </text:p>
          </table:table-cell>
          <table:table-cell table:style-name="ce16" office:value-type="float" office:value="146.71" calcext:value-type="float">
            <text:p>146,71</text:p>
          </table:table-cell>
          <table:table-cell table:style-name="ce16" office:value-type="float" office:value="913" calcext:value-type="float">
            <text:p>913</text:p>
          </table:table-cell>
          <table:table-cell table:style-name="ce16" office:value-type="float" office:value="142.599" calcext:value-type="float">
            <text:p>142,599</text:p>
          </table:table-cell>
          <table:table-cell table:style-name="ce16" office:value-type="string" calcext:value-type="string">
            <text:p><text:a xlink:href="#cite_note-114" xlink:type="simple">[89]</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Lebanon" xlink:type="simple">Lebanon</text:a> </text:p>
          </table:table-cell>
          <table:table-cell table:style-name="ce16" office:value-type="float" office:value="146.52" calcext:value-type="float">
            <text:p>146,52</text:p>
          </table:table-cell>
          <table:table-cell table:style-name="ce16" office:value-type="float" office:value="1.2" calcext:value-type="float">
            <text:p>1,2</text:p>
          </table:table-cell>
          <table:table-cell table:style-name="ce16" office:value-type="float" office:value="101.334" calcext:value-type="float">
            <text:p>101,334</text:p>
          </table:table-cell>
          <table:table-cell table:style-name="ce16" office:value-type="string" calcext:value-type="string">
            <text:p><text:a xlink:href="#cite_note-115" xlink:type="simple">[90]</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Kazakhstan" xlink:type="simple">Kazakhstan</text:a> </text:p>
          </table:table-cell>
          <table:table-cell table:style-name="ce16" office:value-type="float" office:value="142.325" calcext:value-type="float">
            <text:p>142,325</text:p>
          </table:table-cell>
          <table:table-cell table:style-name="ce16" office:value-type="float" office:value="2.088" calcext:value-type="float">
            <text:p>2,088</text:p>
          </table:table-cell>
          <table:table-cell table:style-name="ce16" office:value-type="float" office:value="126.182" calcext:value-type="float">
            <text:p>126,182</text:p>
          </table:table-cell>
          <table:table-cell table:style-name="ce16" office:value-type="string" calcext:value-type="string">
            <text:p><text:a xlink:href="#cite_note-116" xlink:type="simple">[91]</text:a><text:a xlink:href="#cite_note-117" xlink:type="simple">[92]</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Qatar" xlink:type="simple">Qatar</text:a> </text:p>
          </table:table-cell>
          <table:table-cell table:style-name="ce16" office:value-type="float" office:value="141.272" calcext:value-type="float">
            <text:p>141,272</text:p>
          </table:table-cell>
          <table:table-cell table:style-name="ce16" office:value-type="float" office:value="241" calcext:value-type="float">
            <text:p>241</text:p>
          </table:table-cell>
          <table:table-cell table:style-name="ce16" office:value-type="float" office:value="138.919" calcext:value-type="float">
            <text:p>138,919</text:p>
          </table:table-cell>
          <table:table-cell table:style-name="ce16" office:value-type="string" calcext:value-type="string">
            <text:p><text:a xlink:href="#cite_note-118" xlink:type="simple">[93]</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Slovakia" xlink:type="simple">Slovakia</text:a> </text:p>
          </table:table-cell>
          <table:table-cell table:style-name="ce16" office:value-type="float" office:value="135.523" calcext:value-type="float">
            <text:p>135,523</text:p>
          </table:table-cell>
          <table:table-cell table:style-name="ce16" office:value-type="float" office:value="1.251" calcext:value-type="float">
            <text:p>1,251</text:p>
          </table:table-cell>
          <table:table-cell table:style-name="ce16" office:value-type="float" office:value="100.303" calcext:value-type="float">
            <text:p>100,303</text:p>
          </table:table-cell>
          <table:table-cell table:style-name="ce16" office:value-type="string" calcext:value-type="string">
            <text:p><text:a xlink:href="#cite_note-119" xlink:type="simple">[94]</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Guatemala" xlink:type="simple">Guatemala</text:a> </text:p>
          </table:table-cell>
          <table:table-cell table:style-name="ce16" office:value-type="float" office:value="129.282" calcext:value-type="float">
            <text:p>129,282</text:p>
          </table:table-cell>
          <table:table-cell table:style-name="ce16" office:value-type="float" office:value="4.423" calcext:value-type="float">
            <text:p>4,423</text:p>
          </table:table-cell>
          <table:table-cell table:style-name="ce16" office:value-type="float" office:value="117.923" calcext:value-type="float">
            <text:p>117,923</text:p>
          </table:table-cell>
          <table:table-cell table:style-name="ce16" office:value-type="string" calcext:value-type="string">
            <text:p><text:a xlink:href="#cite_note-120" xlink:type="simple">[95]</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Moldova" xlink:type="simple">Moldova</text:a><text:a xlink:href="#cite_note-121" xlink:type="simple">[z]</text:a> </text:p>
          </table:table-cell>
          <table:table-cell table:style-name="ce16" office:value-type="float" office:value="127.253" calcext:value-type="float">
            <text:p>127,253</text:p>
          </table:table-cell>
          <table:table-cell table:style-name="ce16" office:value-type="float" office:value="2.598" calcext:value-type="float">
            <text:p>2,598</text:p>
          </table:table-cell>
          <table:table-cell table:style-name="ce16" office:value-type="float" office:value="110.179" calcext:value-type="float">
            <text:p>110,179</text:p>
          </table:table-cell>
          <table:table-cell table:style-name="ce16" office:value-type="string" calcext:value-type="string">
            <text:p><text:a xlink:href="#cite_note-122" xlink:type="simple">[96]</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Oman" xlink:type="simple">Oman</text:a> </text:p>
          </table:table-cell>
          <table:table-cell table:style-name="ce16" office:value-type="float" office:value="126.504" calcext:value-type="float">
            <text:p>126,504</text:p>
          </table:table-cell>
          <table:table-cell table:style-name="ce16" office:value-type="float" office:value="1.472" calcext:value-type="float">
            <text:p>1,472</text:p>
          </table:table-cell>
          <table:table-cell table:style-name="ce16" office:value-type="float" office:value="118.287" calcext:value-type="float">
            <text:p>118,287</text:p>
          </table:table-cell>
          <table:table-cell table:style-name="ce16" office:value-type="string" calcext:value-type="string">
            <text:p><text:a xlink:href="#cite_note-123" xlink:type="simple">[97]</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Greece" xlink:type="simple">Greece</text:a> </text:p>
          </table:table-cell>
          <table:table-cell table:style-name="ce16" office:value-type="float" office:value="124.534" calcext:value-type="float">
            <text:p>124,534</text:p>
          </table:table-cell>
          <table:table-cell table:style-name="ce16" office:value-type="float" office:value="3.625" calcext:value-type="float">
            <text:p>3,625</text:p>
          </table:table-cell>
          <table:table-cell table:style-name="ce16" office:value-type="string" calcext:value-type="string">
            <text:p>No data</text:p>
          </table:table-cell>
          <table:table-cell table:style-name="ce16" office:value-type="string" calcext:value-type="string">
            <text:p><text:a xlink:href="#cite_note-124" xlink:type="simple">[98]</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Egypt" xlink:type="simple">Egypt</text:a><text:a xlink:href="#cite_note-125" xlink:type="simple">[aa]</text:a> </text:p>
          </table:table-cell>
          <table:table-cell table:style-name="ce16" office:value-type="float" office:value="122.086" calcext:value-type="float">
            <text:p>122,086</text:p>
          </table:table-cell>
          <table:table-cell table:style-name="ce16" office:value-type="float" office:value="6.943" calcext:value-type="float">
            <text:p>6,943</text:p>
          </table:table-cell>
          <table:table-cell table:style-name="ce16" office:value-type="float" office:value="105.132" calcext:value-type="float">
            <text:p>105,132</text:p>
          </table:table-cell>
          <table:table-cell table:style-name="ce16" office:value-type="string" calcext:value-type="string">
            <text:p><text:a xlink:href="#cite_note-126" xlink:type="simple">[99]</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Ethiopia" xlink:type="simple">Ethiopia</text:a> </text:p>
          </table:table-cell>
          <table:table-cell table:style-name="ce16" office:value-type="float" office:value="117.242" calcext:value-type="float">
            <text:p>117,242</text:p>
          </table:table-cell>
          <table:table-cell table:style-name="ce16" office:value-type="float" office:value="1.809" calcext:value-type="float">
            <text:p>1,809</text:p>
          </table:table-cell>
          <table:table-cell table:style-name="ce16" office:value-type="float" office:value="95.225" calcext:value-type="float">
            <text:p>95,225</text:p>
          </table:table-cell>
          <table:table-cell table:style-name="ce16" office:value-type="string" calcext:value-type="string">
            <text:p><text:a xlink:href="#cite_note-et-web-127" xlink:type="simple">[100]</text:a><text:a xlink:href="#cite_note-128" xlink:type="simple">[101]</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Denmark" xlink:type="simple">Denmark</text:a><text:a xlink:href="#cite_note-129" xlink:type="simple">[ab]</text:a> </text:p>
          </table:table-cell>
          <table:table-cell table:style-name="ce16" office:value-type="float" office:value="116.087" calcext:value-type="float">
            <text:p>116,087</text:p>
          </table:table-cell>
          <table:table-cell table:style-name="ce16" office:value-type="float" office:value="961" calcext:value-type="float">
            <text:p>961</text:p>
          </table:table-cell>
          <table:table-cell table:style-name="ce16" office:value-type="float" office:value="82.099" calcext:value-type="float">
            <text:p>82,099</text:p>
          </table:table-cell>
          <table:table-cell table:style-name="ce16" office:value-type="string" calcext:value-type="string">
            <text:p><text:a xlink:href="#cite_note-gov-dk-130" xlink:type="simple">[102]</text:a><text:a xlink:href="#cite_note-131" xlink:type="simple">[103]</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Honduras" xlink:type="simple">Honduras</text:a> </text:p>
          </table:table-cell>
          <table:table-cell table:style-name="ce16" office:value-type="float" office:value="114.642" calcext:value-type="float">
            <text:p>114,642</text:p>
          </table:table-cell>
          <table:table-cell table:style-name="ce16" office:value-type="float" office:value="2.989" calcext:value-type="float">
            <text:p>2,989</text:p>
          </table:table-cell>
          <table:table-cell table:style-name="ce16" office:value-type="float" office:value="51.688" calcext:value-type="float">
            <text:p>51,688</text:p>
          </table:table-cell>
          <table:table-cell table:style-name="ce16" office:value-type="string" calcext:value-type="string">
            <text:p><text:a xlink:href="#cite_note-132" xlink:type="simple">[104]</text:a><text:a xlink:href="#cite_note-133" xlink:type="simple">[105]</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Tunisia" xlink:type="simple">Tunisia</text:a> </text:p>
          </table:table-cell>
          <table:table-cell table:style-name="ce16" office:value-type="float" office:value="111.361" calcext:value-type="float">
            <text:p>111,361</text:p>
          </table:table-cell>
          <table:table-cell table:style-name="ce16" office:value-type="float" office:value="3.894" calcext:value-type="float">
            <text:p>3,894</text:p>
          </table:table-cell>
          <table:table-cell table:style-name="ce16" office:value-type="float" office:value="84.741" calcext:value-type="float">
            <text:p>84,741</text:p>
          </table:table-cell>
          <table:table-cell table:style-name="ce16" office:value-type="string" calcext:value-type="string">
            <text:p><text:a xlink:href="#cite_note-mdls-134" xlink:type="simple">[106]</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the_State_of_Palestine" xlink:type="simple">Palestine</text:a> </text:p>
          </table:table-cell>
          <table:table-cell table:style-name="ce16" office:value-type="float" office:value="111.102" calcext:value-type="float">
            <text:p>111,102</text:p>
          </table:table-cell>
          <table:table-cell table:style-name="ce16" office:value-type="float" office:value="1" calcext:value-type="float">
            <text:p>1</text:p>
          </table:table-cell>
          <table:table-cell table:style-name="ce16" office:value-type="float" office:value="87.057" calcext:value-type="float">
            <text:p>87,057</text:p>
          </table:table-cell>
          <table:table-cell table:style-name="ce16" office:value-type="string" calcext:value-type="string">
            <text:p><text:a xlink:href="#cite_note-135" xlink:type="simple">[107]</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Myanmar" xlink:type="simple">Myanmar</text:a> </text:p>
          </table:table-cell>
          <table:table-cell table:style-name="ce16" office:value-type="float" office:value="109.512" calcext:value-type="float">
            <text:p>109,512</text:p>
          </table:table-cell>
          <table:table-cell table:style-name="ce16" office:value-type="float" office:value="2.292" calcext:value-type="float">
            <text:p>2,292</text:p>
          </table:table-cell>
          <table:table-cell table:style-name="ce16" office:value-type="float" office:value="88.131" calcext:value-type="float">
            <text:p>88,131</text:p>
          </table:table-cell>
          <table:table-cell table:style-name="ce16" office:value-type="string" calcext:value-type="string">
            <text:p><text:a xlink:href="#cite_note-136" xlink:type="simple">[108]</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Venezuela" xlink:type="simple">Venezuela</text:a> </text:p>
          </table:table-cell>
          <table:table-cell table:style-name="ce16" office:value-type="float" office:value="107.786" calcext:value-type="float">
            <text:p>107,786</text:p>
          </table:table-cell>
          <table:table-cell table:style-name="ce16" office:value-type="float" office:value="954" calcext:value-type="float">
            <text:p>954</text:p>
          </table:table-cell>
          <table:table-cell table:style-name="ce16" office:value-type="float" office:value="102.289" calcext:value-type="float">
            <text:p>102,289</text:p>
          </table:table-cell>
          <table:table-cell table:style-name="ce16" office:value-type="string" calcext:value-type="string">
            <text:p><text:a xlink:href="#cite_note-137" xlink:type="simple">[109]</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Bosnia_and_Herzegovina" xlink:type="simple">Bosnia and Herzegovina</text:a> </text:p>
          </table:table-cell>
          <table:table-cell table:style-name="ce16" office:value-type="float" office:value="101.461" calcext:value-type="float">
            <text:p>101,461</text:p>
          </table:table-cell>
          <table:table-cell table:style-name="ce16" office:value-type="float" office:value="3.391" calcext:value-type="float">
            <text:p>3,391</text:p>
          </table:table-cell>
          <table:table-cell table:style-name="ce16" office:value-type="float" office:value="66.486" calcext:value-type="float">
            <text:p>66,486</text:p>
          </table:table-cell>
          <table:table-cell table:style-name="ce16" office:value-type="string" calcext:value-type="string">
            <text:p><text:a xlink:href="#cite_note-138" xlink:type="simple">[110]</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Lithuania" xlink:type="simple">Lithuania</text:a> </text:p>
          </table:table-cell>
          <table:table-cell table:style-name="ce16" office:value-type="float" office:value="96.452" calcext:value-type="float">
            <text:p>96,452</text:p>
          </table:table-cell>
          <table:table-cell table:style-name="ce16" office:value-type="float" office:value="863" calcext:value-type="float">
            <text:p>863</text:p>
          </table:table-cell>
          <table:table-cell table:style-name="ce16" office:value-type="float" office:value="41.665" calcext:value-type="float">
            <text:p>41,665</text:p>
          </table:table-cell>
          <table:table-cell table:style-name="ce16" office:value-type="string" calcext:value-type="string">
            <text:p><text:a xlink:href="#cite_note-139" xlink:type="simple">[111]</text:a><text:a xlink:href="#cite_note-140" xlink:type="simple">[112]</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Slovenia" xlink:type="simple">Slovenia</text:a> </text:p>
          </table:table-cell>
          <table:table-cell table:style-name="ce16" office:value-type="float" office:value="96.314" calcext:value-type="float">
            <text:p>96,314</text:p>
          </table:table-cell>
          <table:table-cell table:style-name="ce16" office:value-type="float" office:value="2.063" calcext:value-type="float">
            <text:p>2,063</text:p>
          </table:table-cell>
          <table:table-cell table:style-name="ce16" office:value-type="string" calcext:value-type="string">
            <text:p>No data</text:p>
          </table:table-cell>
          <table:table-cell table:style-name="ce16" office:value-type="string" calcext:value-type="string">
            <text:p><text:a xlink:href="#cite_note-141" xlink:type="simple">[113]</text:a><text:a xlink:href="#cite_note-142" xlink:type="simple">[114]</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Paraguay" xlink:type="simple">Paraguay</text:a> </text:p>
          </table:table-cell>
          <table:table-cell table:style-name="ce16" office:value-type="float" office:value="94.223" calcext:value-type="float">
            <text:p>94,223</text:p>
          </table:table-cell>
          <table:table-cell table:style-name="ce16" office:value-type="float" office:value="1.971" calcext:value-type="float">
            <text:p>1,971</text:p>
          </table:table-cell>
          <table:table-cell table:style-name="ce16" office:value-type="float" office:value="67.242" calcext:value-type="float">
            <text:p>67,242</text:p>
          </table:table-cell>
          <table:table-cell table:style-name="ce16" office:value-type="string" calcext:value-type="string">
            <text:p><text:a xlink:href="#cite_note-143" xlink:type="simple">[115]</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Kenya" xlink:type="simple">Kenya</text:a> </text:p>
          </table:table-cell>
          <table:table-cell table:style-name="ce16" office:value-type="float" office:value="92.459" calcext:value-type="float">
            <text:p>92,459</text:p>
          </table:table-cell>
          <table:table-cell table:style-name="ce16" office:value-type="float" office:value="1.604" calcext:value-type="float">
            <text:p>1,604</text:p>
          </table:table-cell>
          <table:table-cell table:style-name="ce16" office:value-type="float" office:value="73.979" calcext:value-type="float">
            <text:p>73,979</text:p>
          </table:table-cell>
          <table:table-cell table:style-name="ce16" office:value-type="string" calcext:value-type="string">
            <text:p><text:a xlink:href="#cite_note-144" xlink:type="simple">[116]</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Algeria" xlink:type="simple">Algeria</text:a> </text:p>
          </table:table-cell>
          <table:table-cell table:style-name="ce16" office:value-type="float" office:value="92.102" calcext:value-type="float">
            <text:p>92,102</text:p>
          </table:table-cell>
          <table:table-cell table:style-name="ce16" office:value-type="float" office:value="2.596" calcext:value-type="float">
            <text:p>2,596</text:p>
          </table:table-cell>
          <table:table-cell table:style-name="ce16" office:value-type="float" office:value="60.457" calcext:value-type="float">
            <text:p>60,457</text:p>
          </table:table-cell>
          <table:table-cell table:style-name="ce16" office:value-type="string" calcext:value-type="string">
            <text:p><text:a xlink:href="#cite_note-145" xlink:type="simple">[117]</text:a><text:a xlink:href="#cite_note-146" xlink:type="simple">[118]</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Libya" xlink:type="simple">Libya</text:a> </text:p>
          </table:table-cell>
          <table:table-cell table:style-name="ce16" office:value-type="float" office:value="90.779" calcext:value-type="float">
            <text:p>90,779</text:p>
          </table:table-cell>
          <table:table-cell table:style-name="ce16" office:value-type="float" office:value="1.299" calcext:value-type="float">
            <text:p>1,299</text:p>
          </table:table-cell>
          <table:table-cell table:style-name="ce16" office:value-type="float" office:value="60.895" calcext:value-type="float">
            <text:p>60,895</text:p>
          </table:table-cell>
          <table:table-cell table:style-name="ce16" office:value-type="string" calcext:value-type="string">
            <text:p><text:a xlink:href="#cite_note-147" xlink:type="simple">[119]</text:a><text:a xlink:href="#cite_note-148" xlink:type="simple">[120]</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Bahrain" xlink:type="simple">Bahrain</text:a> </text:p>
          </table:table-cell>
          <table:table-cell table:style-name="ce16" office:value-type="float" office:value="89.268" calcext:value-type="float">
            <text:p>89,268</text:p>
          </table:table-cell>
          <table:table-cell table:style-name="ce16" office:value-type="float" office:value="348" calcext:value-type="float">
            <text:p>348</text:p>
          </table:table-cell>
          <table:table-cell table:style-name="ce16" office:value-type="float" office:value="87.332" calcext:value-type="float">
            <text:p>87,332</text:p>
          </table:table-cell>
          <table:table-cell table:style-name="ce16" office:value-type="string" calcext:value-type="string">
            <text:p><text:a xlink:href="#cite_note-149" xlink:type="simple">[121]</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mainland_China" xlink:type="simple">China</text:a><text:a xlink:href="#cite_note-150" xlink:type="simple">[ac]</text:a> </text:p>
          </table:table-cell>
          <table:table-cell table:style-name="ce16" office:value-type="float" office:value="86.758" calcext:value-type="float">
            <text:p>86,758</text:p>
          </table:table-cell>
          <table:table-cell table:style-name="ce16" office:value-type="float" office:value="4.634" calcext:value-type="float">
            <text:p>4,634</text:p>
          </table:table-cell>
          <table:table-cell table:style-name="ce16" office:value-type="float" office:value="81.712" calcext:value-type="float">
            <text:p>81,712</text:p>
          </table:table-cell>
          <table:table-cell table:style-name="ce16" office:value-type="string" calcext:value-type="string">
            <text:p><text:a xlink:href="#cite_note-151" xlink:type="simple">[122]</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Malaysia" xlink:type="simple">Malaysia</text:a> </text:p>
          </table:table-cell>
          <table:table-cell table:style-name="ce16" office:value-type="float" office:value="86.618" calcext:value-type="float">
            <text:p>86,618</text:p>
          </table:table-cell>
          <table:table-cell table:style-name="ce16" office:value-type="float" office:value="422" calcext:value-type="float">
            <text:p>422</text:p>
          </table:table-cell>
          <table:table-cell table:style-name="ce16" office:value-type="float" office:value="71.681" calcext:value-type="float">
            <text:p>71,681</text:p>
          </table:table-cell>
          <table:table-cell table:style-name="ce16" office:value-type="string" calcext:value-type="string">
            <text:p><text:a xlink:href="#cite_note-152" xlink:type="simple">[123]</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Kyrgyzstan" xlink:type="simple">Kyrgyzstan</text:a> </text:p>
          </table:table-cell>
          <table:table-cell table:style-name="ce16" office:value-type="float" office:value="77.91" calcext:value-type="float">
            <text:p>77,91</text:p>
          </table:table-cell>
          <table:table-cell table:style-name="ce16" office:value-type="float" office:value="1.316" calcext:value-type="float">
            <text:p>1,316</text:p>
          </table:table-cell>
          <table:table-cell table:style-name="ce16" office:value-type="float" office:value="70.867" calcext:value-type="float">
            <text:p>70,867</text:p>
          </table:table-cell>
          <table:table-cell table:style-name="ce16" office:value-type="string" calcext:value-type="string">
            <text:p><text:a xlink:href="#cite_note-153" xlink:type="simple">[124]</text:a><text:a xlink:href="#cite_note-154" xlink:type="simple">[125]</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the_Republic_of_Ireland" xlink:type="simple">Ireland</text:a> </text:p>
          </table:table-cell>
          <table:table-cell table:style-name="ce16" office:value-type="float" office:value="76.449" calcext:value-type="float">
            <text:p>76,449</text:p>
          </table:table-cell>
          <table:table-cell table:style-name="ce16" office:value-type="float" office:value="2.126" calcext:value-type="float">
            <text:p>2,126</text:p>
          </table:table-cell>
          <table:table-cell table:style-name="ce16" office:value-type="float" office:value="25.335" calcext:value-type="float">
            <text:p>25,335</text:p>
          </table:table-cell>
          <table:table-cell table:style-name="ce16" office:value-type="string" calcext:value-type="string">
            <text:p><text:a xlink:href="#cite_note-155" xlink:type="simple">[126]</text:a><text:a xlink:href="#cite_note-156" xlink:type="simple">[127]</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Uzbekistan" xlink:type="simple">Uzbekistan</text:a> </text:p>
          </table:table-cell>
          <table:table-cell table:style-name="ce16" office:value-type="float" office:value="75.094" calcext:value-type="float">
            <text:p>75,094</text:p>
          </table:table-cell>
          <table:table-cell table:style-name="ce16" office:value-type="float" office:value="612" calcext:value-type="float">
            <text:p>612</text:p>
          </table:table-cell>
          <table:table-cell table:style-name="ce16" office:value-type="float" office:value="72.368" calcext:value-type="float">
            <text:p>72,368</text:p>
          </table:table-cell>
          <table:table-cell table:style-name="ce16" office:value-type="string" calcext:value-type="string">
            <text:p><text:a xlink:href="#cite_note-157" xlink:type="simple">[128]</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North_Macedonia" xlink:type="simple">North Macedonia</text:a> </text:p>
          </table:table-cell>
          <table:table-cell table:style-name="ce16" office:value-type="float" office:value="73.851" calcext:value-type="float">
            <text:p>73,851</text:p>
          </table:table-cell>
          <table:table-cell table:style-name="ce16" office:value-type="float" office:value="2.147" calcext:value-type="float">
            <text:p>2,147</text:p>
          </table:table-cell>
          <table:table-cell table:style-name="ce16" office:value-type="float" office:value="50.046" calcext:value-type="float">
            <text:p>50,046</text:p>
          </table:table-cell>
          <table:table-cell table:style-name="ce16" office:value-type="string" calcext:value-type="string">
            <text:p><text:a xlink:href="#cite_note-158" xlink:type="simple">[129]</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Nigeria" xlink:type="simple">Nigeria</text:a> </text:p>
          </table:table-cell>
          <table:table-cell table:style-name="ce16" office:value-type="float" office:value="73.374" calcext:value-type="float">
            <text:p>73,374</text:p>
          </table:table-cell>
          <table:table-cell table:style-name="ce16" office:value-type="float" office:value="1.197" calcext:value-type="float">
            <text:p>1,197</text:p>
          </table:table-cell>
          <table:table-cell table:style-name="ce16" office:value-type="float" office:value="66.314" calcext:value-type="float">
            <text:p>66,314</text:p>
          </table:table-cell>
          <table:table-cell table:style-name="ce16" office:value-type="string" calcext:value-type="string">
            <text:p><text:a xlink:href="#cite_note-159" xlink:type="simple">[130]</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Puerto_Rico" xlink:type="simple">Puerto Rico</text:a> </text:p>
          </table:table-cell>
          <table:table-cell table:style-name="ce16" office:value-type="float" office:value="60.348" calcext:value-type="float">
            <text:p>60,348</text:p>
          </table:table-cell>
          <table:table-cell table:style-name="ce16" office:value-type="float" office:value="1.282" calcext:value-type="float">
            <text:p>1,282</text:p>
          </table:table-cell>
          <table:table-cell table:style-name="ce16" office:value-type="string" calcext:value-type="string">
            <text:p>No data</text:p>
          </table:table-cell>
          <table:table-cell table:style-name="ce16" office:value-type="string" calcext:value-type="string">
            <text:p><text:a xlink:href="#cite_note-160" xlink:type="simple">[131]</text:a><text:a xlink:href="#cite_note-161" xlink:type="simple">[132]</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Singapore" xlink:type="simple">Singapore</text:a> </text:p>
          </table:table-cell>
          <table:table-cell table:style-name="ce16" office:value-type="float" office:value="58.325" calcext:value-type="float">
            <text:p>58,325</text:p>
          </table:table-cell>
          <table:table-cell table:style-name="ce16" office:value-type="float" office:value="29" calcext:value-type="float">
            <text:p>29</text:p>
          </table:table-cell>
          <table:table-cell table:style-name="ce16" office:value-type="float" office:value="58.21" calcext:value-type="float">
            <text:p>58,21</text:p>
          </table:table-cell>
          <table:table-cell table:style-name="ce16" office:value-type="string" calcext:value-type="string">
            <text:p><text:a xlink:href="#cite_note-162" xlink:type="simple">[133]</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Ghana" xlink:type="simple">Ghana</text:a> </text:p>
          </table:table-cell>
          <table:table-cell table:style-name="ce16" office:value-type="float" office:value="53.27" calcext:value-type="float">
            <text:p>53,27</text:p>
          </table:table-cell>
          <table:table-cell table:style-name="ce16" office:value-type="float" office:value="327" calcext:value-type="float">
            <text:p>327</text:p>
          </table:table-cell>
          <table:table-cell table:style-name="ce16" office:value-type="float" office:value="51.965" calcext:value-type="float">
            <text:p>51,965</text:p>
          </table:table-cell>
          <table:table-cell table:style-name="ce16" office:value-type="string" calcext:value-type="string">
            <text:p><text:a xlink:href="#cite_note-163" xlink:type="simple">[134]</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Albania" xlink:type="simple">Albania</text:a> </text:p>
          </table:table-cell>
          <table:table-cell table:style-name="ce16" office:value-type="float" office:value="49.191" calcext:value-type="float">
            <text:p>49,191</text:p>
          </table:table-cell>
          <table:table-cell table:style-name="ce16" office:value-type="float" office:value="1.016" calcext:value-type="float">
            <text:p>1,016</text:p>
          </table:table-cell>
          <table:table-cell table:style-name="ce16" office:value-type="float" office:value="25.325" calcext:value-type="float">
            <text:p>25,325</text:p>
          </table:table-cell>
          <table:table-cell table:style-name="ce16" office:value-type="string" calcext:value-type="string">
            <text:p><text:a xlink:href="#cite_note-164" xlink:type="simple">[135]</text:a><text:a xlink:href="#cite_note-165" xlink:type="simple">[136]</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Afghanistan" xlink:type="simple">Afghanistan</text:a> </text:p>
          </table:table-cell>
          <table:table-cell table:style-name="ce16" office:value-type="float" office:value="48.952" calcext:value-type="float">
            <text:p>48,952</text:p>
          </table:table-cell>
          <table:table-cell table:style-name="ce16" office:value-type="float" office:value="1.96" calcext:value-type="float">
            <text:p>1,96</text:p>
          </table:table-cell>
          <table:table-cell table:style-name="ce16" office:value-type="float" office:value="38.328" calcext:value-type="float">
            <text:p>38,328</text:p>
          </table:table-cell>
          <table:table-cell table:style-name="ce16" office:value-type="string" calcext:value-type="string">
            <text:p><text:a xlink:href="#cite_note-166" xlink:type="simple">[137]</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Kosovo" xlink:type="simple">Kosovo</text:a> </text:p>
          </table:table-cell>
          <table:table-cell table:style-name="ce16" office:value-type="float" office:value="46.909" calcext:value-type="float">
            <text:p>46,909</text:p>
          </table:table-cell>
          <table:table-cell table:style-name="ce16" office:value-type="float" office:value="1.203" calcext:value-type="float">
            <text:p>1,203</text:p>
          </table:table-cell>
          <table:table-cell table:style-name="ce16" office:value-type="float" office:value="34.155" calcext:value-type="float">
            <text:p>34,155</text:p>
          </table:table-cell>
          <table:table-cell table:style-name="ce16" office:value-type="string" calcext:value-type="string">
            <text:p><text:a xlink:href="#cite_note-167" xlink:type="simple">[138]</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South_Korea" xlink:type="simple">South Korea</text:a> </text:p>
          </table:table-cell>
          <table:table-cell table:style-name="ce16" office:value-type="float" office:value="44.364" calcext:value-type="float">
            <text:p>44,364</text:p>
          </table:table-cell>
          <table:table-cell table:style-name="ce16" office:value-type="float" office:value="600" calcext:value-type="float">
            <text:p>600</text:p>
          </table:table-cell>
          <table:table-cell table:style-name="ce16" office:value-type="float" office:value="32.559" calcext:value-type="float">
            <text:p>32,559</text:p>
          </table:table-cell>
          <table:table-cell table:style-name="ce16" office:value-type="string" calcext:value-type="string">
            <text:p><text:a xlink:href="#cite_note-168" xlink:type="simple">[139]</text:a><text:a xlink:href="#cite_note-169" xlink:type="simple">[140]</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El_Salvador" xlink:type="simple">El Salvador</text:a> </text:p>
          </table:table-cell>
          <table:table-cell table:style-name="ce16" office:value-type="float" office:value="41.88" calcext:value-type="float">
            <text:p>41,88</text:p>
          </table:table-cell>
          <table:table-cell table:style-name="ce16" office:value-type="float" office:value="1.205" calcext:value-type="float">
            <text:p>1,205</text:p>
          </table:table-cell>
          <table:table-cell table:style-name="ce16" office:value-type="float" office:value="38.087" calcext:value-type="float">
            <text:p>38,087</text:p>
          </table:table-cell>
          <table:table-cell table:style-name="ce16" office:value-type="string" calcext:value-type="string">
            <text:p><text:a xlink:href="#cite_note-170" xlink:type="simple">[141]</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Montenegro" xlink:type="simple">Montenegro</text:a> </text:p>
          </table:table-cell>
          <table:table-cell table:style-name="ce16" office:value-type="float" office:value="41.803" calcext:value-type="float">
            <text:p>41,803</text:p>
          </table:table-cell>
          <table:table-cell table:style-name="ce16" office:value-type="float" office:value="585" calcext:value-type="float">
            <text:p>585</text:p>
          </table:table-cell>
          <table:table-cell table:style-name="ce16" office:value-type="float" office:value="31.138" calcext:value-type="float">
            <text:p>31,138</text:p>
          </table:table-cell>
          <table:table-cell table:style-name="ce16" office:value-type="string" calcext:value-type="string">
            <text:p><text:a xlink:href="#cite_note-171" xlink:type="simple">[142]</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Norway" xlink:type="simple">Norway</text:a><text:a xlink:href="#cite_note-174" xlink:type="simple">[ad]</text:a> </text:p>
          </table:table-cell>
          <table:table-cell table:style-name="ce16" office:value-type="float" office:value="41.334" calcext:value-type="float">
            <text:p>41,334</text:p>
          </table:table-cell>
          <table:table-cell table:style-name="ce16" office:value-type="float" office:value="393" calcext:value-type="float">
            <text:p>393</text:p>
          </table:table-cell>
          <table:table-cell table:style-name="ce16" office:value-type="float" office:value="34.463" calcext:value-type="float">
            <text:p>34,463</text:p>
          </table:table-cell>
          <table:table-cell table:style-name="ce16" office:value-type="string" calcext:value-type="string">
            <text:p><text:a xlink:href="#cite_note-VG-175" xlink:type="simple">[145]</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Luxembourg" xlink:type="simple">Luxembourg</text:a> </text:p>
          </table:table-cell>
          <table:table-cell table:style-name="ce16" office:value-type="float" office:value="41.272" calcext:value-type="float">
            <text:p>41,272</text:p>
          </table:table-cell>
          <table:table-cell table:style-name="ce16" office:value-type="float" office:value="396" calcext:value-type="float">
            <text:p>396</text:p>
          </table:table-cell>
          <table:table-cell table:style-name="ce16" office:value-type="float" office:value="31.678" calcext:value-type="float">
            <text:p>31,678</text:p>
          </table:table-cell>
          <table:table-cell table:style-name="ce16" office:value-type="string" calcext:value-type="string">
            <text:p><text:a xlink:href="#cite_note-176" xlink:type="simple">[146]</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Sri_Lanka" xlink:type="simple">Sri Lanka</text:a> </text:p>
          </table:table-cell>
          <table:table-cell table:style-name="ce16" office:value-type="float" office:value="33.898" calcext:value-type="float">
            <text:p>33,898</text:p>
          </table:table-cell>
          <table:table-cell table:style-name="ce16" office:value-type="float" office:value="154" calcext:value-type="float">
            <text:p>154</text:p>
          </table:table-cell>
          <table:table-cell table:style-name="ce16" office:value-type="float" office:value="24.867" calcext:value-type="float">
            <text:p>24,867</text:p>
          </table:table-cell>
          <table:table-cell table:style-name="ce16" office:value-type="string" calcext:value-type="string">
            <text:p><text:a xlink:href="#cite_note-177" xlink:type="simple">[147]</text:a><text:a xlink:href="#cite_note-178" xlink:type="simple">[148]</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Finland" xlink:type="simple">Finland</text:a><text:a xlink:href="#cite_note-181" xlink:type="simple">[ae]</text:a> </text:p>
          </table:table-cell>
          <table:table-cell table:style-name="ce16" office:value-type="float" office:value="31.459" calcext:value-type="float">
            <text:p>31,459</text:p>
          </table:table-cell>
          <table:table-cell table:style-name="ce16" office:value-type="float" office:value="461" calcext:value-type="float">
            <text:p>461</text:p>
          </table:table-cell>
          <table:table-cell table:style-name="ce16" office:value-type="float" office:value="20" calcext:value-type="float">
            <text:p>20</text:p>
          </table:table-cell>
          <table:table-cell table:style-name="ce16" office:value-type="string" calcext:value-type="string">
            <text:p><text:a xlink:href="#cite_note-fi-map-182" xlink:type="simple">[151]</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Australia" xlink:type="simple">Australia</text:a><text:a xlink:href="#cite_note-183" xlink:type="simple">[af]</text:a> </text:p>
          </table:table-cell>
          <table:table-cell table:style-name="ce16" office:value-type="float" office:value="28.031" calcext:value-type="float">
            <text:p>28,031</text:p>
          </table:table-cell>
          <table:table-cell table:style-name="ce16" office:value-type="float" office:value="908" calcext:value-type="float">
            <text:p>908</text:p>
          </table:table-cell>
          <table:table-cell table:style-name="ce16" office:value-type="float" office:value="25.473" calcext:value-type="float">
            <text:p>25,473</text:p>
          </table:table-cell>
          <table:table-cell table:style-name="ce16" office:value-type="string" calcext:value-type="string">
            <text:p><text:a xlink:href="#cite_note-184" xlink:type="simple">[152]</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Uganda" xlink:type="simple">Uganda</text:a> </text:p>
          </table:table-cell>
          <table:table-cell table:style-name="ce16" office:value-type="float" office:value="27.766" calcext:value-type="float">
            <text:p>27,766</text:p>
          </table:table-cell>
          <table:table-cell table:style-name="ce16" office:value-type="float" office:value="224" calcext:value-type="float">
            <text:p>224</text:p>
          </table:table-cell>
          <table:table-cell table:style-name="ce16" office:value-type="float" office:value="9.921" calcext:value-type="float">
            <text:p>9,921</text:p>
          </table:table-cell>
          <table:table-cell table:style-name="ce16" office:value-type="string" calcext:value-type="string">
            <text:p><text:a xlink:href="#cite_note-185" xlink:type="simple">[153]</text:a><text:a xlink:href="#cite_note-186" xlink:type="simple">[154]</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Latvia" xlink:type="simple">Latvia</text:a> </text:p>
          </table:table-cell>
          <table:table-cell table:style-name="ce16" office:value-type="float" office:value="25.675" calcext:value-type="float">
            <text:p>25,675</text:p>
          </table:table-cell>
          <table:table-cell table:style-name="ce16" office:value-type="float" office:value="349" calcext:value-type="float">
            <text:p>349</text:p>
          </table:table-cell>
          <table:table-cell table:style-name="ce16" office:value-type="float" office:value="1.866" calcext:value-type="float">
            <text:p>1,866</text:p>
          </table:table-cell>
          <table:table-cell table:style-name="ce16" office:value-type="string" calcext:value-type="string">
            <text:p><text:a xlink:href="#cite_note-187" xlink:type="simple">[155]</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Cameroon" xlink:type="simple">Cameroon</text:a> </text:p>
          </table:table-cell>
          <table:table-cell table:style-name="ce16" office:value-type="float" office:value="24.963" calcext:value-type="float">
            <text:p>24,963</text:p>
          </table:table-cell>
          <table:table-cell table:style-name="ce16" office:value-type="float" office:value="443" calcext:value-type="float">
            <text:p>443</text:p>
          </table:table-cell>
          <table:table-cell table:style-name="ce16" office:value-type="float" office:value="23.344" calcext:value-type="float">
            <text:p>23,344</text:p>
          </table:table-cell>
          <table:table-cell table:style-name="ce16" office:value-type="string" calcext:value-type="string">
            <text:p><text:a xlink:href="#cite_note-188" xlink:type="simple">[156]</text:a><text:a xlink:href="#cite_note-189" xlink:type="simple">[157]</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Ivory_Coast" xlink:type="simple">Ivory Coast</text:a> </text:p>
          </table:table-cell>
          <table:table-cell table:style-name="ce16" office:value-type="float" office:value="21.705" calcext:value-type="float">
            <text:p>21,705</text:p>
          </table:table-cell>
          <table:table-cell table:style-name="ce16" office:value-type="float" office:value="133" calcext:value-type="float">
            <text:p>133</text:p>
          </table:table-cell>
          <table:table-cell table:style-name="ce16" office:value-type="float" office:value="21.318" calcext:value-type="float">
            <text:p>21,318</text:p>
          </table:table-cell>
          <table:table-cell table:style-name="ce16" office:value-type="string" calcext:value-type="string">
            <text:p><text:a xlink:href="#cite_note-190" xlink:type="simple">[158]</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Sudan" xlink:type="simple">Sudan</text:a> </text:p>
          </table:table-cell>
          <table:table-cell table:style-name="ce16" office:value-type="float" office:value="21.591" calcext:value-type="float">
            <text:p>21,591</text:p>
          </table:table-cell>
          <table:table-cell table:style-name="ce16" office:value-type="float" office:value="1.355" calcext:value-type="float">
            <text:p>1,355</text:p>
          </table:table-cell>
          <table:table-cell table:style-name="ce16" office:value-type="float" office:value="12.452" calcext:value-type="float">
            <text:p>12,452</text:p>
          </table:table-cell>
          <table:table-cell table:style-name="ce16" office:value-type="string" calcext:value-type="string">
            <text:p><text:a xlink:href="#cite_note-191" xlink:type="simple">[159]</text:a><text:a xlink:href="#cite_note-192" xlink:type="simple">[160]</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Estonia" xlink:type="simple">Estonia</text:a> </text:p>
          </table:table-cell>
          <table:table-cell table:style-name="ce16" office:value-type="float" office:value="18.682" calcext:value-type="float">
            <text:p>18,682</text:p>
          </table:table-cell>
          <table:table-cell table:style-name="ce16" office:value-type="float" office:value="154" calcext:value-type="float">
            <text:p>154</text:p>
          </table:table-cell>
          <table:table-cell table:style-name="ce16" office:value-type="float" office:value="11.669" calcext:value-type="float">
            <text:p>11,669</text:p>
          </table:table-cell>
          <table:table-cell table:style-name="ce16" office:value-type="string" calcext:value-type="string">
            <text:p><text:a xlink:href="#cite_note-193" xlink:type="simple">[161]</text:a><text:a xlink:href="#cite_note-194" xlink:type="simple">[162]</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Zambia" xlink:type="simple">Zambia</text:a> </text:p>
          </table:table-cell>
          <table:table-cell table:style-name="ce16" office:value-type="float" office:value="18.274" calcext:value-type="float">
            <text:p>18,274</text:p>
          </table:table-cell>
          <table:table-cell table:style-name="ce16" office:value-type="float" office:value="367" calcext:value-type="float">
            <text:p>367</text:p>
          </table:table-cell>
          <table:table-cell table:style-name="ce16" office:value-type="float" office:value="17.388" calcext:value-type="float">
            <text:p>17,388</text:p>
          </table:table-cell>
          <table:table-cell table:style-name="ce16" office:value-type="string" calcext:value-type="string">
            <text:p><text:a xlink:href="#cite_note-195" xlink:type="simple">[163]</text:a><text:a xlink:href="#cite_note-196" xlink:type="simple">[164]</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Madagascar" xlink:type="simple">Madagascar</text:a> </text:p>
          </table:table-cell>
          <table:table-cell table:style-name="ce16" office:value-type="float" office:value="17.341" calcext:value-type="float">
            <text:p>17,341</text:p>
          </table:table-cell>
          <table:table-cell table:style-name="ce16" office:value-type="float" office:value="251" calcext:value-type="float">
            <text:p>251</text:p>
          </table:table-cell>
          <table:table-cell table:style-name="ce16" office:value-type="float" office:value="16.657" calcext:value-type="float">
            <text:p>16,657</text:p>
          </table:table-cell>
          <table:table-cell table:style-name="ce16" office:value-type="string" calcext:value-type="string">
            <text:p><text:a xlink:href="#cite_note-197" xlink:type="simple">[165]</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Senegal" xlink:type="simple">Senegal</text:a> </text:p>
          </table:table-cell>
          <table:table-cell table:style-name="ce16" office:value-type="float" office:value="17.146" calcext:value-type="float">
            <text:p>17,146</text:p>
          </table:table-cell>
          <table:table-cell table:style-name="ce16" office:value-type="float" office:value="350" calcext:value-type="float">
            <text:p>350</text:p>
          </table:table-cell>
          <table:table-cell table:style-name="ce16" office:value-type="float" office:value="16.159" calcext:value-type="float">
            <text:p>16,159</text:p>
          </table:table-cell>
          <table:table-cell table:style-name="ce16" office:value-type="string" calcext:value-type="string">
            <text:p><text:a xlink:href="#cite_note-198" xlink:type="simple">[166]</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Mozambique" xlink:type="simple">Mozambique</text:a> </text:p>
          </table:table-cell>
          <table:table-cell table:style-name="ce16" office:value-type="float" office:value="17.002" calcext:value-type="float">
            <text:p>17,002</text:p>
          </table:table-cell>
          <table:table-cell table:style-name="ce16" office:value-type="float" office:value="143" calcext:value-type="float">
            <text:p>143</text:p>
          </table:table-cell>
          <table:table-cell table:style-name="ce16" office:value-type="float" office:value="15.006" calcext:value-type="float">
            <text:p>15,006</text:p>
          </table:table-cell>
          <table:table-cell table:style-name="ce16" office:value-type="string" calcext:value-type="string">
            <text:p><text:a xlink:href="#cite_note-199" xlink:type="simple">[167]</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Namibia" xlink:type="simple">Namibia</text:a> </text:p>
          </table:table-cell>
          <table:table-cell table:style-name="ce16" office:value-type="float" office:value="16.726" calcext:value-type="float">
            <text:p>16,726</text:p>
          </table:table-cell>
          <table:table-cell table:style-name="ce16" office:value-type="float" office:value="163" calcext:value-type="float">
            <text:p>163</text:p>
          </table:table-cell>
          <table:table-cell table:style-name="ce16" office:value-type="float" office:value="14.837" calcext:value-type="float">
            <text:p>14,837</text:p>
          </table:table-cell>
          <table:table-cell table:style-name="ce16" office:value-type="string" calcext:value-type="string">
            <text:p><text:a xlink:href="#cite_note-200" xlink:type="simple">[168]</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Angola" xlink:type="simple">Angola</text:a> </text:p>
          </table:table-cell>
          <table:table-cell table:style-name="ce16" office:value-type="float" office:value="16.277" calcext:value-type="float">
            <text:p>16,277</text:p>
          </table:table-cell>
          <table:table-cell table:style-name="ce16" office:value-type="float" office:value="372" calcext:value-type="float">
            <text:p>372</text:p>
          </table:table-cell>
          <table:table-cell table:style-name="ce16" office:value-type="float" office:value="8.924" calcext:value-type="float">
            <text:p>8,924</text:p>
          </table:table-cell>
          <table:table-cell table:style-name="ce16" office:value-type="string" calcext:value-type="string">
            <text:p><text:a xlink:href="#cite_note-201" xlink:type="simple">[169]</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French_Polynesia" xlink:type="simple">French Polynesia</text:a> </text:p>
          </table:table-cell>
          <table:table-cell table:style-name="ce16" office:value-type="float" office:value="15.411" calcext:value-type="float">
            <text:p>15,411</text:p>
          </table:table-cell>
          <table:table-cell table:style-name="ce16" office:value-type="float" office:value="90" calcext:value-type="float">
            <text:p>90</text:p>
          </table:table-cell>
          <table:table-cell table:style-name="ce16" office:value-type="float" office:value="5.167" calcext:value-type="float">
            <text:p>5,167</text:p>
          </table:table-cell>
          <table:table-cell table:style-name="ce16" office:value-type="string" calcext:value-type="string">
            <text:p><text:a xlink:href="#cite_note-202" xlink:type="simple">[170]</text:a><text:a xlink:href="#cite_note-203" xlink:type="simple">[171]</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the_Democratic_Republic_of_the_Congo" xlink:type="simple">DR Congo</text:a><text:a xlink:href="#cite_note-204" xlink:type="simple">[ag]</text:a> </text:p>
          </table:table-cell>
          <table:table-cell table:style-name="ce16" office:value-type="float" office:value="14.512" calcext:value-type="float">
            <text:p>14,512</text:p>
          </table:table-cell>
          <table:table-cell table:style-name="ce16" office:value-type="float" office:value="356" calcext:value-type="float">
            <text:p>356</text:p>
          </table:table-cell>
          <table:table-cell table:style-name="ce16" office:value-type="float" office:value="12.653" calcext:value-type="float">
            <text:p>12,653</text:p>
          </table:table-cell>
          <table:table-cell table:style-name="ce16" office:value-type="string" calcext:value-type="string">
            <text:p><text:a xlink:href="#cite_note-205" xlink:type="simple">[172]</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the_Maldives" xlink:type="simple">Maldives</text:a> </text:p>
          </table:table-cell>
          <table:table-cell table:style-name="ce16" office:value-type="float" office:value="13.368" calcext:value-type="float">
            <text:p>13,368</text:p>
          </table:table-cell>
          <table:table-cell table:style-name="ce16" office:value-type="float" office:value="48" calcext:value-type="float">
            <text:p>48</text:p>
          </table:table-cell>
          <table:table-cell table:style-name="ce16" office:value-type="float" office:value="12.705" calcext:value-type="float">
            <text:p>12,705</text:p>
          </table:table-cell>
          <table:table-cell table:style-name="ce16" office:value-type="string" calcext:value-type="string">
            <text:p><text:a xlink:href="#cite_note-206" xlink:type="simple">[173]</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Guinea" xlink:type="simple">Guinea</text:a> </text:p>
          </table:table-cell>
          <table:table-cell table:style-name="ce16" office:value-type="float" office:value="13.325" calcext:value-type="float">
            <text:p>13,325</text:p>
          </table:table-cell>
          <table:table-cell table:style-name="ce16" office:value-type="float" office:value="79" calcext:value-type="float">
            <text:p>79</text:p>
          </table:table-cell>
          <table:table-cell table:style-name="ce16" office:value-type="float" office:value="12.548" calcext:value-type="float">
            <text:p>12,548</text:p>
          </table:table-cell>
          <table:table-cell table:style-name="ce16" office:value-type="string" calcext:value-type="string">
            <text:p><text:a xlink:href="#cite_note-207" xlink:type="simple">[174]</text:a><text:a xlink:href="#cite_note-208" xlink:type="simple">[175]</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Tajikistan" xlink:type="simple">Tajikistan</text:a> </text:p>
          </table:table-cell>
          <table:table-cell table:style-name="ce16" office:value-type="float" office:value="12.231" calcext:value-type="float">
            <text:p>12,231</text:p>
          </table:table-cell>
          <table:table-cell table:style-name="ce16" office:value-type="float" office:value="88" calcext:value-type="float">
            <text:p>88</text:p>
          </table:table-cell>
          <table:table-cell table:style-name="ce16" office:value-type="float" office:value="11.64" calcext:value-type="float">
            <text:p>11,64</text:p>
          </table:table-cell>
          <table:table-cell table:style-name="ce16" office:value-type="string" calcext:value-type="string">
            <text:p><text:a xlink:href="#cite_note-209" xlink:type="simple">[176]</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Cyprus" xlink:type="simple">Cyprus</text:a><text:a xlink:href="#cite_note-210" xlink:type="simple">[ah]</text:a> </text:p>
          </table:table-cell>
          <table:table-cell table:style-name="ce16" office:value-type="float" office:value="12.181" calcext:value-type="float">
            <text:p>12,181</text:p>
          </table:table-cell>
          <table:table-cell table:style-name="ce16" office:value-type="float" office:value="59" calcext:value-type="float">
            <text:p>59</text:p>
          </table:table-cell>
          <table:table-cell table:style-name="ce16" office:value-type="float" office:value="2.057" calcext:value-type="float">
            <text:p>2,057</text:p>
          </table:table-cell>
          <table:table-cell table:style-name="ce16" office:value-type="string" calcext:value-type="string">
            <text:p><text:a xlink:href="#cite_note-211" xlink:type="simple">[177]</text:a><text:a xlink:href="#cite_note-cyprus-and-akdh-212" xlink:type="simple">[178]</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Jamaica" xlink:type="simple">Jamaica</text:a> </text:p>
          </table:table-cell>
          <table:table-cell table:style-name="ce16" office:value-type="float" office:value="11.507" calcext:value-type="float">
            <text:p>11,507</text:p>
          </table:table-cell>
          <table:table-cell table:style-name="ce16" office:value-type="float" office:value="270" calcext:value-type="float">
            <text:p>270</text:p>
          </table:table-cell>
          <table:table-cell table:style-name="ce16" office:value-type="float" office:value="7.654" calcext:value-type="float">
            <text:p>7,654</text:p>
          </table:table-cell>
          <table:table-cell table:style-name="ce16" office:value-type="string" calcext:value-type="string">
            <text:p><text:a xlink:href="#cite_note-213" xlink:type="simple">[179]</text:a><text:a xlink:href="#cite_note-214" xlink:type="simple">[180]</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Cape_Verde" xlink:type="simple">Cape Verde</text:a> </text:p>
          </table:table-cell>
          <table:table-cell table:style-name="ce16" office:value-type="float" office:value="11.357" calcext:value-type="float">
            <text:p>11,357</text:p>
          </table:table-cell>
          <table:table-cell table:style-name="ce16" office:value-type="float" office:value="110" calcext:value-type="float">
            <text:p>110</text:p>
          </table:table-cell>
          <table:table-cell table:style-name="ce16" office:value-type="float" office:value="10.962" calcext:value-type="float">
            <text:p>10,962</text:p>
          </table:table-cell>
          <table:table-cell table:style-name="ce16" office:value-type="string" calcext:value-type="string">
            <text:p><text:a xlink:href="#cite_note-215" xlink:type="simple">[181]</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Malta" xlink:type="simple">Malta</text:a> </text:p>
          </table:table-cell>
          <table:table-cell table:style-name="ce16" office:value-type="float" office:value="11.303" calcext:value-type="float">
            <text:p>11,303</text:p>
          </table:table-cell>
          <table:table-cell table:style-name="ce16" office:value-type="float" office:value="177" calcext:value-type="float">
            <text:p>177</text:p>
          </table:table-cell>
          <table:table-cell table:style-name="ce16" office:value-type="float" office:value="9.42" calcext:value-type="float">
            <text:p>9,42</text:p>
          </table:table-cell>
          <table:table-cell table:style-name="ce16" office:value-type="string" calcext:value-type="string">
            <text:p><text:a xlink:href="#cite_note-216" xlink:type="simple">[182]</text:a><text:a xlink:href="#cite_note-217" xlink:type="simple">[183]</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Zimbabwe" xlink:type="simple">Zimbabwe</text:a> </text:p>
          </table:table-cell>
          <table:table-cell table:style-name="ce16" office:value-type="float" office:value="11.246" calcext:value-type="float">
            <text:p>11,246</text:p>
          </table:table-cell>
          <table:table-cell table:style-name="ce16" office:value-type="float" office:value="307" calcext:value-type="float">
            <text:p>307</text:p>
          </table:table-cell>
          <table:table-cell table:style-name="ce16" office:value-type="float" office:value="9.541" calcext:value-type="float">
            <text:p>9,541</text:p>
          </table:table-cell>
          <table:table-cell table:style-name="ce16" office:value-type="string" calcext:value-type="string">
            <text:p><text:a xlink:href="#cite_note-218" xlink:type="simple">[184]</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Mauritania" xlink:type="simple">Mauritania</text:a> </text:p>
          </table:table-cell>
          <table:table-cell table:style-name="ce16" office:value-type="float" office:value="10.971" calcext:value-type="float">
            <text:p>10,971</text:p>
          </table:table-cell>
          <table:table-cell table:style-name="ce16" office:value-type="float" office:value="225" calcext:value-type="float">
            <text:p>225</text:p>
          </table:table-cell>
          <table:table-cell table:style-name="ce16" office:value-type="float" office:value="8.076" calcext:value-type="float">
            <text:p>8,076</text:p>
          </table:table-cell>
          <table:table-cell table:style-name="ce16" office:value-type="string" calcext:value-type="string">
            <text:p><text:a xlink:href="#cite_note-219" xlink:type="simple">[185]</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Botswana" xlink:type="simple">Botswana</text:a><text:a xlink:href="#cite_note-221" xlink:type="simple">[ai]</text:a> </text:p>
          </table:table-cell>
          <table:table-cell table:style-name="ce16" office:value-type="float" office:value="10.931" calcext:value-type="float">
            <text:p>10,931</text:p>
          </table:table-cell>
          <table:table-cell table:style-name="ce16" office:value-type="float" office:value="37" calcext:value-type="float">
            <text:p>37</text:p>
          </table:table-cell>
          <table:table-cell table:style-name="ce16" office:value-type="float" office:value="9.94" calcext:value-type="float">
            <text:p>9,94</text:p>
          </table:table-cell>
          <table:table-cell table:style-name="ce16" office:value-type="string" calcext:value-type="string">
            <text:p><text:a xlink:href="#cite_note-222" xlink:type="simple">[187]</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the_Donetsk_People%27s_Republic" xlink:type="simple">Donetsk PR</text:a><text:a xlink:href="#cite_note-DNR-LNR-223" xlink:type="simple">[aj]</text:a> </text:p>
          </table:table-cell>
          <table:table-cell table:style-name="ce16" office:value-type="float" office:value="10.829" calcext:value-type="float">
            <text:p>10,829</text:p>
          </table:table-cell>
          <table:table-cell table:style-name="ce16" office:value-type="float" office:value="1.019" calcext:value-type="float">
            <text:p>1,019</text:p>
          </table:table-cell>
          <table:table-cell table:style-name="ce16" office:value-type="float" office:value="5.146" calcext:value-type="float">
            <text:p>5,146</text:p>
          </table:table-cell>
          <table:table-cell table:style-name="ce16" office:value-type="string" calcext:value-type="string">
            <text:p><text:a xlink:href="#cite_note-224" xlink:type="simple">[188]</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Uruguay" xlink:type="simple">Uruguay</text:a><text:a xlink:href="#cite_note-GregMortimer-225" xlink:type="simple">[ak]</text:a> </text:p>
          </table:table-cell>
          <table:table-cell table:style-name="ce16" office:value-type="float" office:value="9.708" calcext:value-type="float">
            <text:p>9,708</text:p>
          </table:table-cell>
          <table:table-cell table:style-name="ce16" office:value-type="float" office:value="92" calcext:value-type="float">
            <text:p>92</text:p>
          </table:table-cell>
          <table:table-cell table:style-name="ce16" office:value-type="float" office:value="6.358" calcext:value-type="float">
            <text:p>6,358</text:p>
          </table:table-cell>
          <table:table-cell table:style-name="ce16" office:value-type="string" calcext:value-type="string">
            <text:p><text:a xlink:href="#cite_note-226" xlink:type="simple">[189]</text:a><text:a xlink:href="#cite_note-227" xlink:type="simple">[190]</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Cuba" xlink:type="simple">Cuba</text:a><text:a xlink:href="#cite_note-228" xlink:type="simple">[al]</text:a> </text:p>
          </table:table-cell>
          <table:table-cell table:style-name="ce16" office:value-type="float" office:value="9.423" calcext:value-type="float">
            <text:p>9,423</text:p>
          </table:table-cell>
          <table:table-cell table:style-name="ce16" office:value-type="float" office:value="137" calcext:value-type="float">
            <text:p>137</text:p>
          </table:table-cell>
          <table:table-cell table:style-name="ce16" office:value-type="float" office:value="8.434" calcext:value-type="float">
            <text:p>8,434</text:p>
          </table:table-cell>
          <table:table-cell table:style-name="ce16" office:value-type="string" calcext:value-type="string">
            <text:p><text:a xlink:href="#cite_note-229" xlink:type="simple">[191]</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Gabon" xlink:type="simple">Gabon</text:a> </text:p>
          </table:table-cell>
          <table:table-cell table:style-name="ce16" office:value-type="float" office:value="9.33" calcext:value-type="float">
            <text:p>9,33</text:p>
          </table:table-cell>
          <table:table-cell table:style-name="ce16" office:value-type="float" office:value="63" calcext:value-type="float">
            <text:p>63</text:p>
          </table:table-cell>
          <table:table-cell table:style-name="ce16" office:value-type="float" office:value="9.182" calcext:value-type="float">
            <text:p>9,182</text:p>
          </table:table-cell>
          <table:table-cell table:style-name="ce16" office:value-type="string" calcext:value-type="string">
            <text:p><text:a xlink:href="#cite_note-230" xlink:type="simple">[192]</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Haiti" xlink:type="simple">Haiti</text:a> </text:p>
          </table:table-cell>
          <table:table-cell table:style-name="ce16" office:value-type="float" office:value="9.294" calcext:value-type="float">
            <text:p>9,294</text:p>
          </table:table-cell>
          <table:table-cell table:style-name="ce16" office:value-type="float" office:value="233" calcext:value-type="float">
            <text:p>233</text:p>
          </table:table-cell>
          <table:table-cell table:style-name="ce16" office:value-type="float" office:value="8.023" calcext:value-type="float">
            <text:p>8,023</text:p>
          </table:table-cell>
          <table:table-cell table:style-name="ce16" office:value-type="string" calcext:value-type="string">
            <text:p><text:a xlink:href="#cite_note-231" xlink:type="simple">[193]</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Syria" xlink:type="simple">Syria</text:a><text:a xlink:href="#cite_note-232" xlink:type="simple">[am]</text:a> </text:p>
          </table:table-cell>
          <table:table-cell table:style-name="ce16" office:value-type="float" office:value="9.166" calcext:value-type="float">
            <text:p>9,166</text:p>
          </table:table-cell>
          <table:table-cell table:style-name="ce16" office:value-type="float" office:value="518" calcext:value-type="float">
            <text:p>518</text:p>
          </table:table-cell>
          <table:table-cell table:style-name="ce16" office:value-type="float" office:value="4.376" calcext:value-type="float">
            <text:p>4,376</text:p>
          </table:table-cell>
          <table:table-cell table:style-name="ce16" office:value-type="string" calcext:value-type="string">
            <text:p><text:a xlink:href="#cite_note-233" xlink:type="simple">[194]</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Hong_Kong" xlink:type="simple">Hong Kong</text:a> </text:p>
          </table:table-cell>
          <table:table-cell table:style-name="ce16" office:value-type="float" office:value="7.622" calcext:value-type="float">
            <text:p>7,622</text:p>
          </table:table-cell>
          <table:table-cell table:style-name="ce16" office:value-type="float" office:value="122" calcext:value-type="float">
            <text:p>122</text:p>
          </table:table-cell>
          <table:table-cell table:style-name="ce16" office:value-type="float" office:value="6.345" calcext:value-type="float">
            <text:p>6,345</text:p>
          </table:table-cell>
          <table:table-cell table:style-name="ce16" office:value-type="string" calcext:value-type="string">
            <text:p><text:a xlink:href="#cite_note-234" xlink:type="simple">[195]</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the_Bahamas" xlink:type="simple">Bahamas</text:a><text:a xlink:href="#cite_note-235" xlink:type="simple">[an]</text:a> </text:p>
          </table:table-cell>
          <table:table-cell table:style-name="ce16" office:value-type="float" office:value="7.543" calcext:value-type="float">
            <text:p>7,543</text:p>
          </table:table-cell>
          <table:table-cell table:style-name="ce16" office:value-type="float" office:value="163" calcext:value-type="float">
            <text:p>163</text:p>
          </table:table-cell>
          <table:table-cell table:style-name="ce16" office:value-type="float" office:value="5.934" calcext:value-type="float">
            <text:p>5,934</text:p>
          </table:table-cell>
          <table:table-cell table:style-name="ce16" office:value-type="string" calcext:value-type="string">
            <text:p><text:a xlink:href="#cite_note-236" xlink:type="simple">[196]</text:a><text:a xlink:href="#cite_note-237" xlink:type="simple">[197]</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Andorra" xlink:type="simple">Andorra</text:a> </text:p>
          </table:table-cell>
          <table:table-cell table:style-name="ce16" office:value-type="float" office:value="7.382" calcext:value-type="float">
            <text:p>7,382</text:p>
          </table:table-cell>
          <table:table-cell table:style-name="ce16" office:value-type="float" office:value="79" calcext:value-type="float">
            <text:p>79</text:p>
          </table:table-cell>
          <table:table-cell table:style-name="ce16" office:value-type="float" office:value="6.706" calcext:value-type="float">
            <text:p>6,706</text:p>
          </table:table-cell>
          <table:table-cell table:style-name="ce16" office:value-type="string" calcext:value-type="string">
            <text:p><text:a xlink:href="#cite_note-238" xlink:type="simple">[198]</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Guam" xlink:type="simple">Guam</text:a><text:a xlink:href="#cite_note-TheodoreRoosevelt-239" xlink:type="simple">[ao]</text:a> </text:p>
          </table:table-cell>
          <table:table-cell table:style-name="ce16" office:value-type="float" office:value="6.889" calcext:value-type="float">
            <text:p>6,889</text:p>
          </table:table-cell>
          <table:table-cell table:style-name="ce16" office:value-type="float" office:value="112" calcext:value-type="float">
            <text:p>112</text:p>
          </table:table-cell>
          <table:table-cell table:style-name="ce16" office:value-type="float" office:value="5.846" calcext:value-type="float">
            <text:p>5,846</text:p>
          </table:table-cell>
          <table:table-cell table:style-name="ce16" office:value-type="string" calcext:value-type="string">
            <text:p><text:a xlink:href="#cite_note-:1p3a-15" xlink:type="simple">[9]</text:a><text:a xlink:href="#cite_note-240" xlink:type="simple">[199]</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Trinidad_and_Tobago" xlink:type="simple">Trinidad and Tobago</text:a> </text:p>
          </table:table-cell>
          <table:table-cell table:style-name="ce16" office:value-type="float" office:value="6.879" calcext:value-type="float">
            <text:p>6,879</text:p>
          </table:table-cell>
          <table:table-cell table:style-name="ce16" office:value-type="float" office:value="122" calcext:value-type="float">
            <text:p>122</text:p>
          </table:table-cell>
          <table:table-cell table:style-name="ce16" office:value-type="float" office:value="6.145" calcext:value-type="float">
            <text:p>6,145</text:p>
          </table:table-cell>
          <table:table-cell table:style-name="ce16" office:value-type="string" calcext:value-type="string">
            <text:p><text:a xlink:href="#cite_note-241" xlink:type="simple">[200]</text:a><text:a xlink:href="#cite_note-242" xlink:type="simple">[201]</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Eswatini" xlink:type="simple">Eswatini</text:a> </text:p>
          </table:table-cell>
          <table:table-cell table:style-name="ce16" office:value-type="float" office:value="6.825" calcext:value-type="float">
            <text:p>6,825</text:p>
          </table:table-cell>
          <table:table-cell table:style-name="ce16" office:value-type="float" office:value="130" calcext:value-type="float">
            <text:p>130</text:p>
          </table:table-cell>
          <table:table-cell table:style-name="ce16" office:value-type="float" office:value="6.416" calcext:value-type="float">
            <text:p>6,416</text:p>
          </table:table-cell>
          <table:table-cell table:style-name="ce16" office:value-type="string" calcext:value-type="string">
            <text:p><text:a xlink:href="#cite_note-243" xlink:type="simple">[202]</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Abkhazia" xlink:type="simple">Abkhazia</text:a><text:a xlink:href="#cite_note-Abkhazia-244" xlink:type="simple">[ap]</text:a> </text:p>
          </table:table-cell>
          <table:table-cell table:style-name="ce16" office:value-type="float" office:value="6.4" calcext:value-type="float">
            <text:p>6,4</text:p>
          </table:table-cell>
          <table:table-cell table:style-name="ce16" office:value-type="float" office:value="86" calcext:value-type="float">
            <text:p>86</text:p>
          </table:table-cell>
          <table:table-cell table:style-name="ce16" office:value-type="float" office:value="4.498" calcext:value-type="float">
            <text:p>4,498</text:p>
          </table:table-cell>
          <table:table-cell table:style-name="ce16" office:value-type="string" calcext:value-type="string">
            <text:p><text:a xlink:href="#cite_note-245" xlink:type="simple">[203]</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Malawi" xlink:type="simple">Malawi</text:a> </text:p>
          </table:table-cell>
          <table:table-cell table:style-name="ce16" office:value-type="float" office:value="6.07" calcext:value-type="float">
            <text:p>6,07</text:p>
          </table:table-cell>
          <table:table-cell table:style-name="ce16" office:value-type="float" office:value="187" calcext:value-type="float">
            <text:p>187</text:p>
          </table:table-cell>
          <table:table-cell table:style-name="ce16" office:value-type="float" office:value="5.491" calcext:value-type="float">
            <text:p>5,491</text:p>
          </table:table-cell>
          <table:table-cell table:style-name="ce16" office:value-type="string" calcext:value-type="string">
            <text:p><text:a xlink:href="#cite_note-246" xlink:type="simple">[204]</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Rwanda" xlink:type="simple">Rwanda</text:a> </text:p>
          </table:table-cell>
          <table:table-cell table:style-name="ce16" office:value-type="float" office:value="5.948" calcext:value-type="float">
            <text:p>5,948</text:p>
          </table:table-cell>
          <table:table-cell table:style-name="ce16" office:value-type="float" office:value="49" calcext:value-type="float">
            <text:p>49</text:p>
          </table:table-cell>
          <table:table-cell table:style-name="ce16" office:value-type="float" office:value="5.544" calcext:value-type="float">
            <text:p>5,544</text:p>
          </table:table-cell>
          <table:table-cell table:style-name="ce16" office:value-type="string" calcext:value-type="string">
            <text:p><text:a xlink:href="#cite_note-247" xlink:type="simple">[205]</text:a><text:a xlink:href="#cite_note-248" xlink:type="simple">[206]</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Guyana" xlink:type="simple">Guyana</text:a> </text:p>
          </table:table-cell>
          <table:table-cell table:style-name="ce16" office:value-type="float" office:value="5.943" calcext:value-type="float">
            <text:p>5,943</text:p>
          </table:table-cell>
          <table:table-cell table:style-name="ce16" office:value-type="float" office:value="156" calcext:value-type="float">
            <text:p>156</text:p>
          </table:table-cell>
          <table:table-cell table:style-name="ce16" office:value-type="float" office:value="5.077" calcext:value-type="float">
            <text:p>5,077</text:p>
          </table:table-cell>
          <table:table-cell table:style-name="ce16" office:value-type="string" calcext:value-type="string">
            <text:p><text:a xlink:href="#cite_note-249" xlink:type="simple">[207]</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Nicaragua" xlink:type="simple">Nicaragua</text:a> </text:p>
          </table:table-cell>
          <table:table-cell table:style-name="ce16" office:value-type="float" office:value="5.887" calcext:value-type="float">
            <text:p>5,887</text:p>
          </table:table-cell>
          <table:table-cell table:style-name="ce16" office:value-type="float" office:value="162" calcext:value-type="float">
            <text:p>162</text:p>
          </table:table-cell>
          <table:table-cell table:style-name="ce16" office:value-type="float" office:value="4.225" calcext:value-type="float">
            <text:p>4,225</text:p>
          </table:table-cell>
          <table:table-cell table:style-name="ce16" office:value-type="string" calcext:value-type="string">
            <text:p><text:a xlink:href="#cite_note-250" xlink:type="simple">[208]</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Belize" xlink:type="simple">Belize</text:a> </text:p>
          </table:table-cell>
          <table:table-cell table:style-name="ce16" office:value-type="float" office:value="5.854" calcext:value-type="float">
            <text:p>5,854</text:p>
          </table:table-cell>
          <table:table-cell table:style-name="ce16" office:value-type="float" office:value="148" calcext:value-type="float">
            <text:p>148</text:p>
          </table:table-cell>
          <table:table-cell table:style-name="ce16" office:value-type="float" office:value="3.151" calcext:value-type="float">
            <text:p>3,151</text:p>
          </table:table-cell>
          <table:table-cell table:style-name="ce16" office:value-type="string" calcext:value-type="string">
            <text:p><text:a xlink:href="#cite_note-251" xlink:type="simple">[209]</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Mali" xlink:type="simple">Mali</text:a> </text:p>
          </table:table-cell>
          <table:table-cell table:style-name="ce16" office:value-type="float" office:value="5.836" calcext:value-type="float">
            <text:p>5,836</text:p>
          </table:table-cell>
          <table:table-cell table:style-name="ce16" office:value-type="float" office:value="201" calcext:value-type="float">
            <text:p>201</text:p>
          </table:table-cell>
          <table:table-cell table:style-name="ce16" office:value-type="float" office:value="3.63" calcext:value-type="float">
            <text:p>3,63</text:p>
          </table:table-cell>
          <table:table-cell table:style-name="ce16" office:value-type="string" calcext:value-type="string">
            <text:p><text:a xlink:href="#cite_note-252" xlink:type="simple">[210]</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the_Republic_of_the_Congo" xlink:type="simple">Congo</text:a><text:a xlink:href="#cite_note-253" xlink:type="simple">[aq]</text:a> </text:p>
          </table:table-cell>
          <table:table-cell table:style-name="ce16" office:value-type="float" office:value="5.774" calcext:value-type="float">
            <text:p>5,774</text:p>
          </table:table-cell>
          <table:table-cell table:style-name="ce16" office:value-type="float" office:value="94" calcext:value-type="float">
            <text:p>94</text:p>
          </table:table-cell>
          <table:table-cell table:style-name="ce16" office:value-type="float" office:value="4.988" calcext:value-type="float">
            <text:p>4,988</text:p>
          </table:table-cell>
          <table:table-cell table:style-name="ce16" office:value-type="string" calcext:value-type="string">
            <text:p><text:a xlink:href="#cite_note-254" xlink:type="simple">[211]</text:a><text:a xlink:href="#cite_note-255" xlink:type="simple">[212]</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Djibouti" xlink:type="simple">Djibouti</text:a> </text:p>
          </table:table-cell>
          <table:table-cell table:style-name="ce16" office:value-type="float" office:value="5.68" calcext:value-type="float">
            <text:p>5,68</text:p>
          </table:table-cell>
          <table:table-cell table:style-name="ce16" office:value-type="float" office:value="61" calcext:value-type="float">
            <text:p>61</text:p>
          </table:table-cell>
          <table:table-cell table:style-name="ce16" office:value-type="float" office:value="5.587" calcext:value-type="float">
            <text:p>5,587</text:p>
          </table:table-cell>
          <table:table-cell table:style-name="ce16" office:value-type="string" calcext:value-type="string">
            <text:p><text:a xlink:href="#cite_note-256" xlink:type="simple">[213]</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Iceland" xlink:type="simple">Iceland</text:a> </text:p>
          </table:table-cell>
          <table:table-cell table:style-name="ce16" office:value-type="float" office:value="5.571" calcext:value-type="float">
            <text:p>5,571</text:p>
          </table:table-cell>
          <table:table-cell table:style-name="ce16" office:value-type="float" office:value="28" calcext:value-type="float">
            <text:p>28</text:p>
          </table:table-cell>
          <table:table-cell table:style-name="ce16" office:value-type="float" office:value="5.401" calcext:value-type="float">
            <text:p>5,401</text:p>
          </table:table-cell>
          <table:table-cell table:style-name="ce16" office:value-type="string" calcext:value-type="string">
            <text:p><text:a xlink:href="#cite_note-257" xlink:type="simple">[214]</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Suriname" xlink:type="simple">Suriname</text:a> </text:p>
          </table:table-cell>
          <table:table-cell table:style-name="ce16" office:value-type="float" office:value="5.359" calcext:value-type="float">
            <text:p>5,359</text:p>
          </table:table-cell>
          <table:table-cell table:style-name="ce16" office:value-type="float" office:value="117" calcext:value-type="float">
            <text:p>117</text:p>
          </table:table-cell>
          <table:table-cell table:style-name="ce16" office:value-type="float" office:value="5.227" calcext:value-type="float">
            <text:p>5,227</text:p>
          </table:table-cell>
          <table:table-cell table:style-name="ce16" office:value-type="string" calcext:value-type="string">
            <text:p><text:a xlink:href="#cite_note-258" xlink:type="simple">[215]</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Equatorial_Guinea" xlink:type="simple">Equatorial Guinea</text:a> </text:p>
          </table:table-cell>
          <table:table-cell table:style-name="ce16" office:value-type="float" office:value="5.185" calcext:value-type="float">
            <text:p>5,185</text:p>
          </table:table-cell>
          <table:table-cell table:style-name="ce16" office:value-type="float" office:value="85" calcext:value-type="float">
            <text:p>85</text:p>
          </table:table-cell>
          <table:table-cell table:style-name="ce16" office:value-type="float" office:value="5.058" calcext:value-type="float">
            <text:p>5,058</text:p>
          </table:table-cell>
          <table:table-cell table:style-name="ce16" office:value-type="string" calcext:value-type="string">
            <text:p><text:a xlink:href="#cite_note-259" xlink:type="simple">[216]</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Aruba" xlink:type="simple">Aruba</text:a> </text:p>
          </table:table-cell>
          <table:table-cell table:style-name="ce16" office:value-type="float" office:value="5.056" calcext:value-type="float">
            <text:p>5,056</text:p>
          </table:table-cell>
          <table:table-cell table:style-name="ce16" office:value-type="float" office:value="46" calcext:value-type="float">
            <text:p>46</text:p>
          </table:table-cell>
          <table:table-cell table:style-name="ce16" office:value-type="float" office:value="4.903" calcext:value-type="float">
            <text:p>4,903</text:p>
          </table:table-cell>
          <table:table-cell table:style-name="ce16" office:value-type="string" calcext:value-type="string">
            <text:p><text:a xlink:href="#cite_note-260" xlink:type="simple">[217]</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the_Central_African_Republic" xlink:type="simple">Central African Republic</text:a> </text:p>
          </table:table-cell>
          <table:table-cell table:style-name="ce16" office:value-type="float" office:value="4.911" calcext:value-type="float">
            <text:p>4,911</text:p>
          </table:table-cell>
          <table:table-cell table:style-name="ce16" office:value-type="float" office:value="63" calcext:value-type="float">
            <text:p>63</text:p>
          </table:table-cell>
          <table:table-cell table:style-name="ce16" office:value-type="float" office:value="1.924" calcext:value-type="float">
            <text:p>1,924</text:p>
          </table:table-cell>
          <table:table-cell table:style-name="ce16" office:value-type="string" calcext:value-type="string">
            <text:p><text:a xlink:href="#cite_note-261" xlink:type="simple">[218]</text:a><text:a xlink:href="#cite_note-262" xlink:type="simple">[219]</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Somalia" xlink:type="simple">Somalia</text:a><text:a xlink:href="#cite_note-263" xlink:type="simple">[ar]</text:a> </text:p>
          </table:table-cell>
          <table:table-cell table:style-name="ce16" office:value-type="float" office:value="4.525" calcext:value-type="float">
            <text:p>4,525</text:p>
          </table:table-cell>
          <table:table-cell table:style-name="ce16" office:value-type="float" office:value="121" calcext:value-type="float">
            <text:p>121</text:p>
          </table:table-cell>
          <table:table-cell table:style-name="ce16" office:value-type="float" office:value="3.529" calcext:value-type="float">
            <text:p>3,529</text:p>
          </table:table-cell>
          <table:table-cell table:style-name="ce16" office:value-type="string" calcext:value-type="string">
            <text:p><text:a xlink:href="#cite_note-264" xlink:type="simple">[220]</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Thailand" xlink:type="simple">Thailand</text:a> </text:p>
          </table:table-cell>
          <table:table-cell table:style-name="ce16" office:value-type="float" office:value="4.246" calcext:value-type="float">
            <text:p>4,246</text:p>
          </table:table-cell>
          <table:table-cell table:style-name="ce16" office:value-type="float" office:value="60" calcext:value-type="float">
            <text:p>60</text:p>
          </table:table-cell>
          <table:table-cell table:style-name="ce16" office:value-type="float" office:value="3.949" calcext:value-type="float">
            <text:p>3,949</text:p>
          </table:table-cell>
          <table:table-cell table:style-name="ce16" office:value-type="string" calcext:value-type="string">
            <text:p><text:a xlink:href="#cite_note-265" xlink:type="simple">[221]</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the_Gambia" xlink:type="simple">The Gambia</text:a> </text:p>
          </table:table-cell>
          <table:table-cell table:style-name="ce16" office:value-type="float" office:value="3.782" calcext:value-type="float">
            <text:p>3,782</text:p>
          </table:table-cell>
          <table:table-cell table:style-name="ce16" office:value-type="float" office:value="123" calcext:value-type="float">
            <text:p>123</text:p>
          </table:table-cell>
          <table:table-cell table:style-name="ce16" office:value-type="float" office:value="3.647" calcext:value-type="float">
            <text:p>3,647</text:p>
          </table:table-cell>
          <table:table-cell table:style-name="ce16" office:value-type="string" calcext:value-type="string">
            <text:p><text:a xlink:href="#cite_note-266" xlink:type="simple">[222]</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Curaçao" xlink:type="simple">Curaçao</text:a> </text:p>
          </table:table-cell>
          <table:table-cell table:style-name="ce16" office:value-type="float" office:value="3.661" calcext:value-type="float">
            <text:p>3,661</text:p>
          </table:table-cell>
          <table:table-cell table:style-name="ce16" office:value-type="float" office:value="11" calcext:value-type="float">
            <text:p>11</text:p>
          </table:table-cell>
          <table:table-cell table:style-name="ce16" office:value-type="float" office:value="1.777" calcext:value-type="float">
            <text:p>1,777</text:p>
          </table:table-cell>
          <table:table-cell table:style-name="ce16" office:value-type="string" calcext:value-type="string">
            <text:p><text:a xlink:href="#cite_note-267" xlink:type="simple">[223]</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Togo" xlink:type="simple">Togo</text:a> </text:p>
          </table:table-cell>
          <table:table-cell table:style-name="ce16" office:value-type="float" office:value="3.266" calcext:value-type="float">
            <text:p>3,266</text:p>
          </table:table-cell>
          <table:table-cell table:style-name="ce16" office:value-type="float" office:value="66" calcext:value-type="float">
            <text:p>66</text:p>
          </table:table-cell>
          <table:table-cell table:style-name="ce16" office:value-type="float" office:value="2.789" calcext:value-type="float">
            <text:p>2,789</text:p>
          </table:table-cell>
          <table:table-cell table:style-name="ce16" office:value-type="string" calcext:value-type="string">
            <text:p><text:a xlink:href="#cite_note-268" xlink:type="simple">[224]</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South_Sudan" xlink:type="simple">South Sudan</text:a> </text:p>
          </table:table-cell>
          <table:table-cell table:style-name="ce16" office:value-type="float" office:value="3.181" calcext:value-type="float">
            <text:p>3,181</text:p>
          </table:table-cell>
          <table:table-cell table:style-name="ce16" office:value-type="float" office:value="62" calcext:value-type="float">
            <text:p>62</text:p>
          </table:table-cell>
          <table:table-cell table:style-name="ce16" office:value-type="float" office:value="2.977" calcext:value-type="float">
            <text:p>2,977</text:p>
          </table:table-cell>
          <table:table-cell table:style-name="ce16" office:value-type="string" calcext:value-type="string">
            <text:p><text:a xlink:href="#cite_note-269" xlink:type="simple">[225]</text:a><text:a xlink:href="#cite_note-270" xlink:type="simple">[226]</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Benin" xlink:type="simple">Benin</text:a> </text:p>
          </table:table-cell>
          <table:table-cell table:style-name="ce16" office:value-type="float" office:value="3.09" calcext:value-type="float">
            <text:p>3,09</text:p>
          </table:table-cell>
          <table:table-cell table:style-name="ce16" office:value-type="float" office:value="44" calcext:value-type="float">
            <text:p>44</text:p>
          </table:table-cell>
          <table:table-cell table:style-name="ce16" office:value-type="float" office:value="2.972" calcext:value-type="float">
            <text:p>2,972</text:p>
          </table:table-cell>
          <table:table-cell table:style-name="ce16" office:value-type="string" calcext:value-type="string">
            <text:p><text:a xlink:href="#cite_note-271" xlink:type="simple">[227]</text:a><text:a xlink:href="#cite_note-272" xlink:type="simple">[228]</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Burkina_Faso" xlink:type="simple">Burkina Faso</text:a> </text:p>
          </table:table-cell>
          <table:table-cell table:style-name="ce16" office:value-type="float" office:value="2.635" calcext:value-type="float">
            <text:p>2,635</text:p>
          </table:table-cell>
          <table:table-cell table:style-name="ce16" office:value-type="float" office:value="68" calcext:value-type="float">
            <text:p>68</text:p>
          </table:table-cell>
          <table:table-cell table:style-name="ce16" office:value-type="float" office:value="2.426" calcext:value-type="float">
            <text:p>2,426</text:p>
          </table:table-cell>
          <table:table-cell table:style-name="ce16" office:value-type="string" calcext:value-type="string">
            <text:p><text:a xlink:href="#cite_note-273" xlink:type="simple">[229]</text:a><text:a xlink:href="#cite_note-274" xlink:type="simple">[230]</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Sierra_Leone" xlink:type="simple">Sierra Leone</text:a> </text:p>
          </table:table-cell>
          <table:table-cell table:style-name="ce16" office:value-type="float" office:value="2.445" calcext:value-type="float">
            <text:p>2,445</text:p>
          </table:table-cell>
          <table:table-cell table:style-name="ce16" office:value-type="float" office:value="75" calcext:value-type="float">
            <text:p>75</text:p>
          </table:table-cell>
          <table:table-cell table:style-name="ce16" office:value-type="float" office:value="1.851" calcext:value-type="float">
            <text:p>1,851</text:p>
          </table:table-cell>
          <table:table-cell table:style-name="ce16" office:value-type="string" calcext:value-type="string">
            <text:p><text:a xlink:href="#cite_note-275" xlink:type="simple">[231]</text:a><text:a xlink:href="#cite_note-276" xlink:type="simple">[232]</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Guinea-Bissau" xlink:type="simple">Guinea-Bissau</text:a> </text:p>
          </table:table-cell>
          <table:table-cell table:style-name="ce16" office:value-type="float" office:value="2.444" calcext:value-type="float">
            <text:p>2,444</text:p>
          </table:table-cell>
          <table:table-cell table:style-name="ce16" office:value-type="float" office:value="44" calcext:value-type="float">
            <text:p>44</text:p>
          </table:table-cell>
          <table:table-cell table:style-name="ce16" office:value-type="float" office:value="2.337" calcext:value-type="float">
            <text:p>2,337</text:p>
          </table:table-cell>
          <table:table-cell table:style-name="ce16" office:value-type="string" calcext:value-type="string">
            <text:p><text:a xlink:href="#cite_note-277" xlink:type="simple">[233]</text:a><text:a xlink:href="#cite_note-278" xlink:type="simple">[234]</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Yemen" xlink:type="simple">Yemen</text:a> </text:p>
          </table:table-cell>
          <table:table-cell table:style-name="ce16" office:value-type="float" office:value="2.436" calcext:value-type="float">
            <text:p>2,436</text:p>
          </table:table-cell>
          <table:table-cell table:style-name="ce16" office:value-type="float" office:value="660" calcext:value-type="float">
            <text:p>660</text:p>
          </table:table-cell>
          <table:table-cell table:style-name="ce16" office:value-type="float" office:value="1.58" calcext:value-type="float">
            <text:p>1,58</text:p>
          </table:table-cell>
          <table:table-cell table:style-name="ce16" office:value-type="string" calcext:value-type="string">
            <text:p><text:a xlink:href="#cite_note-279" xlink:type="simple">[235]</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Lesotho" xlink:type="simple">Lesotho</text:a> </text:p>
          </table:table-cell>
          <table:table-cell table:style-name="ce16" office:value-type="float" office:value="2.285" calcext:value-type="float">
            <text:p>2,285</text:p>
          </table:table-cell>
          <table:table-cell table:style-name="ce16" office:value-type="float" office:value="44" calcext:value-type="float">
            <text:p>44</text:p>
          </table:table-cell>
          <table:table-cell table:style-name="ce16" office:value-type="float" office:value="1.365" calcext:value-type="float">
            <text:p>1,365</text:p>
          </table:table-cell>
          <table:table-cell table:style-name="ce16" office:value-type="string" calcext:value-type="string">
            <text:p><text:a xlink:href="#cite_note-280" xlink:type="simple">[236]</text:a><text:a xlink:href="#cite_note-281" xlink:type="simple">[237]</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Niger" xlink:type="simple">Niger</text:a> </text:p>
          </table:table-cell>
          <table:table-cell table:style-name="ce16" office:value-type="float" office:value="2.078" calcext:value-type="float">
            <text:p>2,078</text:p>
          </table:table-cell>
          <table:table-cell table:style-name="ce16" office:value-type="float" office:value="79" calcext:value-type="float">
            <text:p>79</text:p>
          </table:table-cell>
          <table:table-cell table:style-name="ce16" office:value-type="float" office:value="1.241" calcext:value-type="float">
            <text:p>1,241</text:p>
          </table:table-cell>
          <table:table-cell table:style-name="ce16" office:value-type="string" calcext:value-type="string">
            <text:p><text:a xlink:href="#cite_note-282" xlink:type="simple">[238]</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San_Marino" xlink:type="simple">San Marino</text:a> </text:p>
          </table:table-cell>
          <table:table-cell table:style-name="ce16" office:value-type="float" office:value="1.934" calcext:value-type="float">
            <text:p>1,934</text:p>
          </table:table-cell>
          <table:table-cell table:style-name="ce16" office:value-type="float" office:value="51" calcext:value-type="float">
            <text:p>51</text:p>
          </table:table-cell>
          <table:table-cell table:style-name="ce16" office:value-type="float" office:value="1.608" calcext:value-type="float">
            <text:p>1,608</text:p>
          </table:table-cell>
          <table:table-cell table:style-name="ce16" office:value-type="string" calcext:value-type="string">
            <text:p><text:a xlink:href="#cite_note-283" xlink:type="simple">[239]</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South_Ossetia" xlink:type="simple">South Ossetia</text:a><text:a xlink:href="#cite_note-South_Ossetia-284" xlink:type="simple">[as]</text:a> </text:p>
          </table:table-cell>
          <table:table-cell table:style-name="ce16" office:value-type="float" office:value="1.904" calcext:value-type="float">
            <text:p>1,904</text:p>
          </table:table-cell>
          <table:table-cell table:style-name="ce16" office:value-type="float" office:value="27" calcext:value-type="float">
            <text:p>27</text:p>
          </table:table-cell>
          <table:table-cell table:style-name="ce16" office:value-type="float" office:value="910" calcext:value-type="float">
            <text:p>910</text:p>
          </table:table-cell>
          <table:table-cell table:style-name="ce16" office:value-type="string" calcext:value-type="string">
            <text:p><text:a xlink:href="#cite_note-285" xlink:type="simple">[240]</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Jersey" xlink:type="simple">Jersey</text:a> </text:p>
          </table:table-cell>
          <table:table-cell table:style-name="ce16" office:value-type="float" office:value="1.842" calcext:value-type="float">
            <text:p>1,842</text:p>
          </table:table-cell>
          <table:table-cell table:style-name="ce16" office:value-type="float" office:value="32" calcext:value-type="float">
            <text:p>32</text:p>
          </table:table-cell>
          <table:table-cell table:style-name="ce16" office:value-type="float" office:value="1.042" calcext:value-type="float">
            <text:p>1,042</text:p>
          </table:table-cell>
          <table:table-cell table:style-name="ce16" office:value-type="string" calcext:value-type="string">
            <text:p><text:a xlink:href="#cite_note-286" xlink:type="simple">[241]</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the_United_States_Virgin_Islands" xlink:type="simple">U.S. Virgin Islands</text:a> </text:p>
          </table:table-cell>
          <table:table-cell table:style-name="ce16" office:value-type="float" office:value="1.807" calcext:value-type="float">
            <text:p>1,807</text:p>
          </table:table-cell>
          <table:table-cell table:style-name="ce16" office:value-type="float" office:value="23" calcext:value-type="float">
            <text:p>23</text:p>
          </table:table-cell>
          <table:table-cell table:style-name="ce16" office:value-type="float" office:value="1.605" calcext:value-type="float">
            <text:p>1,605</text:p>
          </table:table-cell>
          <table:table-cell table:style-name="ce16" office:value-type="string" calcext:value-type="string">
            <text:p><text:a xlink:href="#cite_note-287" xlink:type="simple">[242]</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the_Luhansk_People%27s_Republic" xlink:type="simple">Luhansk PR</text:a><text:a xlink:href="#cite_note-DNR-LNR-223" xlink:type="simple">[aj]</text:a> </text:p>
          </table:table-cell>
          <table:table-cell table:style-name="ce16" office:value-type="float" office:value="1.77" calcext:value-type="float">
            <text:p>1,77</text:p>
          </table:table-cell>
          <table:table-cell table:style-name="ce16" office:value-type="float" office:value="140" calcext:value-type="float">
            <text:p>140</text:p>
          </table:table-cell>
          <table:table-cell table:style-name="ce16" office:value-type="float" office:value="1.541" calcext:value-type="float">
            <text:p>1,541</text:p>
          </table:table-cell>
          <table:table-cell table:style-name="ce16" office:value-type="string" calcext:value-type="string">
            <text:p><text:a xlink:href="#cite_note-288" xlink:type="simple">[243]</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New_Zealand" xlink:type="simple">New Zealand</text:a> </text:p>
          </table:table-cell>
          <table:table-cell table:style-name="ce16" office:value-type="float" office:value="1.736" calcext:value-type="float">
            <text:p>1,736</text:p>
          </table:table-cell>
          <table:table-cell table:style-name="ce16" office:value-type="float" office:value="25" calcext:value-type="float">
            <text:p>25</text:p>
          </table:table-cell>
          <table:table-cell table:style-name="ce16" office:value-type="float" office:value="1.654" calcext:value-type="float">
            <text:p>1,654</text:p>
          </table:table-cell>
          <table:table-cell table:style-name="ce16" office:value-type="string" calcext:value-type="string">
            <text:p><text:a xlink:href="#cite_note-289" xlink:type="simple">[244]</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Chad" xlink:type="simple">Chad</text:a> </text:p>
          </table:table-cell>
          <table:table-cell table:style-name="ce16" office:value-type="float" office:value="1.649" calcext:value-type="float">
            <text:p>1,649</text:p>
          </table:table-cell>
          <table:table-cell table:style-name="ce16" office:value-type="float" office:value="101" calcext:value-type="float">
            <text:p>101</text:p>
          </table:table-cell>
          <table:table-cell table:style-name="ce16" office:value-type="float" office:value="1.493" calcext:value-type="float">
            <text:p>1,493</text:p>
          </table:table-cell>
          <table:table-cell table:style-name="ce16" office:value-type="string" calcext:value-type="string">
            <text:p><text:a xlink:href="#cite_note-290" xlink:type="simple">[245]</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Liechtenstein" xlink:type="simple">Liechtenstein</text:a> </text:p>
          </table:table-cell>
          <table:table-cell table:style-name="ce16" office:value-type="float" office:value="1.579" calcext:value-type="float">
            <text:p>1,579</text:p>
          </table:table-cell>
          <table:table-cell table:style-name="ce16" office:value-type="float" office:value="21" calcext:value-type="float">
            <text:p>21</text:p>
          </table:table-cell>
          <table:table-cell table:style-name="ce16" office:value-type="float" office:value="1.366" calcext:value-type="float">
            <text:p>1,366</text:p>
          </table:table-cell>
          <table:table-cell table:style-name="ce16" office:value-type="string" calcext:value-type="string">
            <text:p><text:a xlink:href="#cite_note-291" xlink:type="simple">[246]</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Liberia" xlink:type="simple">Liberia</text:a> </text:p>
          </table:table-cell>
          <table:table-cell table:style-name="ce16" office:value-type="float" office:value="1.452" calcext:value-type="float">
            <text:p>1,452</text:p>
          </table:table-cell>
          <table:table-cell table:style-name="ce16" office:value-type="float" office:value="82" calcext:value-type="float">
            <text:p>82</text:p>
          </table:table-cell>
          <table:table-cell table:style-name="ce16" office:value-type="float" office:value="1.311" calcext:value-type="float">
            <text:p>1,311</text:p>
          </table:table-cell>
          <table:table-cell table:style-name="ce16" office:value-type="string" calcext:value-type="string">
            <text:p><text:a xlink:href="#cite_note-292" xlink:type="simple">[247]</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Vietnam" xlink:type="simple">Vietnam</text:a> </text:p>
          </table:table-cell>
          <table:table-cell table:style-name="ce16" office:value-type="float" office:value="1.405" calcext:value-type="float">
            <text:p>1,405</text:p>
          </table:table-cell>
          <table:table-cell table:style-name="ce16" office:value-type="float" office:value="35" calcext:value-type="float">
            <text:p>35</text:p>
          </table:table-cell>
          <table:table-cell table:style-name="ce16" office:value-type="float" office:value="1.252" calcext:value-type="float">
            <text:p>1,252</text:p>
          </table:table-cell>
          <table:table-cell table:style-name="ce16" office:value-type="string" calcext:value-type="string">
            <text:p><text:a xlink:href="#cite_note-293" xlink:type="simple">[248]</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Sint_Maarten" xlink:type="simple">Sint Maarten</text:a> </text:p>
          </table:table-cell>
          <table:table-cell table:style-name="ce16" office:value-type="float" office:value="1.249" calcext:value-type="float">
            <text:p>1,249</text:p>
          </table:table-cell>
          <table:table-cell table:style-name="ce16" office:value-type="float" office:value="26" calcext:value-type="float">
            <text:p>26</text:p>
          </table:table-cell>
          <table:table-cell table:style-name="ce16" office:value-type="float" office:value="1.099" calcext:value-type="float">
            <text:p>1,099</text:p>
          </table:table-cell>
          <table:table-cell table:style-name="ce16" office:value-type="string" calcext:value-type="string">
            <text:p><text:a xlink:href="#cite_note-294" xlink:type="simple">[249]</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Somaliland" xlink:type="simple">Somaliland</text:a><text:a xlink:href="#cite_note-295" xlink:type="simple">[at]</text:a> </text:p>
          </table:table-cell>
          <table:table-cell table:style-name="ce16" office:value-type="float" office:value="1.247" calcext:value-type="float">
            <text:p>1,247</text:p>
          </table:table-cell>
          <table:table-cell table:style-name="ce16" office:value-type="float" office:value="39" calcext:value-type="float">
            <text:p>39</text:p>
          </table:table-cell>
          <table:table-cell table:style-name="ce16" office:value-type="float" office:value="1.11" calcext:value-type="float">
            <text:p>1,11</text:p>
          </table:table-cell>
          <table:table-cell table:style-name="ce16" office:value-type="string" calcext:value-type="string">
            <text:p><text:a xlink:href="#cite_note-296" xlink:type="simple">[250]</text:a><text:a xlink:href="#cite_note-297" xlink:type="simple">[251]</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5" office:value-type="string" calcext:value-type="string">
            <text:p><text:a xlink:href="https://en.wikipedia.org/wiki/COVID-19_pandemic_on_USS_Theodore_Roosevelt" xlink:type="simple">USS Theodore Roosevelt</text:a><text:a xlink:href="#cite_note-TheodoreRoosevelt-239" xlink:type="simple">[ao]</text:a> </text:p>
          </table:table-cell>
          <table:table-cell table:style-name="ce16" office:value-type="float" office:value="1.102" calcext:value-type="float">
            <text:p>1,102</text:p>
          </table:table-cell>
          <table:table-cell table:style-name="ce16" office:value-type="float" office:value="1" calcext:value-type="float">
            <text:p>1</text:p>
          </table:table-cell>
          <table:table-cell table:style-name="ce16" office:value-type="float" office:value="751" calcext:value-type="float">
            <text:p>751</text:p>
          </table:table-cell>
          <table:table-cell table:style-name="ce16" office:value-type="string" calcext:value-type="string">
            <text:p><text:a xlink:href="#cite_note-US_Navy-298" xlink:type="simple">[252]</text:a><text:a xlink:href="#cite_note-299" xlink:type="simple">[253]</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Northern_Cyprus" xlink:type="simple">Northern Cyprus</text:a><text:a xlink:href="#cite_note-TRNC-300" xlink:type="simple">[au]</text:a> </text:p>
          </table:table-cell>
          <table:table-cell table:style-name="ce16" office:value-type="float" office:value="1.095" calcext:value-type="float">
            <text:p>1,095</text:p>
          </table:table-cell>
          <table:table-cell table:style-name="ce16" office:value-type="float" office:value="5" calcext:value-type="float">
            <text:p>5</text:p>
          </table:table-cell>
          <table:table-cell table:style-name="ce16" office:value-type="float" office:value="1.015" calcext:value-type="float">
            <text:p>1,015</text:p>
          </table:table-cell>
          <table:table-cell table:style-name="ce16" office:value-type="string" calcext:value-type="string">
            <text:p><text:a xlink:href="#cite_note-301" xlink:type="simple">[254]</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Gibraltar" xlink:type="simple">Gibraltar</text:a> </text:p>
          </table:table-cell>
          <table:table-cell table:style-name="ce16" office:value-type="float" office:value="1.082" calcext:value-type="float">
            <text:p>1,082</text:p>
          </table:table-cell>
          <table:table-cell table:style-name="ce16" office:value-type="float" office:value="6" calcext:value-type="float">
            <text:p>6</text:p>
          </table:table-cell>
          <table:table-cell table:style-name="ce16" office:value-type="float" office:value="1.036" calcext:value-type="float">
            <text:p>1,036</text:p>
          </table:table-cell>
          <table:table-cell table:style-name="ce16" office:value-type="string" calcext:value-type="string">
            <text:p><text:a xlink:href="#cite_note-302" xlink:type="simple">[255]</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5" office:value-type="string" calcext:value-type="string">
            <text:p><text:a xlink:href="https://en.wikipedia.org/wiki/COVID-19_pandemic_on_Charles_de_Gaulle" xlink:type="simple">Charles de Gaulle</text:a><text:a xlink:href="#cite_note-307" xlink:type="simple">[av]</text:a> </text:p>
          </table:table-cell>
          <table:table-cell table:style-name="ce16" office:value-type="float" office:value="1.081" calcext:value-type="float">
            <text:p>1,081</text:p>
          </table:table-cell>
          <table:table-cell table:number-columns-repeated="2" table:style-name="ce16" office:value-type="float" office:value="0" calcext:value-type="float">
            <text:p>0</text:p>
          </table:table-cell>
          <table:table-cell table:style-name="ce16" office:value-type="string" calcext:value-type="string">
            <text:p><text:a xlink:href="#cite_note-groupe.aeronaval.defense-303" xlink:type="simple">[256]</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São_Tomé_and_Príncipe" xlink:type="simple">São Tomé and Príncipe</text:a> </text:p>
          </table:table-cell>
          <table:table-cell table:style-name="ce16" office:value-type="float" office:value="1.01" calcext:value-type="float">
            <text:p>1,01</text:p>
          </table:table-cell>
          <table:table-cell table:style-name="ce16" office:value-type="float" office:value="17" calcext:value-type="float">
            <text:p>17</text:p>
          </table:table-cell>
          <table:table-cell table:style-name="ce16" office:value-type="float" office:value="952" calcext:value-type="float">
            <text:p>952</text:p>
          </table:table-cell>
          <table:table-cell table:style-name="ce16" office:value-type="string" calcext:value-type="string">
            <text:p><text:a xlink:href="#cite_note-308" xlink:type="simple">[260]</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Mongolia" xlink:type="simple">Mongolia</text:a> </text:p>
          </table:table-cell>
          <table:table-cell table:style-name="ce16" office:value-type="float" office:value="912" calcext:value-type="float">
            <text:p>912</text:p>
          </table:table-cell>
          <table:table-cell table:style-name="ce16" office:value-type="float" office:value="0" calcext:value-type="float">
            <text:p>0</text:p>
          </table:table-cell>
          <table:table-cell table:style-name="ce16" office:value-type="float" office:value="384" calcext:value-type="float">
            <text:p>384</text:p>
          </table:table-cell>
          <table:table-cell table:style-name="ce16" office:value-type="string" calcext:value-type="string">
            <text:p><text:a xlink:href="#cite_note-309" xlink:type="simple">[261]</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the_Turks_and_Caicos_Islands" xlink:type="simple">Turks and Caicos Islands</text:a> </text:p>
          </table:table-cell>
          <table:table-cell table:style-name="ce16" office:value-type="float" office:value="769" calcext:value-type="float">
            <text:p>769</text:p>
          </table:table-cell>
          <table:table-cell table:style-name="ce16" office:value-type="float" office:value="6" calcext:value-type="float">
            <text:p>6</text:p>
          </table:table-cell>
          <table:table-cell table:style-name="ce16" office:value-type="float" office:value="741" calcext:value-type="float">
            <text:p>741</text:p>
          </table:table-cell>
          <table:table-cell table:style-name="ce16" office:value-type="string" calcext:value-type="string">
            <text:p><text:a xlink:href="#cite_note-310" xlink:type="simple">[262]</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Taiwan" xlink:type="simple">Taiwan</text:a><text:a xlink:href="#cite_note-312" xlink:type="simple">[aw]</text:a> </text:p>
          </table:table-cell>
          <table:table-cell table:style-name="ce16" office:value-type="float" office:value="742" calcext:value-type="float">
            <text:p>742</text:p>
          </table:table-cell>
          <table:table-cell table:style-name="ce16" office:value-type="float" office:value="7" calcext:value-type="float">
            <text:p>7</text:p>
          </table:table-cell>
          <table:table-cell table:style-name="ce16" office:value-type="float" office:value="611" calcext:value-type="float">
            <text:p>611</text:p>
          </table:table-cell>
          <table:table-cell table:style-name="ce16" office:value-type="string" calcext:value-type="string">
            <text:p><text:a xlink:href="#cite_note-313" xlink:type="simple">[264]</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5" office:value-type="string" calcext:value-type="string">
            <text:p><text:a xlink:href="https://en.wikipedia.org/wiki/COVID-19_pandemic_on_Diamond_Princess" xlink:type="simple">Diamond Princess</text:a><text:a xlink:href="#cite_note-DiamondPrincess-102" xlink:type="simple">[x]</text:a> </text:p>
          </table:table-cell>
          <table:table-cell table:style-name="ce16" office:value-type="float" office:value="712" calcext:value-type="float">
            <text:p>712</text:p>
          </table:table-cell>
          <table:table-cell table:style-name="ce16" office:value-type="float" office:value="14" calcext:value-type="float">
            <text:p>14</text:p>
          </table:table-cell>
          <table:table-cell table:style-name="ce16" office:value-type="float" office:value="653" calcext:value-type="float">
            <text:p>653</text:p>
          </table:table-cell>
          <table:table-cell table:style-name="ce16" office:value-type="string" calcext:value-type="string">
            <text:p><text:a xlink:href="#cite_note-NHK-314" xlink:type="simple">[265]</text:a><text:a xlink:href="#cite_note-315" xlink:type="simple">[266]</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Papua_New_Guinea" xlink:type="simple">Papua New Guinea</text:a> </text:p>
          </table:table-cell>
          <table:table-cell table:style-name="ce16" office:value-type="float" office:value="681" calcext:value-type="float">
            <text:p>681</text:p>
          </table:table-cell>
          <table:table-cell table:style-name="ce16" office:value-type="float" office:value="7" calcext:value-type="float">
            <text:p>7</text:p>
          </table:table-cell>
          <table:table-cell table:style-name="ce16" office:value-type="float" office:value="588" calcext:value-type="float">
            <text:p>588</text:p>
          </table:table-cell>
          <table:table-cell table:style-name="ce16" office:value-type="string" calcext:value-type="string">
            <text:p><text:a xlink:href="#cite_note-316" xlink:type="simple">[267]</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the_Comoros" xlink:type="simple">Comoros</text:a> </text:p>
          </table:table-cell>
          <table:table-cell table:style-name="ce16" office:value-type="float" office:value="613" calcext:value-type="float">
            <text:p>613</text:p>
          </table:table-cell>
          <table:table-cell table:style-name="ce16" office:value-type="float" office:value="7" calcext:value-type="float">
            <text:p>7</text:p>
          </table:table-cell>
          <table:table-cell table:style-name="ce16" office:value-type="float" office:value="590" calcext:value-type="float">
            <text:p>590</text:p>
          </table:table-cell>
          <table:table-cell table:style-name="ce16" office:value-type="string" calcext:value-type="string">
            <text:p><text:a xlink:href="#cite_note-317" xlink:type="simple">[268]</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Burundi" xlink:type="simple">Burundi</text:a> </text:p>
          </table:table-cell>
          <table:table-cell table:style-name="ce16" office:value-type="float" office:value="589" calcext:value-type="float">
            <text:p>589</text:p>
          </table:table-cell>
          <table:table-cell table:style-name="ce16" office:value-type="float" office:value="1" calcext:value-type="float">
            <text:p>1</text:p>
          </table:table-cell>
          <table:table-cell table:style-name="ce16" office:value-type="float" office:value="511" calcext:value-type="float">
            <text:p>511</text:p>
          </table:table-cell>
          <table:table-cell table:style-name="ce16" office:value-type="string" calcext:value-type="string">
            <text:p><text:a xlink:href="#cite_note-318" xlink:type="simple">[269]</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Monaco" xlink:type="simple">Monaco</text:a> </text:p>
          </table:table-cell>
          <table:table-cell table:style-name="ce16" office:value-type="float" office:value="573" calcext:value-type="float">
            <text:p>573</text:p>
          </table:table-cell>
          <table:table-cell table:style-name="ce16" office:value-type="float" office:value="3" calcext:value-type="float">
            <text:p>3</text:p>
          </table:table-cell>
          <table:table-cell table:style-name="ce16" office:value-type="float" office:value="497" calcext:value-type="float">
            <text:p>497</text:p>
          </table:table-cell>
          <table:table-cell table:style-name="ce16" office:value-type="string" calcext:value-type="string">
            <text:p><text:a xlink:href="#cite_note-319" xlink:type="simple">[270]</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the_Faroe_Islands" xlink:type="simple">Faroe Islands</text:a> </text:p>
          </table:table-cell>
          <table:table-cell table:style-name="ce16" office:value-type="float" office:value="530" calcext:value-type="float">
            <text:p>530</text:p>
          </table:table-cell>
          <table:table-cell table:style-name="ce16" office:value-type="float" office:value="0" calcext:value-type="float">
            <text:p>0</text:p>
          </table:table-cell>
          <table:table-cell table:style-name="ce16" office:value-type="float" office:value="506" calcext:value-type="float">
            <text:p>506</text:p>
          </table:table-cell>
          <table:table-cell table:style-name="ce16" office:value-type="string" calcext:value-type="string">
            <text:p><text:a xlink:href="#cite_note-320" xlink:type="simple">[271]</text:a><text:a xlink:href="#cite_note-321" xlink:type="simple">[272]</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Mauritius" xlink:type="simple">Mauritius</text:a> </text:p>
          </table:table-cell>
          <table:table-cell table:style-name="ce16" office:value-type="float" office:value="505" calcext:value-type="float">
            <text:p>505</text:p>
          </table:table-cell>
          <table:table-cell table:style-name="ce16" office:value-type="float" office:value="10" calcext:value-type="float">
            <text:p>10</text:p>
          </table:table-cell>
          <table:table-cell table:style-name="ce16" office:value-type="float" office:value="463" calcext:value-type="float">
            <text:p>463</text:p>
          </table:table-cell>
          <table:table-cell table:style-name="ce16" office:value-type="string" calcext:value-type="string">
            <text:p><text:a xlink:href="#cite_note-322" xlink:type="simple">[273]</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Eritrea" xlink:type="simple">Eritrea</text:a> </text:p>
          </table:table-cell>
          <table:table-cell table:style-name="ce16" office:value-type="float" office:value="491" calcext:value-type="float">
            <text:p>491</text:p>
          </table:table-cell>
          <table:table-cell table:style-name="ce16" office:value-type="float" office:value="0" calcext:value-type="float">
            <text:p>0</text:p>
          </table:table-cell>
          <table:table-cell table:style-name="ce16" office:value-type="float" office:value="438" calcext:value-type="float">
            <text:p>438</text:p>
          </table:table-cell>
          <table:table-cell table:style-name="ce16" office:value-type="string" calcext:value-type="string">
            <text:p><text:a xlink:href="#cite_note-323" xlink:type="simple">[274]</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Bhutan" xlink:type="simple">Bhutan</text:a> </text:p>
          </table:table-cell>
          <table:table-cell table:style-name="ce16" office:value-type="float" office:value="438" calcext:value-type="float">
            <text:p>438</text:p>
          </table:table-cell>
          <table:table-cell table:style-name="ce16" office:value-type="float" office:value="0" calcext:value-type="float">
            <text:p>0</text:p>
          </table:table-cell>
          <table:table-cell table:style-name="ce16" office:value-type="float" office:value="404" calcext:value-type="float">
            <text:p>404</text:p>
          </table:table-cell>
          <table:table-cell table:style-name="ce16" office:value-type="string" calcext:value-type="string">
            <text:p><text:a xlink:href="#cite_note-324" xlink:type="simple">[275]</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Bermuda" xlink:type="simple">Bermuda</text:a> </text:p>
          </table:table-cell>
          <table:table-cell table:style-name="ce16" office:value-type="float" office:value="431" calcext:value-type="float">
            <text:p>431</text:p>
          </table:table-cell>
          <table:table-cell table:style-name="ce16" office:value-type="float" office:value="9" calcext:value-type="float">
            <text:p>9</text:p>
          </table:table-cell>
          <table:table-cell table:style-name="ce16" office:value-type="float" office:value="238" calcext:value-type="float">
            <text:p>238</text:p>
          </table:table-cell>
          <table:table-cell table:style-name="ce16" office:value-type="string" calcext:value-type="string">
            <text:p><text:a xlink:href="#cite_note-325" xlink:type="simple">[276]</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the_Republic_of_Artsakh" xlink:type="simple">Artsakh</text:a><text:a xlink:href="#cite_note-Nagorno-Karabakh-326" xlink:type="simple">[ax]</text:a> </text:p>
          </table:table-cell>
          <table:table-cell table:style-name="ce16" office:value-type="float" office:value="404" calcext:value-type="float">
            <text:p>404</text:p>
          </table:table-cell>
          <table:table-cell table:style-name="ce16" office:value-type="float" office:value="2" calcext:value-type="float">
            <text:p>2</text:p>
          </table:table-cell>
          <table:table-cell table:style-name="ce16" office:value-type="float" office:value="337" calcext:value-type="float">
            <text:p>337</text:p>
          </table:table-cell>
          <table:table-cell table:style-name="ce16" office:value-type="string" calcext:value-type="string">
            <text:p><text:a xlink:href="#cite_note-oc-media1-327" xlink:type="simple">[277]</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the_Isle_of_Man" xlink:type="simple">Isle of Man</text:a><text:a xlink:href="#cite_note-329" xlink:type="simple">[ay]</text:a> </text:p>
          </table:table-cell>
          <table:table-cell table:style-name="ce16" office:value-type="float" office:value="373" calcext:value-type="float">
            <text:p>373</text:p>
          </table:table-cell>
          <table:table-cell table:style-name="ce16" office:value-type="float" office:value="25" calcext:value-type="float">
            <text:p>25</text:p>
          </table:table-cell>
          <table:table-cell table:style-name="ce16" office:value-type="float" office:value="324" calcext:value-type="float">
            <text:p>324</text:p>
          </table:table-cell>
          <table:table-cell table:style-name="ce16" office:value-type="string" calcext:value-type="string">
            <text:p><text:a xlink:href="#cite_note-isle-of-man-328" xlink:type="simple">[278]</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Cambodia" xlink:type="simple">Cambodia</text:a> </text:p>
          </table:table-cell>
          <table:table-cell table:style-name="ce16" office:value-type="float" office:value="359" calcext:value-type="float">
            <text:p>359</text:p>
          </table:table-cell>
          <table:table-cell table:style-name="ce16" office:value-type="float" office:value="0" calcext:value-type="float">
            <text:p>0</text:p>
          </table:table-cell>
          <table:table-cell table:style-name="ce16" office:value-type="float" office:value="309" calcext:value-type="float">
            <text:p>309</text:p>
          </table:table-cell>
          <table:table-cell table:style-name="ce16" office:value-type="string" calcext:value-type="string">
            <text:p><text:a xlink:href="#cite_note-330" xlink:type="simple">[279]</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the_Cayman_Islands" xlink:type="simple">Cayman Islands</text:a> </text:p>
          </table:table-cell>
          <table:table-cell table:style-name="ce16" office:value-type="float" office:value="298" calcext:value-type="float">
            <text:p>298</text:p>
          </table:table-cell>
          <table:table-cell table:style-name="ce16" office:value-type="float" office:value="2" calcext:value-type="float">
            <text:p>2</text:p>
          </table:table-cell>
          <table:table-cell table:style-name="ce16" office:value-type="float" office:value="267" calcext:value-type="float">
            <text:p>267</text:p>
          </table:table-cell>
          <table:table-cell table:style-name="ce16" office:value-type="string" calcext:value-type="string">
            <text:p><text:a xlink:href="#cite_note-331" xlink:type="simple">[280]</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Barbados" xlink:type="simple">Barbados</text:a> </text:p>
          </table:table-cell>
          <table:table-cell table:style-name="ce16" office:value-type="float" office:value="296" calcext:value-type="float">
            <text:p>296</text:p>
          </table:table-cell>
          <table:table-cell table:style-name="ce16" office:value-type="float" office:value="7" calcext:value-type="float">
            <text:p>7</text:p>
          </table:table-cell>
          <table:table-cell table:style-name="ce16" office:value-type="float" office:value="272" calcext:value-type="float">
            <text:p>272</text:p>
          </table:table-cell>
          <table:table-cell table:style-name="ce16" office:value-type="string" calcext:value-type="string">
            <text:p><text:a xlink:href="#cite_note-Barbados-332" xlink:type="simple">[281]</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Guernsey" xlink:type="simple">Guernsey</text:a> </text:p>
          </table:table-cell>
          <table:table-cell table:style-name="ce16" office:value-type="float" office:value="290" calcext:value-type="float">
            <text:p>290</text:p>
          </table:table-cell>
          <table:table-cell table:style-name="ce16" office:value-type="float" office:value="13" calcext:value-type="float">
            <text:p>13</text:p>
          </table:table-cell>
          <table:table-cell table:style-name="ce16" office:value-type="float" office:value="275" calcext:value-type="float">
            <text:p>275</text:p>
          </table:table-cell>
          <table:table-cell table:style-name="ce16" office:value-type="string" calcext:value-type="string">
            <text:p><text:a xlink:href="#cite_note-333" xlink:type="simple">[282]</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Saint_Lucia" xlink:type="simple">Saint Lucia</text:a> </text:p>
          </table:table-cell>
          <table:table-cell table:style-name="ce16" office:value-type="float" office:value="278" calcext:value-type="float">
            <text:p>278</text:p>
          </table:table-cell>
          <table:table-cell table:style-name="ce16" office:value-type="float" office:value="4" calcext:value-type="float">
            <text:p>4</text:p>
          </table:table-cell>
          <table:table-cell table:style-name="ce16" office:value-type="float" office:value="240" calcext:value-type="float">
            <text:p>240</text:p>
          </table:table-cell>
          <table:table-cell table:style-name="ce16" office:value-type="string" calcext:value-type="string">
            <text:p><text:a xlink:href="#cite_note-334" xlink:type="simple">[283]</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Seychelles" xlink:type="simple">Seychelles</text:a> </text:p>
          </table:table-cell>
          <table:table-cell table:style-name="ce16" office:value-type="float" office:value="183" calcext:value-type="float">
            <text:p>183</text:p>
          </table:table-cell>
          <table:table-cell table:style-name="ce16" office:value-type="float" office:value="0" calcext:value-type="float">
            <text:p>0</text:p>
          </table:table-cell>
          <table:table-cell table:style-name="ce16" office:value-type="float" office:value="162" calcext:value-type="float">
            <text:p>162</text:p>
          </table:table-cell>
          <table:table-cell table:style-name="ce16" office:value-type="string" calcext:value-type="string">
            <text:p><text:a xlink:href="#cite_note-335" xlink:type="simple">[284]</text:a><text:a xlink:href="#cite_note-336" xlink:type="simple">[285]</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Brunei" xlink:type="simple">Brunei</text:a> </text:p>
          </table:table-cell>
          <table:table-cell table:style-name="ce16" office:value-type="float" office:value="150" calcext:value-type="float">
            <text:p>150</text:p>
          </table:table-cell>
          <table:table-cell table:style-name="ce16" office:value-type="float" office:value="3" calcext:value-type="float">
            <text:p>3</text:p>
          </table:table-cell>
          <table:table-cell table:style-name="ce16" office:value-type="float" office:value="145" calcext:value-type="float">
            <text:p>145</text:p>
          </table:table-cell>
          <table:table-cell table:style-name="ce16" office:value-type="string" calcext:value-type="string">
            <text:p><text:a xlink:href="#cite_note-337" xlink:type="simple">[286]</text:a><text:a xlink:href="#cite_note-338" xlink:type="simple">[287]</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5" office:value-type="string" calcext:value-type="string">
            <text:p><text:a xlink:href="https://en.wikipedia.org/wiki/COVID-19_pandemic_on_cruise_ships#Costa_Atlantica" xlink:type="simple">Costa Atlantica</text:a> </text:p>
          </table:table-cell>
          <table:table-cell table:style-name="ce16" office:value-type="float" office:value="148" calcext:value-type="float">
            <text:p>148</text:p>
          </table:table-cell>
          <table:table-cell table:style-name="ce16" office:value-type="float" office:value="0" calcext:value-type="float">
            <text:p>0</text:p>
          </table:table-cell>
          <table:table-cell table:style-name="ce16" office:value-type="float" office:value="148" calcext:value-type="float">
            <text:p>148</text:p>
          </table:table-cell>
          <table:table-cell table:style-name="ce16" office:value-type="string" calcext:value-type="string">
            <text:p><text:a xlink:href="#cite_note-339" xlink:type="simple">[288]</text:a><text:a xlink:href="#cite_note-340" xlink:type="simple">[289]</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Antigua_and_Barbuda" xlink:type="simple">Antigua and Barbuda</text:a> </text:p>
          </table:table-cell>
          <table:table-cell table:style-name="ce16" office:value-type="float" office:value="146" calcext:value-type="float">
            <text:p>146</text:p>
          </table:table-cell>
          <table:table-cell table:style-name="ce16" office:value-type="float" office:value="4" calcext:value-type="float">
            <text:p>4</text:p>
          </table:table-cell>
          <table:table-cell table:style-name="ce16" office:value-type="float" office:value="138" calcext:value-type="float">
            <text:p>138</text:p>
          </table:table-cell>
          <table:table-cell table:style-name="ce16" office:value-type="string" calcext:value-type="string">
            <text:p><text:a xlink:href="#cite_note-341" xlink:type="simple">[290]</text:a><text:a xlink:href="#cite_note-342" xlink:type="simple">[291]</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Bonaire" xlink:type="simple">Bonaire</text:a> </text:p>
          </table:table-cell>
          <table:table-cell table:style-name="ce16" office:value-type="float" office:value="142" calcext:value-type="float">
            <text:p>142</text:p>
          </table:table-cell>
          <table:table-cell table:style-name="ce16" office:value-type="float" office:value="3" calcext:value-type="float">
            <text:p>3</text:p>
          </table:table-cell>
          <table:table-cell table:style-name="ce16" office:value-type="float" office:value="138" calcext:value-type="float">
            <text:p>138</text:p>
          </table:table-cell>
          <table:table-cell table:style-name="ce16" office:value-type="string" calcext:value-type="string">
            <text:p><text:a xlink:href="#cite_note-343" xlink:type="simple">[292]</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5" office:value-type="string" calcext:value-type="string">
            <text:p><text:a xlink:href="https://en.wikipedia.org/wiki/COVID-19_pandemic_on_cruise_ships#Greg_Mortimer" xlink:type="simple">Greg Mortimer</text:a><text:a xlink:href="#cite_note-GregMortimer-225" xlink:type="simple">[ak]</text:a> </text:p>
          </table:table-cell>
          <table:table-cell table:style-name="ce16" office:value-type="float" office:value="128" calcext:value-type="float">
            <text:p>128</text:p>
          </table:table-cell>
          <table:table-cell table:style-name="ce16" office:value-type="float" office:value="1" calcext:value-type="float">
            <text:p>1</text:p>
          </table:table-cell>
          <table:table-cell table:style-name="ce16" office:value-type="string" calcext:value-type="string">
            <text:p>No data</text:p>
          </table:table-cell>
          <table:table-cell table:style-name="ce16" office:value-type="string" calcext:value-type="string">
            <text:p><text:a xlink:href="#cite_note-344" xlink:type="simple">[293]</text:a><text:a xlink:href="#cite_note-345" xlink:type="simple">[294]</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the_Northern_Mariana_Islands" xlink:type="simple">Northern Mariana Islands </text:a> </text:p>
          </table:table-cell>
          <table:table-cell table:style-name="ce16" office:value-type="float" office:value="113" calcext:value-type="float">
            <text:p>113</text:p>
          </table:table-cell>
          <table:table-cell table:style-name="ce16" office:value-type="float" office:value="2" calcext:value-type="float">
            <text:p>2</text:p>
          </table:table-cell>
          <table:table-cell table:style-name="ce16" office:value-type="float" office:value="32" calcext:value-type="float">
            <text:p>32</text:p>
          </table:table-cell>
          <table:table-cell table:style-name="ce16" office:value-type="string" calcext:value-type="string">
            <text:p><text:a xlink:href="#cite_note-346" xlink:type="simple">[295]</text:a><text:a xlink:href="#cite_note-347" xlink:type="simple">[296]</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Saint_Vincent_and_the_Grenadines" xlink:type="simple">Saint Vincent</text:a><text:a xlink:href="#cite_note-348" xlink:type="simple">[az]</text:a> </text:p>
          </table:table-cell>
          <table:table-cell table:style-name="ce16" office:value-type="float" office:value="98" calcext:value-type="float">
            <text:p>98</text:p>
          </table:table-cell>
          <table:table-cell table:style-name="ce16" office:value-type="float" office:value="0" calcext:value-type="float">
            <text:p>0</text:p>
          </table:table-cell>
          <table:table-cell table:style-name="ce16" office:value-type="float" office:value="81" calcext:value-type="float">
            <text:p>81</text:p>
          </table:table-cell>
          <table:table-cell table:style-name="ce16" office:value-type="string" calcext:value-type="string">
            <text:p><text:a xlink:href="#cite_note-Gov1312-349" xlink:type="simple">[297]</text:a><text:a xlink:href="#cite_note-nemo1-350" xlink:type="simple">[298]</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Dominica" xlink:type="simple">Dominica</text:a> </text:p>
          </table:table-cell>
          <table:table-cell table:style-name="ce16" office:value-type="float" office:value="88" calcext:value-type="float">
            <text:p>88</text:p>
          </table:table-cell>
          <table:table-cell table:style-name="ce16" office:value-type="float" office:value="0" calcext:value-type="float">
            <text:p>0</text:p>
          </table:table-cell>
          <table:table-cell table:style-name="ce16" office:value-type="float" office:value="84" calcext:value-type="float">
            <text:p>84</text:p>
          </table:table-cell>
          <table:table-cell table:style-name="ce16" office:value-type="string" calcext:value-type="string">
            <text:p><text:a xlink:href="#cite_note-Dominica1312-351" xlink:type="simple">[299]</text:a><text:a xlink:href="#cite_note-DNO2409-352" xlink:type="simple">[300]</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the_British_Virgin_Islands" xlink:type="simple">British Virgin Islands</text:a> </text:p>
          </table:table-cell>
          <table:table-cell table:style-name="ce16" office:value-type="float" office:value="72" calcext:value-type="float">
            <text:p>72</text:p>
          </table:table-cell>
          <table:table-cell table:style-name="ce16" office:value-type="float" office:value="1" calcext:value-type="float">
            <text:p>1</text:p>
          </table:table-cell>
          <table:table-cell table:style-name="ce16" office:value-type="float" office:value="70" calcext:value-type="float">
            <text:p>70</text:p>
          </table:table-cell>
          <table:table-cell table:style-name="ce16" office:value-type="string" calcext:value-type="string">
            <text:p><text:a xlink:href="#cite_note-353" xlink:type="simple">[301]</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Fiji" xlink:type="simple">Fiji</text:a> </text:p>
          </table:table-cell>
          <table:table-cell table:style-name="ce16" office:value-type="float" office:value="46" calcext:value-type="float">
            <text:p>46</text:p>
          </table:table-cell>
          <table:table-cell table:style-name="ce16" office:value-type="float" office:value="2" calcext:value-type="float">
            <text:p>2</text:p>
          </table:table-cell>
          <table:table-cell table:style-name="ce16" office:value-type="float" office:value="38" calcext:value-type="float">
            <text:p>38</text:p>
          </table:table-cell>
          <table:table-cell table:style-name="ce16" office:value-type="string" calcext:value-type="string">
            <text:p><text:a xlink:href="#cite_note-354" xlink:type="simple">[302]</text:a><text:a xlink:href="#cite_note-355" xlink:type="simple">[303]</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Macau" xlink:type="simple">Macau</text:a> </text:p>
          </table:table-cell>
          <table:table-cell table:style-name="ce16" office:value-type="float" office:value="46" calcext:value-type="float">
            <text:p>46</text:p>
          </table:table-cell>
          <table:table-cell table:style-name="ce16" office:value-type="float" office:value="0" calcext:value-type="float">
            <text:p>0</text:p>
          </table:table-cell>
          <table:table-cell table:style-name="ce16" office:value-type="float" office:value="46" calcext:value-type="float">
            <text:p>46</text:p>
          </table:table-cell>
          <table:table-cell table:style-name="ce16" office:value-type="string" calcext:value-type="string">
            <text:p><text:a xlink:href="#cite_note-356" xlink:type="simple">[304]</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Grenada" xlink:type="simple">Grenada</text:a> </text:p>
          </table:table-cell>
          <table:table-cell table:style-name="ce16" office:value-type="float" office:value="41" calcext:value-type="float">
            <text:p>41</text:p>
          </table:table-cell>
          <table:table-cell table:style-name="ce16" office:value-type="float" office:value="0" calcext:value-type="float">
            <text:p>0</text:p>
          </table:table-cell>
          <table:table-cell table:style-name="ce16" office:value-type="float" office:value="30" calcext:value-type="float">
            <text:p>30</text:p>
          </table:table-cell>
          <table:table-cell table:style-name="ce16" office:value-type="string" calcext:value-type="string">
            <text:p><text:a xlink:href="#cite_note-357" xlink:type="simple">[305]</text:a><text:a xlink:href="#cite_note-358" xlink:type="simple">[306]</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Laos" xlink:type="simple">Laos</text:a> </text:p>
          </table:table-cell>
          <table:table-cell table:style-name="ce16" office:value-type="float" office:value="41" calcext:value-type="float">
            <text:p>41</text:p>
          </table:table-cell>
          <table:table-cell table:style-name="ce16" office:value-type="float" office:value="0" calcext:value-type="float">
            <text:p>0</text:p>
          </table:table-cell>
          <table:table-cell table:style-name="ce16" office:value-type="float" office:value="34" calcext:value-type="float">
            <text:p>34</text:p>
          </table:table-cell>
          <table:table-cell table:style-name="ce16" office:value-type="string" calcext:value-type="string">
            <text:p><text:a xlink:href="#cite_note-359" xlink:type="simple">[307]</text:a><text:a xlink:href="#cite_note-360" xlink:type="simple">[308]</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New_Caledonia" xlink:type="simple">New Caledonia</text:a> </text:p>
          </table:table-cell>
          <table:table-cell table:style-name="ce16" office:value-type="float" office:value="36" calcext:value-type="float">
            <text:p>36</text:p>
          </table:table-cell>
          <table:table-cell table:style-name="ce16" office:value-type="float" office:value="0" calcext:value-type="float">
            <text:p>0</text:p>
          </table:table-cell>
          <table:table-cell table:style-name="ce16" office:value-type="float" office:value="30" calcext:value-type="float">
            <text:p>30</text:p>
          </table:table-cell>
          <table:table-cell table:style-name="ce16" office:value-type="string" calcext:value-type="string">
            <text:p><text:a xlink:href="#cite_note-361" xlink:type="simple">[309]</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East_Timor" xlink:type="simple">East Timor</text:a> </text:p>
          </table:table-cell>
          <table:table-cell table:style-name="ce16" office:value-type="float" office:value="30" calcext:value-type="float">
            <text:p>30</text:p>
          </table:table-cell>
          <table:table-cell table:style-name="ce16" office:value-type="float" office:value="0" calcext:value-type="float">
            <text:p>0</text:p>
          </table:table-cell>
          <table:table-cell table:style-name="ce16" office:value-type="float" office:value="30" calcext:value-type="float">
            <text:p>30</text:p>
          </table:table-cell>
          <table:table-cell table:style-name="ce16" office:value-type="string" calcext:value-type="string">
            <text:p><text:a xlink:href="#cite_note-362" xlink:type="simple">[310]</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the_Sahrawi_Arab_Democratic_Republic" xlink:type="simple">Sahrawi Arab DR</text:a><text:a xlink:href="#cite_note-363" xlink:type="simple">[ba]</text:a> </text:p>
          </table:table-cell>
          <table:table-cell table:style-name="ce16" office:value-type="float" office:value="28" calcext:value-type="float">
            <text:p>28</text:p>
          </table:table-cell>
          <table:table-cell table:style-name="ce16" office:value-type="float" office:value="2" calcext:value-type="float">
            <text:p>2</text:p>
          </table:table-cell>
          <table:table-cell table:style-name="ce16" office:value-type="float" office:value="26" calcext:value-type="float">
            <text:p>26</text:p>
          </table:table-cell>
          <table:table-cell table:style-name="ce16" office:value-type="string" calcext:value-type="string">
            <text:p><text:a xlink:href="#cite_note-364" xlink:type="simple">[311]</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Vatican_City" xlink:type="simple">Vatican City</text:a> </text:p>
          </table:table-cell>
          <table:table-cell table:style-name="ce16" office:value-type="float" office:value="27" calcext:value-type="float">
            <text:p>27</text:p>
          </table:table-cell>
          <table:table-cell table:style-name="ce16" office:value-type="float" office:value="0" calcext:value-type="float">
            <text:p>0</text:p>
          </table:table-cell>
          <table:table-cell table:style-name="ce16" office:value-type="float" office:value="15" calcext:value-type="float">
            <text:p>15</text:p>
          </table:table-cell>
          <table:table-cell table:style-name="ce16" office:value-type="string" calcext:value-type="string">
            <text:p><text:a xlink:href="#cite_note-365" xlink:type="simple">[312]</text:a><text:a xlink:href="#cite_note-366" xlink:type="simple">[313]</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Saint_Kitts_and_Nevis" xlink:type="simple">Saint Kitts and Nevis</text:a> </text:p>
          </table:table-cell>
          <table:table-cell table:style-name="ce16" office:value-type="float" office:value="25" calcext:value-type="float">
            <text:p>25</text:p>
          </table:table-cell>
          <table:table-cell table:style-name="ce16" office:value-type="float" office:value="0" calcext:value-type="float">
            <text:p>0</text:p>
          </table:table-cell>
          <table:table-cell table:style-name="ce16" office:value-type="float" office:value="21" calcext:value-type="float">
            <text:p>21</text:p>
          </table:table-cell>
          <table:table-cell table:style-name="ce16" office:value-type="string" calcext:value-type="string">
            <text:p><text:a xlink:href="#cite_note-367" xlink:type="simple">[314]</text:a><text:a xlink:href="#cite_note-368" xlink:type="simple">[315]</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Greenland" xlink:type="simple">Greenland</text:a> </text:p>
          </table:table-cell>
          <table:table-cell table:style-name="ce16" office:value-type="float" office:value="19" calcext:value-type="float">
            <text:p>19</text:p>
          </table:table-cell>
          <table:table-cell table:style-name="ce16" office:value-type="float" office:value="0" calcext:value-type="float">
            <text:p>0</text:p>
          </table:table-cell>
          <table:table-cell table:style-name="ce16" office:value-type="float" office:value="18" calcext:value-type="float">
            <text:p>18</text:p>
          </table:table-cell>
          <table:table-cell table:style-name="ce16" office:value-type="string" calcext:value-type="string">
            <text:p><text:a xlink:href="#cite_note-369" xlink:type="simple">[316]</text:a><text:a xlink:href="#cite_note-370" xlink:type="simple">[317]</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Sint_Eustatius" xlink:type="simple">Sint Eustatius</text:a> </text:p>
          </table:table-cell>
          <table:table-cell table:style-name="ce16" office:value-type="float" office:value="18" calcext:value-type="float">
            <text:p>18</text:p>
          </table:table-cell>
          <table:table-cell table:style-name="ce16" office:value-type="float" office:value="0" calcext:value-type="float">
            <text:p>0</text:p>
          </table:table-cell>
          <table:table-cell table:style-name="ce16" office:value-type="float" office:value="18" calcext:value-type="float">
            <text:p>18</text:p>
          </table:table-cell>
          <table:table-cell table:style-name="ce16" office:value-type="string" calcext:value-type="string">
            <text:p><text:a xlink:href="#cite_note-371" xlink:type="simple">[318]</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the_Solomon_Islands" xlink:type="simple">Solomon Islands</text:a> </text:p>
          </table:table-cell>
          <table:table-cell table:style-name="ce16" office:value-type="float" office:value="17" calcext:value-type="float">
            <text:p>17</text:p>
          </table:table-cell>
          <table:table-cell table:style-name="ce16" office:value-type="float" office:value="0" calcext:value-type="float">
            <text:p>0</text:p>
          </table:table-cell>
          <table:table-cell table:style-name="ce16" office:value-type="float" office:value="5" calcext:value-type="float">
            <text:p>5</text:p>
          </table:table-cell>
          <table:table-cell table:style-name="ce16" office:value-type="string" calcext:value-type="string">
            <text:p><text:a xlink:href="#cite_note-372" xlink:type="simple">[319]</text:a><text:a xlink:href="#cite_note-373" xlink:type="simple">[320]</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the_Falkland_Islands" xlink:type="simple">Falkland Islands</text:a> </text:p>
          </table:table-cell>
          <table:table-cell table:style-name="ce16" office:value-type="float" office:value="17" calcext:value-type="float">
            <text:p>17</text:p>
          </table:table-cell>
          <table:table-cell table:style-name="ce16" office:value-type="float" office:value="0" calcext:value-type="float">
            <text:p>0</text:p>
          </table:table-cell>
          <table:table-cell table:style-name="ce16" office:value-type="float" office:value="17" calcext:value-type="float">
            <text:p>17</text:p>
          </table:table-cell>
          <table:table-cell table:style-name="ce16" office:value-type="string" calcext:value-type="string">
            <text:p><text:a xlink:href="#cite_note-374" xlink:type="simple">[321]</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Saint_Pierre_and_Miquelon" xlink:type="simple">Saint Pierre and Miquelon</text:a> </text:p>
          </table:table-cell>
          <table:table-cell table:style-name="ce16" office:value-type="float" office:value="16" calcext:value-type="float">
            <text:p>16</text:p>
          </table:table-cell>
          <table:table-cell table:style-name="ce16" office:value-type="float" office:value="0" calcext:value-type="float">
            <text:p>0</text:p>
          </table:table-cell>
          <table:table-cell table:style-name="ce16" office:value-type="float" office:value="12" calcext:value-type="float">
            <text:p>12</text:p>
          </table:table-cell>
          <table:table-cell table:style-name="ce16" office:value-type="string" calcext:value-type="string">
            <text:p><text:a xlink:href="#cite_note-375" xlink:type="simple">[322]</text:a><text:a xlink:href="#cite_note-376" xlink:type="simple">[323]</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Montserrat" xlink:type="simple">Montserrat</text:a> </text:p>
          </table:table-cell>
          <table:table-cell table:style-name="ce16" office:value-type="float" office:value="13" calcext:value-type="float">
            <text:p>13</text:p>
          </table:table-cell>
          <table:table-cell table:style-name="ce16" office:value-type="float" office:value="1" calcext:value-type="float">
            <text:p>1</text:p>
          </table:table-cell>
          <table:table-cell table:style-name="ce16" office:value-type="float" office:value="12" calcext:value-type="float">
            <text:p>12</text:p>
          </table:table-cell>
          <table:table-cell table:style-name="ce16" office:value-type="string" calcext:value-type="string">
            <text:p><text:a xlink:href="#cite_note-377" xlink:type="simple">[324]</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5" office:value-type="string" calcext:value-type="string">
            <text:p><text:a xlink:href="https://en.wikipedia.org/wiki/COVID-19_pandemic_on_cruise_ships#Zaandam" xlink:type="simple">MS Zaandam</text:a><text:a xlink:href="#cite_note-380" xlink:type="simple">[bb]</text:a> </text:p>
          </table:table-cell>
          <table:table-cell table:style-name="ce16" office:value-type="float" office:value="13" calcext:value-type="float">
            <text:p>13</text:p>
          </table:table-cell>
          <table:table-cell table:style-name="ce16" office:value-type="float" office:value="4" calcext:value-type="float">
            <text:p>4</text:p>
          </table:table-cell>
          <table:table-cell table:style-name="ce16" office:value-type="string" calcext:value-type="string">
            <text:p>No data</text:p>
          </table:table-cell>
          <table:table-cell table:style-name="ce16" office:value-type="string" calcext:value-type="string">
            <text:p><text:a xlink:href="#cite_note-381" xlink:type="simple">[327]</text:a><text:a xlink:href="#cite_note-382" xlink:type="simple">[328]</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5" office:value-type="string" calcext:value-type="string">
            <text:p><text:a xlink:href="https://en.wikipedia.org/wiki/COVID-19_pandemic_on_cruise_ships#Coral_Princess" xlink:type="simple">Coral Princess</text:a><text:a xlink:href="#cite_note-384" xlink:type="simple">[bc]</text:a> </text:p>
          </table:table-cell>
          <table:table-cell table:style-name="ce16" office:value-type="float" office:value="12" calcext:value-type="float">
            <text:p>12</text:p>
          </table:table-cell>
          <table:table-cell table:style-name="ce16" office:value-type="float" office:value="3" calcext:value-type="float">
            <text:p>3</text:p>
          </table:table-cell>
          <table:table-cell table:style-name="ce16" office:value-type="string" calcext:value-type="string">
            <text:p>No data</text:p>
          </table:table-cell>
          <table:table-cell table:style-name="ce16" office:value-type="string" calcext:value-type="string">
            <text:p><text:a xlink:href="#cite_note-385" xlink:type="simple">[330]</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Anguilla" xlink:type="simple">Anguilla</text:a> </text:p>
          </table:table-cell>
          <table:table-cell table:style-name="ce16" office:value-type="float" office:value="10" calcext:value-type="float">
            <text:p>10</text:p>
          </table:table-cell>
          <table:table-cell table:style-name="ce16" office:value-type="float" office:value="0" calcext:value-type="float">
            <text:p>0</text:p>
          </table:table-cell>
          <table:table-cell table:style-name="ce16" office:value-type="float" office:value="3" calcext:value-type="float">
            <text:p>3</text:p>
          </table:table-cell>
          <table:table-cell table:style-name="ce16" office:value-type="string" calcext:value-type="string">
            <text:p><text:a xlink:href="#cite_note-386" xlink:type="simple">[331]</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5" office:value-type="string" calcext:value-type="string">
            <text:p><text:a xlink:href="https://en.wikipedia.org/wiki/COVID-19_pandemic_on_cruise_ships#SeaDream_I" xlink:type="simple">SeaDream I</text:a><text:a xlink:href="#cite_note-387" xlink:type="simple">[bd]</text:a> </text:p>
          </table:table-cell>
          <table:table-cell table:style-name="ce16" office:value-type="float" office:value="9" calcext:value-type="float">
            <text:p>9</text:p>
          </table:table-cell>
          <table:table-cell table:style-name="ce16" office:value-type="float" office:value="0" calcext:value-type="float">
            <text:p>0</text:p>
          </table:table-cell>
          <table:table-cell table:style-name="ce16" office:value-type="string" calcext:value-type="string">
            <text:p>No data</text:p>
          </table:table-cell>
          <table:table-cell table:style-name="ce16" office:value-type="string" calcext:value-type="string">
            <text:p><text:a xlink:href="#cite_note-GIS141120-388" xlink:type="simple">[332]</text:a><text:a xlink:href="#cite_note-CNN171120-389" xlink:type="simple">[333]</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5" office:value-type="string" calcext:value-type="string">
            <text:p><text:a xlink:href="https://en.wikipedia.org/wiki/COVID-19_pandemic_on_naval_ships#HNLMS_Dolfijn" xlink:type="simple">HNLMS Dolfijn</text:a><text:a xlink:href="#cite_note-393" xlink:type="simple">[be]</text:a> </text:p>
          </table:table-cell>
          <table:table-cell table:style-name="ce16" office:value-type="float" office:value="8" calcext:value-type="float">
            <text:p>8</text:p>
          </table:table-cell>
          <table:table-cell table:style-name="ce16" office:value-type="float" office:value="0" calcext:value-type="float">
            <text:p>0</text:p>
          </table:table-cell>
          <table:table-cell table:style-name="ce16" office:value-type="float" office:value="8" calcext:value-type="float">
            <text:p>8</text:p>
          </table:table-cell>
          <table:table-cell table:style-name="ce16" office:value-type="string" calcext:value-type="string">
            <text:p><text:a xlink:href="#cite_note-dolfijn.defensie-390" xlink:type="simple">[334]</text:a><text:a xlink:href="#cite_note-394" xlink:type="simple">[337]</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Saba" xlink:type="simple">Saba</text:a> </text:p>
          </table:table-cell>
          <table:table-cell table:style-name="ce16" office:value-type="float" office:value="5" calcext:value-type="float">
            <text:p>5</text:p>
          </table:table-cell>
          <table:table-cell table:style-name="ce16" office:value-type="float" office:value="0" calcext:value-type="float">
            <text:p>0</text:p>
          </table:table-cell>
          <table:table-cell table:style-name="ce16" office:value-type="float" office:value="5" calcext:value-type="float">
            <text:p>5</text:p>
          </table:table-cell>
          <table:table-cell table:style-name="ce16" office:value-type="string" calcext:value-type="string">
            <text:p><text:a xlink:href="#cite_note-395" xlink:type="simple">[338]</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the_Marshall_Islands" xlink:type="simple">Marshall Islands</text:a> </text:p>
          </table:table-cell>
          <table:table-cell table:style-name="ce16" office:value-type="float" office:value="4" calcext:value-type="float">
            <text:p>4</text:p>
          </table:table-cell>
          <table:table-cell table:style-name="ce16" office:value-type="float" office:value="0" calcext:value-type="float">
            <text:p>0</text:p>
          </table:table-cell>
          <table:table-cell table:style-name="ce16" office:value-type="float" office:value="2" calcext:value-type="float">
            <text:p>2</text:p>
          </table:table-cell>
          <table:table-cell table:style-name="ce16" office:value-type="string" calcext:value-type="string">
            <text:p><text:a xlink:href="#cite_note-396" xlink:type="simple">[339]</text:a><text:a xlink:href="#cite_note-397" xlink:type="simple">[340]</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American_Samoa" xlink:type="simple">American Samoa</text:a> </text:p>
          </table:table-cell>
          <table:table-cell table:style-name="ce16" office:value-type="float" office:value="3" calcext:value-type="float">
            <text:p>3</text:p>
          </table:table-cell>
          <table:table-cell table:number-columns-repeated="2" table:style-name="ce16" office:value-type="float" office:value="0" calcext:value-type="float">
            <text:p>0</text:p>
          </table:table-cell>
          <table:table-cell table:style-name="ce16" office:value-type="string" calcext:value-type="string">
            <text:p><text:a xlink:href="#cite_note-398" xlink:type="simple">[341]</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Wallis_and_Futuna" xlink:type="simple">Wallis and Futuna</text:a> </text:p>
          </table:table-cell>
          <table:table-cell table:style-name="ce16" office:value-type="float" office:value="3" calcext:value-type="float">
            <text:p>3</text:p>
          </table:table-cell>
          <table:table-cell table:style-name="ce16" office:value-type="float" office:value="0" calcext:value-type="float">
            <text:p>0</text:p>
          </table:table-cell>
          <table:table-cell table:style-name="ce16" office:value-type="float" office:value="1" calcext:value-type="float">
            <text:p>1</text:p>
          </table:table-cell>
          <table:table-cell table:style-name="ce16" office:value-type="string" calcext:value-type="string">
            <text:p><text:a xlink:href="#cite_note-399" xlink:type="simple">[342]</text:a><text:a xlink:href="#cite_note-400" xlink:type="simple">[343]</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Samoa" xlink:type="simple">Samoa</text:a> </text:p>
          </table:table-cell>
          <table:table-cell table:style-name="ce16" office:value-type="float" office:value="2" calcext:value-type="float">
            <text:p>2</text:p>
          </table:table-cell>
          <table:table-cell table:number-columns-repeated="2" table:style-name="ce16" office:value-type="float" office:value="0" calcext:value-type="float">
            <text:p>0</text:p>
          </table:table-cell>
          <table:table-cell table:style-name="ce16" office:value-type="string" calcext:value-type="string">
            <text:p><text:a xlink:href="#cite_note-401" xlink:type="simple">[344]</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Vanuatu" xlink:type="simple">Vanuatu</text:a> </text:p>
          </table:table-cell>
          <table:table-cell table:style-name="ce16" office:value-type="float" office:value="1" calcext:value-type="float">
            <text:p>1</text:p>
          </table:table-cell>
          <table:table-cell table:style-name="ce16" office:value-type="float" office:value="0" calcext:value-type="float">
            <text:p>0</text:p>
          </table:table-cell>
          <table:table-cell table:style-name="ce16" office:value-type="float" office:value="1" calcext:value-type="float">
            <text:p>1</text:p>
          </table:table-cell>
          <table:table-cell table:style-name="ce16" office:value-type="string" calcext:value-type="string">
            <text:p><text:a xlink:href="#cite_note-402" xlink:type="simple">[345]</text:a> </text:p>
          </table:table-cell>
          <table:table-cell table:style-name="ce16" office:value-type="string" calcext:value-type="string">
            <text:p/>
          </table:table-cell>
        </table:table-row>
        <table:table-row table:style-name="ro1">
          <table:table-cell office:value-type="string" calcext:value-type="string">
            <text:p/>
          </table:table-cell>
          <table:table-cell table:style-name="ce14" office:value-type="string" calcext:value-type="string">
            <text:p><text:a xlink:href="https://en.wikipedia.org/wiki/COVID-19_pandemic_in_Tanzania" xlink:type="simple">Tanzania</text:a><text:a xlink:href="#cite_note-406" xlink:type="simple">[bf]</text:a> </text:p>
          </table:table-cell>
          <table:table-cell table:number-columns-repeated="3" table:style-name="ce16" office:value-type="string" calcext:value-type="string">
            <text:p>No data</text:p>
          </table:table-cell>
          <table:table-cell table:style-name="ce16" office:value-type="string" calcext:value-type="string">
            <text:p><text:a xlink:href="#cite_note-thecitizen-404" xlink:type="simple">[347]</text:a><text:a xlink:href="#cite_note-ippmedia-405" xlink:type="simple">[348]</text:a> </text:p>
          </table:table-cell>
          <table:table-cell table:style-name="ce16" office:value-type="string" calcext:value-type="string">
            <text:p/>
          </table:table-cell>
        </table:table-row>
        <table:table-row table:style-name="ro1">
          <table:table-cell table:style-name="ce11" office:value-type="string" calcext:value-type="string">
            <text:p>As of 15 December 2020 (<text:a xlink:href="https://en.wikipedia.org/wiki/Coordinated_Universal_Time" xlink:type="simple">UTC</text:a>) · History of <text:a xlink:href="https://en.wikipedia.org/wiki/COVID-19_pandemic_cases" xlink:type="simple">cases</text:a> · History of <text:a xlink:href="https://en.wikipedia.org/wiki/COVID-19_pandemic_deaths" xlink:type="simple">deaths</text:a> </text:p>
          </table:table-cell>
          <table:table-cell table:number-columns-repeated="5"/>
          <table:table-cell table:style-name="ce16" office:value-type="string" calcext:value-type="string">
            <text:p/>
          </table:table-cell>
        </table:table-row>
        <table:table-row table:style-name="ro1">
          <table:table-cell table:style-name="ce12" office:value-type="string" calcext:value-type="string">
            <text:p>Notes</text:p>
          </table:table-cell>
          <table:table-cell table:number-columns-repeated="5"/>
          <table:table-cell table:style-name="ce11" office:value-type="string" calcext:value-type="string">
            <text:p/>
          </table:table-cell>
        </table:table-row>
        <table:table-row table:style-name="ro1">
          <table:table-cell table:style-name="ce11" office:value-type="string" calcext:value-type="string">
            <text:p/>
          </table:table-cell>
          <table:table-cell table:number-columns-repeated="6"/>
        </table:table-row>
        <table:table-row table:style-name="ro1">
          <table:table-cell table:style-name="ce12" office:value-type="string" calcext:value-type="string">
            <text:p><text:a xlink:href="#cite_ref-1" xlink:type="simple">^</text:a> Location: Countries, territories, and international conveyances where cases were diagnosed. The nationality of the infected and the origin of infection may vary. For some countries, cases are split into respective territories and noted accordingly. </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2" office:value-type="string" calcext:value-type="string">
            <text:p><text:a xlink:href="#cite_ref-ccc_3-0" xlink:type="simple">^</text:a> Cases: This number shows the cumulative number of confirmed human cases reported to date. The actual number of infections and cases is likely to be higher than reported.<text:a xlink:href="#cite_note-2" xlink:type="simple">[1]</text:a> Reporting criteria and <text:a xlink:href="https://en.wikipedia.org/wiki/COVID-19_testing" xlink:type="simple">testing capacity</text:a> vary between locations. </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2" office:value-type="string" calcext:value-type="string">
            <text:p><text:a xlink:href="#cite_ref-4" xlink:type="simple">^</text:a> Deaths: Reporting criteria vary between locations. </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2" office:value-type="string" calcext:value-type="string">
            <text:p><text:a xlink:href="#cite_ref-5" xlink:type="simple">^</text:a> Recoveries: May not correspond to actual current figures and not all recoveries may be reported. Reporting criteria vary between locations and some countries do not report recoveries. </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2" office:value-type="string" calcext:value-type="string">
            <text:p><text:a xlink:href="#cite_ref-6" xlink:type="simple">^</text:a> The worldwide totals for cases, deaths and recoveries are taken from the Johns Hopkins University Coronavirus Resource Center. They are not sums of the figures for the listed countries and territories. </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2" office:value-type="string" calcext:value-type="string">
            <text:p><text:a xlink:href="#cite_ref-14" xlink:type="simple">^</text:a> United States</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Figures include cases identified on the <text:a xlink:href="https://en.wikipedia.org/wiki/COVID-19_pandemic_on_cruise_ships#Grand_Princess" xlink:type="simple">Grand Princess</tex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Figures do not include the <text:a xlink:href="https://en.wikipedia.org/wiki/Unincorporated_territories_of_the_United_States" xlink:type="simple">unincorporated territories</text:a> of <text:a xlink:href="https://en.wikipedia.org/wiki/COVID-19_pandemic_in_Puerto_Rico" xlink:type="simple">Puerto Rico</text:a>, <text:a xlink:href="https://en.wikipedia.org/wiki/COVID-19_pandemic_in_Guam" xlink:type="simple">Guam</text:a>, <text:a xlink:href="https://en.wikipedia.org/wiki/COVID-19_pandemic_in_the_Northern_Mariana_Islands" xlink:type="simple">Northern Marian Islands</text:a>, and <text:a xlink:href="https://en.wikipedia.org/wiki/COVID-19_pandemic_in_the_United_States_Virgin_Islands" xlink:type="simple">U.S Virgin Islands</text:a>, all of which are listed separately.</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Not all states or overseas territories report recovery da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Cases include clinically diagnosed cases as per CDC guidelines.<text:a xlink:href="#cite_note-8" xlink:type="simple">[3]</tex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Recoveries and deaths include probable deaths and people released from quarantine as per CDC guidelines.<text:a xlink:href="#cite_note-9" xlink:type="simple">[4]</text:a><text:a xlink:href="#cite_note-10" xlink:type="simple">[5]</text:a><text:a xlink:href="#cite_note-11" xlink:type="simple">[6]</tex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Figures from the <text:a xlink:href="https://en.wikipedia.org/wiki/United_States_Department_of_Defense" xlink:type="simple">United States Department of Defense</text:a> are only released on a branch-by branch basis since April 2020, without distinction between domestic and foreign deployment, and cases may be reported to local health authorities.<text:a xlink:href="#cite_note-DoD_stop-12" xlink:type="simple">[7]</tex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Cases for the <text:a xlink:href="https://en.wikipedia.org/wiki/COVID-19_pandemic_on_USS_Theodore_Roosevelt" xlink:type="simple">USS Theodore Roosevelt</text:a>, currently docked at Guam, are reported separate from national figures but included in the Navy's totals.</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There is also one case reported from <text:a xlink:href="https://en.wikipedia.org/wiki/Guantanamo_Bay_Naval_Base" xlink:type="simple">Guantanamo Bay Naval Base</text:a> not included in any other nation or territory's counts.<text:a xlink:href="#cite_note-13" xlink:type="simple">[8]</text:a> Since April 2020, the <text:a xlink:href="https://en.wikipedia.org/wiki/United_States_Department_of_Defense" xlink:type="simple">United States Department of Defense</text:a> has directed all bases, including Guantanamo Bay, to not publish case statistics.<text:a xlink:href="#cite_note-DoD_stop-12" xlink:type="simple">[7]</tex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2" office:value-type="string" calcext:value-type="string">
            <text:p><text:a xlink:href="#cite_ref-19" xlink:type="simple">^</text:a> Russi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Including cases from the <text:a xlink:href="https://en.wikipedia.org/wiki/Political_status_of_Crimea" xlink:type="simple">disputed</text:a> <text:a xlink:href="https://en.wikipedia.org/wiki/COVID-19_pandemic_in_Crimea" xlink:type="simple">Crimea</text:a> and <text:a xlink:href="https://en.wikipedia.org/wiki/COVID-19_pandemic_in_Sevastopol" xlink:type="simple">Sevastopol</tex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Excluding cases from the <text:a xlink:href="https://en.wikipedia.org/wiki/COVID-19_pandemic_on_Diamond_Princess" xlink:type="simple">Diamond Princess</text:a> cruise ship, which are classified as "on an international conveyance".</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2" office:value-type="string" calcext:value-type="string">
            <text:p><text:a xlink:href="#cite_ref-22" xlink:type="simple">^</text:a> France</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Including <text:a xlink:href="https://en.wikipedia.org/wiki/Overseas_department_and_region" xlink:type="simple">overseas regions</text:a> of <text:a xlink:href="https://en.wikipedia.org/wiki/COVID-19_pandemic_in_French_Guiana" xlink:type="simple">French Guiana</text:a>, <text:a xlink:href="https://en.wikipedia.org/wiki/COVID-19_pandemic_in_Guadeloupe" xlink:type="simple">Guadeloupe</text:a>, <text:a xlink:href="https://en.wikipedia.org/wiki/COVID-19_pandemic_in_Martinique" xlink:type="simple">Martinique</text:a>, <text:a xlink:href="https://en.wikipedia.org/wiki/COVID-19_pandemic_in_Mayotte" xlink:type="simple">Mayotte</text:a> and <text:a xlink:href="https://en.wikipedia.org/wiki/COVID-19_pandemic_in_Réunion" xlink:type="simple">Réunion</text:a>, and collectivities of <text:a xlink:href="https://en.wikipedia.org/wiki/COVID-19_pandemic_in_Saint_Barthélemy" xlink:type="simple">Saint Barthélemy</text:a> and <text:a xlink:href="https://en.wikipedia.org/wiki/COVID-19_pandemic_in_French_Saint_Martin" xlink:type="simple">Saint Martin</tex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Excluding collectivities of <text:a xlink:href="https://en.wikipedia.org/wiki/COVID-19_pandemic_in_New_Caledonia" xlink:type="simple">New Caledonia</text:a>, <text:a xlink:href="https://en.wikipedia.org/wiki/COVID-19_pandemic_in_French_Polynesia" xlink:type="simple">French Polynesia</text:a>, <text:a xlink:href="https://en.wikipedia.org/wiki/COVID-19_pandemic_in_Saint_Pierre_and_Miquelon" xlink:type="simple">Saint Pierre and Miquelon</text:a> and <text:a xlink:href="https://en.wikipedia.org/wiki/COVID-19_pandemic_in_Wallis_and_Futuna" xlink:type="simple">Wallis and Futuna</tex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Recoveries only include hospitalized cases.<text:a xlink:href="#cite_note-gov-fr-21" xlink:type="simple">[14]</tex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Figures for total confirmed cases and total deaths include data from both hospital and nursing home (ESMS: établissements sociaux et médico-sociaux).<text:a xlink:href="#cite_note-gov-fr-21" xlink:type="simple">[14]</tex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2" office:value-type="string" calcext:value-type="string">
            <text:p><text:a xlink:href="#cite_ref-25" xlink:type="simple">^</text:a> United Kingdom</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Excluding all <text:a xlink:href="https://en.wikipedia.org/wiki/COVID-19_pandemic_in_the_British_Overseas_Territories" xlink:type="simple">British Overseas Territories</text:a> and <text:a xlink:href="https://en.wikipedia.org/wiki/COVID-19_pandemic_in_Crown_dependencies" xlink:type="simple">Crown dependencies</tex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As of 23 March 2020, the UK government does not publish the number of recoveries. The last update on 22 March reported 135 recovered patients.<text:a xlink:href="#cite_note-24" xlink:type="simple">[16]</tex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2" office:value-type="string" calcext:value-type="string">
            <text:p><text:a xlink:href="#cite_ref-30" xlink:type="simple">^</text:a> Turkey</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From 29 July to 24 November 2020, the Ministry of Health did not publish the total number of positive cases. Instead, symptomatic coronavirus cases were shown as "patients".<text:a xlink:href="#cite_note-27" xlink:type="simple">[18]</text:a><text:a xlink:href="#cite_note-28" xlink:type="simple">[19]</text:a> The ministry began to report the daily numbers of previously unreported cases on 25 November, announced the total number of cases in the country on 10 December and started to include asymptomatic and mildly symptomatic cases (who are usually considered recovered after 10 days of isolation<text:a xlink:href="#cite_note-29" xlink:type="simple">[20]</text:a>) in the number of recoveries on 12 December.</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2" office:value-type="string" calcext:value-type="string">
            <text:p><text:a xlink:href="#cite_ref-33" xlink:type="simple">^</text:a> Spain</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The figure for cases excludes serology–confirmed cases.</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As of 19 May 2020, the Spanish government does not publish the number of recoveries. The last update on 18 May reported 150,376 recovered patients.</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2" office:value-type="string" calcext:value-type="string">
            <text:p><text:a xlink:href="#cite_ref-36" xlink:type="simple">^</text:a> Argentin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Excluding confirmed cases on the <text:a xlink:href="https://en.wikipedia.org/wiki/Falkland_Islands_sovereignty_dispute" xlink:type="simple">claimed territory</text:a> of the <text:a xlink:href="https://en.wikipedia.org/wiki/COVID-19_pandemic_in_the_Falkland_Islands" xlink:type="simple">Falkland Islands</text:a>. Since 11 April, the Argentine Ministry of Health includes them in their official reports.<text:a xlink:href="#cite_note-35" xlink:type="simple">[24]</tex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2" office:value-type="string" calcext:value-type="string">
            <text:p><text:a xlink:href="#cite_ref-41" xlink:type="simple">^</text:a> Germany</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Not all state authorities count recoveries.<text:a xlink:href="#cite_note-zeit-39" xlink:type="simple">[27]</tex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Recoveries include estimations by the <text:a xlink:href="https://en.wikipedia.org/wiki/Robert_Koch_Institute" xlink:type="simple">Robert Koch Institute</text:a>.<text:a xlink:href="#cite_note-zeit-39" xlink:type="simple">[27]</text:a><text:a xlink:href="#cite_note-tagesspiegel-40" xlink:type="simple">[28]</tex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2" office:value-type="string" calcext:value-type="string">
            <text:p><text:a xlink:href="#cite_ref-47" xlink:type="simple">^</text:a> Ukraine</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Excluding cases from the <text:a xlink:href="https://en.wikipedia.org/wiki/Political_status_of_Crimea" xlink:type="simple">disputed</text:a> <text:a xlink:href="https://en.wikipedia.org/wiki/COVID-19_pandemic_in_Crimea" xlink:type="simple">Crimea</text:a> and <text:a xlink:href="https://en.wikipedia.org/wiki/COVID-19_pandemic_in_Sevastopol" xlink:type="simple">Sevastopol</text:a>. Cases in these territories are included in the Russian total.</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Excluding cases from the unrecognized <text:a xlink:href="https://en.wikipedia.org/wiki/COVID-19_pandemic_in_the_Donetsk_People%27s_Republic" xlink:type="simple">Donetsk</text:a> and <text:a xlink:href="https://en.wikipedia.org/wiki/COVID-19_pandemic_in_the_Luhansk_People%27s_Republic" xlink:type="simple">Lugansk</text:a> People's Republics.</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2" office:value-type="string" calcext:value-type="string">
            <text:p><text:a xlink:href="#cite_ref-54" xlink:type="simple">^</text:a> Netherlands</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The <text:a xlink:href="https://en.wikipedia.org/wiki/Kingdom_of_the_Netherlands" xlink:type="simple">Kingdom of the Netherlands</text:a> consists of a) the <text:a xlink:href="https://en.wikipedia.org/wiki/COVID-19_pandemic_in_the_Netherlands" xlink:type="simple">Netherlands</text:a>* [the country as opposed to the kingdom; listed here], which in turn includes the <text:a xlink:href="https://en.wikipedia.org/wiki/Caribbean_Netherlands" xlink:type="simple">Caribbean Netherlands</text:a>, that are made up of the special municipalities <text:a xlink:href="https://en.wikipedia.org/wiki/COVID-19_pandemic_in_Bonaire" xlink:type="simple">Bonaire</text:a>*, <text:a xlink:href="https://en.wikipedia.org/wiki/COVID-19_pandemic_in_Saba" xlink:type="simple">Saba</text:a>* and <text:a xlink:href="https://en.wikipedia.org/wiki/COVID-19_pandemic_in_Sint_Eustatius" xlink:type="simple">Sint Eustatius</text:a>*; b) <text:a xlink:href="https://en.wikipedia.org/wiki/COVID-19_pandemic_in_Aruba" xlink:type="simple">Aruba</text:a>*; c) <text:a xlink:href="https://en.wikipedia.org/wiki/COVID-19_pandemic_in_Curaçao" xlink:type="simple">Curaçao</text:a>*; and d) <text:a xlink:href="https://en.wikipedia.org/wiki/COVID-19_pandemic_in_Sint_Maarten" xlink:type="simple">Sint Maarten</text:a>*. All regions marked with an asterisk are listed separately.</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The Dutch Government agency RIVM, responsible for the constituent country the Netherlands, does not count its number of recoveries.<text:a xlink:href="#cite_note-53" xlink:type="simple">[39]</tex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2" office:value-type="string" calcext:value-type="string">
            <text:p><text:a xlink:href="#cite_ref-58" xlink:type="simple">^</text:a> Belgium</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The number of deaths also includes untested cases and cases in retirement homes that presumably died because of COVID-19, whilst most countries only include deaths of tested cases in hospitals.<text:a xlink:href="#cite_note-57" xlink:type="simple">[42]</tex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2" office:value-type="string" calcext:value-type="string">
            <text:p><text:a xlink:href="#cite_ref-66" xlink:type="simple">^</text:a> Chile </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Including the special territory of <text:a xlink:href="https://en.wikipedia.org/wiki/COVID-19_pandemic_in_Easter_Island" xlink:type="simple">Easter Island</tex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The Chilean Ministry of Health considered all cases as "recovered" after 14 days since the initial symptoms of the virus, regardless of the health situation of the infected or if succeeding tests indicate the continuing presence of the virus. The only exceptions are casualties, which are not included as recovered.<text:a xlink:href="#cite_note-63" xlink:type="simple">[47]</tex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Deaths include only cases with positive <text:a xlink:href="https://en.wikipedia.org/wiki/Polymerase_chain_reaction" xlink:type="simple">PCR tests</text:a> and catalogued as a "COVID-19 related death" by the <text:a xlink:href="https://en.wikipedia.org/wiki/Civil_Registry_and_Identification_Service_of_Chile" xlink:type="simple">Civil Registry and Identification Service</text:a>. This number is indicated in the daily reports of the Ministry of Health. A report with the total number of deaths, including suspected cases without PCR test, is released weekly since 20 June 2020.<text:a xlink:href="#cite_note-64" xlink:type="simple">[48]</text:a> In the latest report (4 December 2020), the total number of deaths is 20,716.<text:a xlink:href="#cite_note-epidem-65" xlink:type="simple">[49]</tex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2" office:value-type="string" calcext:value-type="string">
            <text:p><text:a xlink:href="#cite_ref-74" xlink:type="simple">^</text:a> Canada </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On 17 July 2020, <text:a xlink:href="https://en.wikipedia.org/wiki/COVID-19_pandemic_in_Quebec" xlink:type="simple">Quebec</text:a>, Canada, revised its criteria on recoveries. The Institut national de santé publique claims that "the previous method resulted in 'significant underestimations' of recovered cases."<text:a xlink:href="#cite_note-72" xlink:type="simple">[55]</text:a> This change resulted in a drop of active cases nationwide, from a total of 27,603 on 16 July to 4,058 on 17 July.<text:a xlink:href="#cite_note-73" xlink:type="simple">[56]</tex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2" office:value-type="string" calcext:value-type="string">
            <text:p><text:a xlink:href="#cite_ref-79" xlink:type="simple">^</text:a> Morocco</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Including cases in the <text:a xlink:href="https://en.wikipedia.org/wiki/Political_status_of_Western_Sahara" xlink:type="simple">disputed</text:a> <text:a xlink:href="https://en.wikipedia.org/wiki/COVID-19_pandemic_in_Western_Sahara" xlink:type="simple">Western Sahara</text:a> territory controlled by Morocco.</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Excluding the <text:a xlink:href="https://en.wikipedia.org/wiki/List_of_states_with_limited_recognition" xlink:type="simple">de facto state</text:a> of the <text:a xlink:href="https://en.wikipedia.org/wiki/COVID-19_pandemic_in_the_Sahrawi_Arab_Democratic_Republic" xlink:type="simple">Sahrawi Arab Democratic Republic</tex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2" office:value-type="string" calcext:value-type="string">
            <text:p><text:a xlink:href="#cite_ref-81" xlink:type="simple">^</text:a> Switzerland</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Recoveries are estimates by the Tribune de Genève.</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2" office:value-type="string" calcext:value-type="string">
            <text:p><text:a xlink:href="#cite_ref-85" xlink:type="simple">^</text:a> Israel</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Including cases from the <text:a xlink:href="https://en.wikipedia.org/wiki/Status_of_the_Golan_Heights" xlink:type="simple">disputed</text:a> <text:a xlink:href="https://en.wikipedia.org/wiki/Golan_Heights" xlink:type="simple">Golan Heights</tex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Excluding cases from the <text:a xlink:href="https://en.wikipedia.org/wiki/COVID-19_pandemic_in_the_State_of_Palestine" xlink:type="simple">Occupied Palestinian Territories</tex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2" office:value-type="string" calcext:value-type="string">
            <text:p><text:a xlink:href="#cite_ref-92" xlink:type="simple">^</text:a> Serbi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Excluding cases from the <text:a xlink:href="https://en.wikipedia.org/wiki/Political_status_of_Kosovo" xlink:type="simple">disputed</text:a> territory of <text:a xlink:href="https://en.wikipedia.org/wiki/COVID-19_pandemic_in_Kosovo" xlink:type="simple">Kosovo</tex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2" office:value-type="string" calcext:value-type="string">
            <text:p><text:a xlink:href="#cite_ref-98" xlink:type="simple">^</text:a> Georgi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Excluding the <text:a xlink:href="https://en.wikipedia.org/wiki/List_of_states_with_limited_recognition" xlink:type="simple">de facto states</text:a> of <text:a xlink:href="https://en.wikipedia.org/wiki/COVID-19_pandemic_in_Abkhazia" xlink:type="simple">Abkhazia</text:a> and <text:a xlink:href="https://en.wikipedia.org/wiki/COVID-19_pandemic_in_South_Ossetia" xlink:type="simple">South Ossetia</tex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 <text:a xlink:href="#cite_ref-DiamondPrincess_102-0" xlink:type="simple">a</text:a> <text:a xlink:href="#cite_ref-DiamondPrincess_102-1" xlink:type="simple">b</text:a> Diamond Princess and Japan</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The British cruise ship <text:a xlink:href="https://en.wikipedia.org/wiki/COVID-19_pandemic_on_Diamond_Princess" xlink:type="simple">Diamond Princess</text:a> was in Japanese waters, and the Japanese administration was asked to manage its quarantine, with the passengers having not entered Japan. Therefore, this case is included in neither the Japanese nor British official counts. The World Health Organization classifies the cases as being located "on an international conveyance".</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2" office:value-type="string" calcext:value-type="string">
            <text:p><text:a xlink:href="#cite_ref-107" xlink:type="simple">^</text:a> Azerbaijan</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Excluding the <text:a xlink:href="https://en.wikipedia.org/wiki/List_of_states_with_limited_recognition" xlink:type="simple">self-declared state</text:a> of <text:a xlink:href="https://en.wikipedia.org/wiki/COVID-19_pandemic_in_the_Republic_of_Artsakh" xlink:type="simple">Artsakh</tex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2" office:value-type="string" calcext:value-type="string">
            <text:p><text:a xlink:href="#cite_ref-121" xlink:type="simple">^</text:a> Moldov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Including the <text:a xlink:href="https://en.wikipedia.org/wiki/Transnistria_autonomous_territorial_unit" xlink:type="simple">disputed</text:a> territory of <text:a xlink:href="https://en.wikipedia.org/wiki/COVID-19_pandemic_in_Transnistria" xlink:type="simple">Transnistria</tex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2" office:value-type="string" calcext:value-type="string">
            <text:p><text:a xlink:href="#cite_ref-125" xlink:type="simple">^</text:a> Egypt</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Includes cases identified on the <text:a xlink:href="https://en.wikipedia.org/wiki/COVID-19_pandemic_on_cruise_ships#MS_River_Anuket" xlink:type="simple">MS River Anuket</tex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2" office:value-type="string" calcext:value-type="string">
            <text:p><text:a xlink:href="#cite_ref-129" xlink:type="simple">^</text:a> Denmark</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The autonomous territories of the <text:a xlink:href="https://en.wikipedia.org/wiki/COVID-19_pandemic_in_the_Faroe_Islands" xlink:type="simple">Faroe Islands</text:a> and <text:a xlink:href="https://en.wikipedia.org/wiki/COVID-19_pandemic_in_Greenland" xlink:type="simple">Greenland</text:a> are listed separately.</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2" office:value-type="string" calcext:value-type="string">
            <text:p><text:a xlink:href="#cite_ref-150" xlink:type="simple">^</text:a> Chin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Excluding 196 <text:a xlink:href="https://en.wikipedia.org/wiki/Asymptomatic" xlink:type="simple">asymptomatic</text:a> cases under medical observation as of 14 December 2020<text:a xlink:href="https://en.wikipedia.org/w/index.php?title=COVID-19_pandemic_data&amp;action=edit" xlink:type="simple">[update]</tex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Asymptomatic cases were not reported before 31 March 2020.</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Excluding <text:a xlink:href="https://en.wikipedia.org/wiki/Special_administrative_regions_of_China" xlink:type="simple">Special Administrative Regions</text:a> of <text:a xlink:href="https://en.wikipedia.org/wiki/COVID-19_pandemic_in_Hong_Kong" xlink:type="simple">Hong Kong</text:a> and <text:a xlink:href="https://en.wikipedia.org/wiki/COVID-19_pandemic_in_Macau" xlink:type="simple">Macau</tex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2" office:value-type="string" calcext:value-type="string">
            <text:p><text:a xlink:href="#cite_ref-174" xlink:type="simple">^</text:a> Norway</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Estimation of the number of infected:</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As of 23 March 2020, according to figures from just over 40 per cent of all GPs in Norway, 20,200 patients have been registered with the "corona code" R991. The figure includes both cases where the patient has been diagnosed with coronavirus infection through testing, and where the GP has used the "corona code" after assessing the patient's symptoms against the criteria by the Norwegian Institute of Public Health.<text:a xlink:href="#cite_note-172" xlink:type="simple">[143]</tex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As of 24 March 2020, the Norwegian Institute of Public Health estimates that between 7,120 and 23,140 Norwegians are infected with the coronavirus.<text:a xlink:href="#cite_note-173" xlink:type="simple">[144]</tex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2" office:value-type="string" calcext:value-type="string">
            <text:p><text:a xlink:href="#cite_ref-181" xlink:type="simple">^</text:a> Finland</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Including the autonomous region of the <text:a xlink:href="https://en.wikipedia.org/wiki/COVID-19_pandemic_in_the_Åland_Islands" xlink:type="simple">Åland Islands</tex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The number of recoveries is an estimate based on reported cases which were reported at least two weeks ago and there is no other monitoring data on the course of the disease.<text:a xlink:href="#cite_note-THL-179" xlink:type="simple">[149]</text:a> The exact number of recoveries is not known, as only a small proportion of patients have been hospitalized.<text:a xlink:href="#cite_note-180" xlink:type="simple">[150]</tex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2" office:value-type="string" calcext:value-type="string">
            <text:p><text:a xlink:href="#cite_ref-183" xlink:type="simple">^</text:a> Australi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Excluding the cases from <text:a xlink:href="https://en.wikipedia.org/wiki/COVID-19_pandemic_on_Diamond_Princess" xlink:type="simple">Diamond Princess</text:a> cruise ship which are classified as "on an international conveyance". Ten cases, including one fatality recorded by the Australian government.</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2" office:value-type="string" calcext:value-type="string">
            <text:p><text:a xlink:href="#cite_ref-204" xlink:type="simple">^</text:a> DR Congo</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The <text:a xlink:href="https://en.wikipedia.org/wiki/Democratic_Republic_of_the_Congo" xlink:type="simple">Democratic Republic of the Congo</tex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2" office:value-type="string" calcext:value-type="string">
            <text:p><text:a xlink:href="#cite_ref-210" xlink:type="simple">^</text:a> Cyprus</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Including the <text:a xlink:href="https://en.wikipedia.org/wiki/British_Overseas_Territories" xlink:type="simple">British Overseas Territory</text:a> of <text:a xlink:href="https://en.wikipedia.org/wiki/COVID-19_pandemic_in_Akrotiri_and_Dhekelia" xlink:type="simple">Akrotiri and Dhekelia</tex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Excluding <text:a xlink:href="https://en.wikipedia.org/wiki/List_of_states_with_limited_recognition" xlink:type="simple">de facto state</text:a> of <text:a xlink:href="https://en.wikipedia.org/wiki/COVID-19_pandemic_in_Northern_Cyprus" xlink:type="simple">Northern Cyprus</tex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2" office:value-type="string" calcext:value-type="string">
            <text:p><text:a xlink:href="#cite_ref-221" xlink:type="simple">^</text:a> Botswan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1,570 people who tested positive have been voluntarily repatriated to their respective countries and are not part of the confirmed case count as a result the Government of Botswana does not include the transferred-out cases.<text:a xlink:href="#cite_note-bwcasereport-220" xlink:type="simple">[186]</tex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 <text:a xlink:href="#cite_ref-DNR-LNR_223-0" xlink:type="simple">a</text:a> <text:a xlink:href="#cite_ref-DNR-LNR_223-1" xlink:type="simple">b</text:a> Donetsk and Luhansk People's Republic</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Note that these territories are distinct from the Ukraine-administered regions of the <text:a xlink:href="https://en.wikipedia.org/wiki/Donetsk_Oblast" xlink:type="simple">Donetsk</text:a> and <text:a xlink:href="https://en.wikipedia.org/wiki/Luhansk_Oblast" xlink:type="simple">Luhansk</text:a> Oblasts.</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 <text:a xlink:href="#cite_ref-GregMortimer_225-0" xlink:type="simple">a</text:a> <text:a xlink:href="#cite_ref-GregMortimer_225-1" xlink:type="simple">b</text:a> Greg Mortimer and Uruguay</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Although currently anchored off the coast of Uruguay, cases for the <text:a xlink:href="https://en.wikipedia.org/wiki/COVID-19_pandemic_on_cruise_ships#Greg_Mortimer" xlink:type="simple">Greg Mortimer</text:a> are currently reported separately. Six have been transferred inland for hospitalization.</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2" office:value-type="string" calcext:value-type="string">
            <text:p><text:a xlink:href="#cite_ref-228" xlink:type="simple">^</text:a> Cub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Includes cases on the <text:a xlink:href="https://en.wikipedia.org/wiki/COVID-19_pandemic_on_cruise_ships#MS_Braemar" xlink:type="simple">MS Braemar</tex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Excluding cases from <text:a xlink:href="https://en.wikipedia.org/wiki/COVID-19_pandemic_in_the_Guantanamo_Bay_Naval_Base" xlink:type="simple">Guantanamo Bay</text:a>, which is governed by the United States.</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2" office:value-type="string" calcext:value-type="string">
            <text:p><text:a xlink:href="#cite_ref-232" xlink:type="simple">^</text:a> Syri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Excluding cases from the <text:a xlink:href="https://en.wikipedia.org/wiki/Status_of_the_Golan_Heights" xlink:type="simple">disputed</text:a> <text:a xlink:href="https://en.wikipedia.org/wiki/Golan_Heights" xlink:type="simple">Golan Heights</tex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2" office:value-type="string" calcext:value-type="string">
            <text:p><text:a xlink:href="#cite_ref-235" xlink:type="simple">^</text:a> Bahamas</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Some of these deaths may still be under investigation as stated in the Ministry's press release.</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 <text:a xlink:href="#cite_ref-TheodoreRoosevelt_239-0" xlink:type="simple">a</text:a> <text:a xlink:href="#cite_ref-TheodoreRoosevelt_239-1" xlink:type="simple">b</text:a> Guam and USS Theodore Roosevelt </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Cases for the <text:a xlink:href="https://en.wikipedia.org/wiki/COVID-19_pandemic_on_USS_Theodore_Roosevelt" xlink:type="simple">USS Theodore Roosevelt</text:a>, currently docked at Guam, are reported separately.</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2" office:value-type="string" calcext:value-type="string">
            <text:p><text:a xlink:href="#cite_ref-Abkhazia_244-0" xlink:type="simple">^</text:a> Abkhazi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Cases from this <text:a xlink:href="https://en.wikipedia.org/wiki/List_of_states_with_limited_recognition" xlink:type="simple">de facto state</text:a> are not counted by <text:a xlink:href="https://en.wikipedia.org/wiki/COVID-19_pandemic_in_Georgia_(country)" xlink:type="simple">Georgia</tex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2" office:value-type="string" calcext:value-type="string">
            <text:p><text:a xlink:href="#cite_ref-253" xlink:type="simple">^</text:a> Congo</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Also known as the <text:a xlink:href="https://en.wikipedia.org/wiki/Republic_of_the_Congo" xlink:type="simple">Republic of the Congo</text:a> and not to be confused with the <text:a xlink:href="https://en.wikipedia.org/wiki/Democratic_Republic_of_the_Congo" xlink:type="simple">DR Congo</tex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2" office:value-type="string" calcext:value-type="string">
            <text:p><text:a xlink:href="#cite_ref-263" xlink:type="simple">^</text:a> Somali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Excluding the <text:a xlink:href="https://en.wikipedia.org/wiki/List_of_states_with_limited_recognition" xlink:type="simple">de facto state</text:a> of <text:a xlink:href="https://en.wikipedia.org/wiki/Somaliland" xlink:type="simple">Somaliland</tex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2" office:value-type="string" calcext:value-type="string">
            <text:p><text:a xlink:href="#cite_ref-South_Ossetia_284-0" xlink:type="simple">^</text:a> South Osseti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Cases from this <text:a xlink:href="https://en.wikipedia.org/wiki/List_of_states_with_limited_recognition" xlink:type="simple">de facto state</text:a> are not counted by <text:a xlink:href="https://en.wikipedia.org/wiki/COVID-19_pandemic_in_Georgia_(country)" xlink:type="simple">Georgia</tex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2" office:value-type="string" calcext:value-type="string">
            <text:p><text:a xlink:href="#cite_ref-295" xlink:type="simple">^</text:a> Somaliland</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Cases from this <text:a xlink:href="https://en.wikipedia.org/wiki/List_of_states_with_limited_recognition" xlink:type="simple">de facto state</text:a> are not counted by <text:a xlink:href="https://en.wikipedia.org/wiki/COVID-19_pandemic_in_Somalia" xlink:type="simple">Somalia</tex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2" office:value-type="string" calcext:value-type="string">
            <text:p><text:a xlink:href="#cite_ref-TRNC_300-0" xlink:type="simple">^</text:a> Northern Cyprus</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Cases from this <text:a xlink:href="https://en.wikipedia.org/wiki/List_of_states_with_limited_recognition" xlink:type="simple">de facto state</text:a> are not counted by <text:a xlink:href="https://en.wikipedia.org/wiki/COVID-19_pandemic_in_Cyprus" xlink:type="simple">Cyprus</tex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2" office:value-type="string" calcext:value-type="string">
            <text:p><text:a xlink:href="#cite_ref-307" xlink:type="simple">^</text:a> Charles de Gaulle</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Including cases on the escort frigate <text:a xlink:href="https://en.wikipedia.org/wiki/COVID-19_pandemic_on_naval_ships#Chevalier_Paul" xlink:type="simple">Chevalier Paul</tex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text:a xlink:href="https://en.wikipedia.org/wiki/Florence_Parly" xlink:type="simple">Florence Parly</text:a>, <text:a xlink:href="https://en.wikipedia.org/wiki/Minister_of_the_Armed_Forces_(France)" xlink:type="simple">Minister of the Armed Forces</text:a>, reported to the <text:a xlink:href="https://en.wikipedia.org/wiki/National_Assembly_(France)" xlink:type="simple">National Assembly</text:a>'s <text:a xlink:href="https://en.wikipedia.org/w/index.php?title=National_Defense_and_Armed_Forces_Committee&amp;action=edit&amp;redlink=1" xlink:type="simple">National Defense and Armed Forces Committee</text:a> [<text:a xlink:href="https://fr.wikipedia.org/wiki/Commission_de_la_Défense_nationale_et_des_Forces_armées" xlink:type="simple">fr</text:a>] that 2010 sailors of the <text:a xlink:href="https://en.wikipedia.org/wiki/Carrier_battle_group#France" xlink:type="simple">carrier battle group</text:a> led by <text:a xlink:href="https://en.wikipedia.org/wiki/COVID-19_pandemic_on_Charles_de_Gaulle" xlink:type="simple">Charles de Gaulle</text:a> had been tested, with 1081 tests returning positive so far.<text:a xlink:href="#cite_note-groupe.aeronaval.defense-303" xlink:type="simple">[256]</text:a> Many of these cases were aboard Charles de Gaulle, some of the cases were reportedly aboard French <text:a xlink:href="https://en.wikipedia.org/wiki/Frigate" xlink:type="simple">frigate</text:a> <text:a xlink:href="https://en.wikipedia.org/wiki/French_frigate_Chevalier_Paul" xlink:type="simple">Chevalier Paul</text:a>, and it is unclear if any other ships in the battle group had cases on board.<text:a xlink:href="#cite_note-groupe.aeronaval.mda.twitter-304" xlink:type="simple">[257]</text:a><text:a xlink:href="#cite_note-groupe.aeronaval.bleu-305" xlink:type="simple">[258]</text:a><text:a xlink:href="#cite_note-groupe.aeronaval.rfi-306" xlink:type="simple">[259]</tex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2" office:value-type="string" calcext:value-type="string">
            <text:p><text:a xlink:href="#cite_ref-312" xlink:type="simple">^</text:a> Taiwan</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Including cases from the <text:a xlink:href="https://en.wikipedia.org/wiki/COVID-19_pandemic_on_naval_ships#ROCS_Pan_Shi" xlink:type="simple">ROCS Pan Shi</text:a>.<text:a xlink:href="#cite_note-dunmu.cdc.2-311" xlink:type="simple">[263]</tex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2" office:value-type="string" calcext:value-type="string">
            <text:p><text:a xlink:href="#cite_ref-Nagorno-Karabakh_326-0" xlink:type="simple">^</text:a> Artsakh</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Cases from this <text:a xlink:href="https://en.wikipedia.org/wiki/List_of_states_with_limited_recognition" xlink:type="simple">de facto state</text:a> are not counted by <text:a xlink:href="https://en.wikipedia.org/wiki/COVID-19_pandemic_in_Azerbaijan" xlink:type="simple">Azerbaijan</tex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2" office:value-type="string" calcext:value-type="string">
            <text:p><text:a xlink:href="#cite_ref-329" xlink:type="simple">^</text:a> Isle of Man</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Recoveries are presumed. Defined as "An individual testing positive for coronavirus who completes the 14 day self-isolation period from the onset of symptoms who is at home on day 15, or an individual who is discharged from hospital following more severe symptoms."<text:a xlink:href="#cite_note-isle-of-man-328" xlink:type="simple">[278]</tex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2" office:value-type="string" calcext:value-type="string">
            <text:p><text:a xlink:href="#cite_ref-348" xlink:type="simple">^</text:a> Saint Vincent</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The sovereign state of <text:a xlink:href="https://en.wikipedia.org/wiki/Saint_Vincent_and_the_Grenadines" xlink:type="simple">Saint Vincent and the Grenadines</tex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2" office:value-type="string" calcext:value-type="string">
            <text:p><text:a xlink:href="#cite_ref-363" xlink:type="simple">^</text:a> Sahrawi Arab Democratic Republic</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Cases from this <text:a xlink:href="https://en.wikipedia.org/wiki/List_of_states_with_limited_recognition" xlink:type="simple">de facto state</text:a> are not counted by <text:a xlink:href="https://en.wikipedia.org/wiki/COVID-19_pandemic_in_Morocco" xlink:type="simple">Morocco</tex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2" office:value-type="string" calcext:value-type="string">
            <text:p><text:a xlink:href="#cite_ref-380" xlink:type="simple">^</text:a> MS Zaandam</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Including cases from <text:a xlink:href="https://en.wikipedia.org/wiki/MS_Rotterdam" xlink:type="simple">MS Rotterdam</tex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The MS Rotterdam rendezvoused with the Zaandam on 26 March off the coast of Panama City to provide support and evacuate healthy passengers. Both have since docked in Florida.<text:a xlink:href="#cite_note-378" xlink:type="simple">[325]</text:a><text:a xlink:href="#cite_note-hollandamerica-379" xlink:type="simple">[326]</tex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MS Zaandam and Rotterdam's numbers are currently not counted in any national figures.</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2" office:value-type="string" calcext:value-type="string">
            <text:p><text:a xlink:href="#cite_ref-384" xlink:type="simple">^</text:a> Coral Princess</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The cruise ship <text:a xlink:href="https://en.wikipedia.org/wiki/COVID-19_pandemic_on_cruise_ships#Coral_Princess" xlink:type="simple">Coral Princess</text:a> has tested positive cases since early April 2020 and has since docked in Miami.<text:a xlink:href="#cite_note-383" xlink:type="simple">[329]</tex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3" office:value-type="string" calcext:value-type="string">
            <text:p>Coral Princess's numbers are currently not counted in any national figures.</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2" office:value-type="string" calcext:value-type="string">
            <text:p><text:a xlink:href="#cite_ref-387" xlink:type="simple">^</text:a> SeaDream I</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3" office:value-type="string" calcext:value-type="string">
            <text:p>SeaDream I's numbers are currently not counted in any national figures.</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2" office:value-type="string" calcext:value-type="string">
            <text:p><text:a xlink:href="#cite_ref-393" xlink:type="simple">^</text:a> HNLMS Dolfijn </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All 8 cases currently associated with <text:a xlink:href="https://en.wikipedia.org/wiki/HNLMS_Dolfijn_(1990)" xlink:type="simple">Dolfijn</text:a> were reported while the submarine was at sea in the waters between Scotland and the Netherlands.<text:a xlink:href="#cite_note-dolfijn.defensie-390" xlink:type="simple">[334]</tex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It is unclear whether the <text:a xlink:href="https://en.wikipedia.org/wiki/National_Institute_for_Public_Health_and_the_Environment" xlink:type="simple">National Institute for Public Health and the Environment</text:a> (RIVM) is including these cases in their total count, but neither their daily update details nor their daily epidemiological situation reports appear to have mentioned the ship, with a breakdown of cases listing the <text:a xlink:href="https://en.wikipedia.org/wiki/Provinces_of_the_Netherlands" xlink:type="simple">twelve provinces</text:a> of the <text:a xlink:href="https://en.wikipedia.org/wiki/Netherlands" xlink:type="simple">country of the Netherlands</text:a> (as opposed to the <text:a xlink:href="https://en.wikipedia.org/wiki/Kingdom_of_the_Netherlands" xlink:type="simple">kingdom</text:a>) accounting for all the cases in the total count.<text:a xlink:href="#cite_note-391" xlink:type="simple">[335]</text:a><text:a xlink:href="#cite_note-392" xlink:type="simple">[336]</text: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2" office:value-type="string" calcext:value-type="string">
            <text:p><text:a xlink:href="#cite_ref-406" xlink:type="simple">^</text:a> Tanzania</text:p>
          </table:table-cell>
          <table:table-cell table:number-columns-repeated="6"/>
        </table:table-row>
        <table:table-row table:style-name="ro1">
          <table:table-cell table:style-name="ce11" office:value-type="string" calcext:value-type="string">
            <text:p/>
          </table:table-cell>
          <table:table-cell table:number-columns-repeated="6"/>
        </table:table-row>
        <table:table-row table:style-name="ro1">
          <table:table-cell table:style-name="ce11" office:value-type="string" calcext:value-type="string">
            <text:p>Figures for Tanzania are "No data" as the country stopped publishing figures on coronavirus cases on 29 April.<text:a xlink:href="#cite_note-403" xlink:type="simple">[346]</text:a> Figures as of that date were 509 cases, 21 deaths, and 183 recoveries.<text:a xlink:href="#cite_note-thecitizen-404" xlink:type="simple">[347]</text:a><text:a xlink:href="#cite_note-ippmedia-405" xlink:type="simple">[348]</text:a></text:p>
          </table:table-cell>
          <table:table-cell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15">00/00/0000</text:date>, <text:time style:data-style-name="N2" text:time-value="12:57:41.12544548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7T18:31:29.926228348</meta:creation-date>
    <dc:date>2020-12-15T13:31:51.639562080</dc:date>
    <meta:editing-duration>PT54M7S</meta:editing-duration>
    <meta:editing-cycles>3</meta:editing-cycles>
    <meta:generator>LibreOffice/6.4.6.2$Linux_X86_64 LibreOffice_project/40$Build-2</meta:generator>
    <meta:document-statistic meta:table-count="1" meta:cell-count="1954" meta:object-count="0"/>
  </office:meta>
</office:document-meta>
</file>